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274e1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fo:color="#274e1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color="#274e1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facebook.com/" xlink:type="simple">facebook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570 00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yahoo.com/" xlink:type="simple">yahoo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70 00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live.com/" xlink:type="simple">live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39 000.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ikipedia.org/" xlink:type="simple">wikipedia.org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7 90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msn.com/" xlink:type="simple">msn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1 000.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microsoft.com/" xlink:type="simple">microsoft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 300.0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blogspot.com/" xlink:type="simple">blogspot.com</text:a></text:p>
          </table:table-cell>
          <table:table-cell office:value-type="string" calcext:value-type="string">
            <text:p>Блоги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4 40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baidu.com/" xlink:type="simple">baidu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7 000.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qq.com/" xlink:type="simple">qq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5 000.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mozilla.com/" xlink:type="simple">mozilla.com</text:a></text:p>
          </table:table-cell>
          <table:table-cell office:value-type="string" calcext:value-type="string">
            <text:p>Браузеры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 10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sina.com.cn/" xlink:type="simple">sina.com.cn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 600.0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ordpress.com/" xlink:type="simple">wordpress.com</text:a></text:p>
          </table:table-cell>
          <table:table-cell office:value-type="string" calcext:value-type="string">
            <text:p>Блоги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 200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bing.com/" xlink:type="simple">bing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 700.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adobe.com/" xlink:type="simple">adobe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 00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163.com/" xlink:type="simple">163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 700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taobao.com/" xlink:type="simple">taobao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 000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soso.com/" xlink:type="simple">soso.com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 400.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twitter.com/" xlink:type="simple">twitter.com</text:a></text:p>
          </table:table-cell>
          <table:table-cell office:value-type="string" calcext:value-type="string">
            <text:p>Микроблоггинговый сервис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 400.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youku.com/" xlink:type="simple">youku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 700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ask.com/" xlink:type="simple">ask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 700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sohu.com/" xlink:type="simple">sohu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 900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amazon.com/" xlink:type="simple">amazon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 300.0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indows.com/" xlink:type="simple">windows.com</text:a></text:p>
          </table:table-cell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ebay.com/" xlink:type="simple">ebay.com</text:a></text:p>
          </table:table-cell>
          <table:table-cell office:value-type="string" calcext:value-type="string">
            <text:p>Онлайн аукционы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 400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yahoo.co.jp/" xlink:type="simple">yahoo.co.jp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7 000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myspace.com/" xlink:type="simple">myspace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7 000.0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apple.com/" xlink:type="simple">apple.com</text:a></text:p>
          </table:table-cell>
          <table:table-cell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office:value-type="float" office:value="960" calcext:value-type="float">
            <text:p>96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tudou.com/" xlink:type="simple">tudou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 100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conduit.com/" xlink:type="simple">conduit.com</text:a></text:p>
          </table:table-cell>
          <table:table-cell office:value-type="string" calcext:value-type="string">
            <text:p>Реклама и маркетинг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 000.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hotmail.com/" xlink:type="simple">hotmail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 100.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flickr.com/" xlink:type="simple">flickr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 800.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photobucket.com/" xlink:type="simple">photobucket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 100.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tianya.cn/" xlink:type="simple">tianya.cn</text:a></text:p>
          </table:table-cell>
          <table:table-cell office:value-type="string" calcext:value-type="string">
            <text:p>Онлайн коммуникации</text:p>
          </table:table-cell>
          <table:table-cell office:value-type="float" office:value="55" calcext:value-type="float">
            <text:p>5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about.com/" xlink:type="simple">about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5" calcext:value-type="float">
            <text:p>55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cnet.com/" xlink:type="simple">cnet.com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hao123.com/" xlink:type="simple">hao123.com</text:a></text:p>
          </table:table-cell>
          <table:table-cell office:value-type="string" calcext:value-type="string">
            <text:p>Интернет-каталоги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400.0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iefxz.com/" xlink:type="simple">iefxz.com</text:a>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xunlei.com/" xlink:type="simple">xunlei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50" calcext:value-type="float">
            <text:p>5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paypal.com/" xlink:type="simple">paypal.com</text:a></text:p>
          </table:table-cell>
          <table:table-cell office:value-type="string" calcext:value-type="string">
            <text:p>Платежные системы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 900.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rapidshare.com/" xlink:type="simple">rapidshar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46" calcext:value-type="float">
            <text:p>4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go.com/" xlink:type="simple">go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 000.0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fc2.com/" xlink:type="simple">fc2.com</text:a></text:p>
          </table:table-cell>
          <table:table-cell office:value-type="string" calcext:value-type="string">
            <text:p>Блоги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 400.0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bbc.co.uk/" xlink:type="simple">bbc.co.uk</text:a></text:p>
          </table:table-cell>
          <table:table-cell office:value-type="string" calcext:value-type="string">
            <text:p>Новости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 500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imdb.com/" xlink:type="simple">imdb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 400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orkut.com/" xlink:type="simple">orkut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 300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sogou.com/" xlink:type="simple">sogou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56.com/" xlink:type="simple">56.com</text:a></text:p>
          </table:table-cell>
          <table:table-cell office:value-type="string" calcext:value-type="string">
            <text:p>Мультимедиа</text:p>
          </table:table-cell>
          <table:table-cell office:value-type="float" office:value="42" calcext:value-type="float">
            <text:p>4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aol.com/" xlink:type="simple">aol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 400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craigslist.org/" xlink:type="simple">craigslist.org</text:a></text:p>
          </table:table-cell>
          <table:table-cell office:value-type="string" calcext:value-type="string">
            <text:p>Онлайн объявления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 000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rakuten.co.jp/" xlink:type="simple">rakuten.co.jp</text:a></text:p>
          </table:table-cell>
          <table:table-cell office:value-type="string" calcext:value-type="string">
            <text:p>Онлайн магазины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4 000.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imageshack.us/" xlink:type="simple">imageshack.us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41" calcext:value-type="float">
            <text:p>4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ku6.com/" xlink:type="simple">ku6.com</text:a></text:p>
          </table:table-cell>
          <table:table-cell office:value-type="string" calcext:value-type="string">
            <text:p>Мультимедиа</text:p>
          </table:table-cell>
          <table:table-cell office:value-type="float" office:value="41" calcext:value-type="float">
            <text:p>41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blogger.com/" xlink:type="simple">blogger.com</text:a></text:p>
          </table:table-cell>
          <table:table-cell office:value-type="string" calcext:value-type="string">
            <text:p>Блоги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 700.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goo.ne.jp/" xlink:type="simple">goo.ne.jp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41" calcext:value-type="float">
            <text:p>41</text:p>
          </table:table-cell>
          <table:table-cell office:value-type="float" office:value="810" calcext:value-type="float">
            <text:p>810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ifeng.com/" xlink:type="simple">ifeng.com</text:a></text:p>
          </table:table-cell>
          <table:table-cell office:value-type="string" calcext:value-type="string">
            <text:p>Новости</text:p>
          </table:table-cell>
          <table:table-cell office:value-type="float" office:value="41" calcext:value-type="float">
            <text:p>41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linkedin.com/" xlink:type="simple">linkedin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 700.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yandex.ru/" xlink:type="simple">yandex.ru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 000.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mail.ru/" xlink:type="simple">mail.ru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 000.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partypoker.com/" xlink:type="simple">partypoker.com</text:a></text:p>
          </table:table-cell>
          <table:table-cell office:value-type="string" calcext:value-type="string">
            <text:p>Онлайн казино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megaupload.com/" xlink:type="simple">megaupload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34" calcext:value-type="float">
            <text:p>34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answers.com/" xlink:type="simple">answers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alibaba.com/" xlink:type="simple">alibaba.com</text:a></text:p>
          </table:table-cell>
          <table:table-cell office:value-type="string" calcext:value-type="string">
            <text:p>Корпоративные операции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hi5.com/" xlink:type="simple">hi5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 500.0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cnn.com/" xlink:type="simple">cnn.com</text:a></text:p>
          </table:table-cell>
          <table:table-cell office:value-type="string" calcext:value-type="string">
            <text:p>Новости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 300.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amazon.co.jp/" xlink:type="simple">amazon.co.jp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 100.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4shared.com/" xlink:type="simple">4shared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600.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ameblo.jp/" xlink:type="simple">ameblo.jp</text:a></text:p>
          </table:table-cell>
          <table:table-cell office:value-type="string" calcext:value-type="string">
            <text:p>Блоги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300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gougou.com/" xlink:type="simple">gougou.com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31" calcext:value-type="float">
            <text:p>31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skype.com/" xlink:type="simple">skype.com</text:a>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renren.com/" xlink:type="simple">renren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 000.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dailymotion.com/" xlink:type="simple">dailymotion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31" calcext:value-type="float">
            <text:p>3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naver.com/" xlink:type="simple">naver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 400.0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weather.com/" xlink:type="simple">weather.com</text:a></text:p>
          </table:table-cell>
          <table:table-cell office:value-type="string" calcext:value-type="string">
            <text:p>Погода</text:p>
          </table:table-cell>
          <table:table-cell office:value-type="float" office:value="31" calcext:value-type="float">
            <text:p>31</text:p>
          </table:table-cell>
          <table:table-cell office:value-type="float" office:value="890" calcext:value-type="float">
            <text:p>890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mozilla.org/" xlink:type="simple">mozilla.org</text:a></text:p>
          </table:table-cell>
          <table:table-cell office:value-type="string" calcext:value-type="string">
            <text:p>Браузеры</text:p>
          </table:table-cell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mediafire.com/" xlink:type="simple">mediafir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29" calcext:value-type="float">
            <text:p>29</text:p>
          </table:table-cell>
          <table:table-cell office:value-type="float" office:value="370" calcext:value-type="float">
            <text:p>37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bit.ly/" xlink:type="simple">bit.ly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28" calcext:value-type="float">
            <text:p>28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hp.com/" xlink:type="simple">hp.com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28" calcext:value-type="float">
            <text:p>28</text:p>
          </table:table-cell>
          <table:table-cell office:value-type="float" office:value="650" calcext:value-type="float">
            <text:p>650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livedoor.jp/" xlink:type="simple">livedoor.jp</text:a></text:p>
          </table:table-cell>
          <table:table-cell office:value-type="string" calcext:value-type="string">
            <text:p>Блоги</text:p>
          </table:table-cell>
          <table:table-cell office:value-type="float" office:value="28" calcext:value-type="float">
            <text:p>2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ehow.com/" xlink:type="simple">ehow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nifty.com/" xlink:type="simple">nifty.com</text:a></text:p>
          </table:table-cell>
          <table:table-cell office:value-type="string" calcext:value-type="string">
            <text:p>Интернет-провайдер</text:p>
          </table:table-cell>
          <table:table-cell office:value-type="float" office:value="28" calcext:value-type="float">
            <text:p>2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vkontakte.ru/" xlink:type="simple">vkontakte.ru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 000.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alipay.com/" xlink:type="simple">alipay.com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26" calcext:value-type="float">
            <text:p>26</text:p>
          </table:table-cell>
          <table:table-cell office:value-type="float" office:value="660" calcext:value-type="float">
            <text:p>660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nytimes.com/" xlink:type="simple">nytimes.com</text:a></text:p>
          </table:table-cell>
          <table:table-cell office:value-type="string" calcext:value-type="string">
            <text:p>Газеты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overture.com/" xlink:type="simple">overture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sourceforge.net/" xlink:type="simple">sourceforge.net</text:a></text:p>
          </table:table-cell>
          <table:table-cell office:value-type="string" calcext:value-type="string">
            <text:p>Веб-сайт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fbcdn.net/" xlink:type="simple">fbcdn.net</text:a></text:p>
          </table:table-cell>
          <table:table-cell office:value-type="string" calcext:value-type="string">
            <text:p>Онлайн переводчики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xtendmedia.com/" xlink:type="simple">xtendmedia.com</text:a></text:p>
          </table:table-cell>
          <table:table-cell office:value-type="string" calcext:value-type="string">
            <text:p>Хостинг и конструктор сайтов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xinhuanet.com/" xlink:type="simple">xinhuanet.com</text:a></text:p>
          </table:table-cell>
          <table:table-cell office:value-type="string" calcext:value-type="string">
            <text:p>Новости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ikimedia.org/" xlink:type="simple">wikimedia.org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pconline.com.cn/" xlink:type="simple">pconline.com.cn</text:a></text:p>
          </table:table-cell>
          <table:table-cell office:value-type="string" calcext:value-type="string">
            <text:p>Мобильные телефоны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daum.net/" xlink:type="simple">daum.net</text:a></text:p>
          </table:table-cell>
          <table:table-cell office:value-type="string" calcext:value-type="string">
            <text:p>Онлайн коммуникации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500.0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4399.com/" xlink:type="simple">4399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bankofamerica.com/" xlink:type="simple">bankofamerica.com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 300.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ebay.de/" xlink:type="simple">ebay.de</text:a></text:p>
          </table:table-cell>
          <table:table-cell office:value-type="string" calcext:value-type="string">
            <text:p>Онлайн аукционы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 800.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uol.com.br/" xlink:type="simple">uol.com.br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 000.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filestube.com/" xlink:type="simple">filestub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zol.com.cn/" xlink:type="simple">zol.com.cn</text:a></text:p>
          </table:table-cell>
          <table:table-cell office:value-type="string" calcext:value-type="string">
            <text:p>Электроника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mop.com/" xlink:type="simple">mop.com</text:a></text:p>
          </table:table-cell>
          <table:table-cell office:value-type="string" calcext:value-type="string">
            <text:p>Ролевые игры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alexa.com/" xlink:type="simple">alexa.com</text:a></text:p>
          </table:table-cell>
          <table:table-cell office:value-type="string" calcext:value-type="string">
            <text:p>Поисковая оптимизация</text:p>
          </table:table-cell>
          <table:table-cell office:value-type="float" office:value="23" calcext:value-type="float">
            <text:p>23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biglobe.ne.jp/" xlink:type="simple">biglobe.ne.jp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22" calcext:value-type="float">
            <text:p>22</text:p>
          </table:table-cell>
          <table:table-cell office:value-type="float" office:value="370" calcext:value-type="float">
            <text:p>37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brothersoft.com/" xlink:type="simple">brothersoft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://scribd.com/" xlink:type="simple">scribd.com</text:a></text:p>
          </table:table-cell>
          <table:table-cell office:value-type="string" calcext:value-type="string">
            <text:p>Электронные книги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softonic.com/" xlink:type="simple">softonic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21" calcext:value-type="float">
            <text:p>2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mapquest.com/" xlink:type="simple">mapquest.com</text:a></text:p>
          </table:table-cell>
          <table:table-cell office:value-type="string" calcext:value-type="string">
            <text:p>Географические карты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://dell.com/" xlink:type="simple">dell.com</text:a></text:p>
          </table:table-cell>
          <table:table-cell office:value-type="string" calcext:value-type="string">
            <text:p>Форумы и чаты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people.com.cn/" xlink:type="simple">people.com.cn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://kaixin001.com/" xlink:type="simple">kaixin001.com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400.0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://geocities.jp/" xlink:type="simple">geocities.jp</text:a></text:p>
          </table:table-cell>
          <table:table-cell office:value-type="string" calcext:value-type="string">
            <text:p>Web-хостинг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ebay.co.uk/" xlink:type="simple">ebay.co.uk</text:a></text:p>
          </table:table-cell>
          <table:table-cell office:value-type="string" calcext:value-type="string">
            <text:p>Онлайн аукционы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 900.0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hatena.ne.jp/" xlink:type="simple">hatena.ne.jp</text:a></text:p>
          </table:table-cell>
          <table:table-cell office:value-type="string" calcext:value-type="string">
            <text:p>Блоги</text:p>
          </table:table-cell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://seesaa.net/" xlink:type="simple">seesaa.net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badoo.com/" xlink:type="simple">badoo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 600.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megavideo.com/" xlink:type="simple">megavideo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://126.com/" xlink:type="simple">126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://paipai.com/" xlink:type="simple">paipai.com</text:a></text:p>
          </table:table-cell>
          <table:table-cell office:value-type="string" calcext:value-type="string">
            <text:p>Онлайн аукционы</text:p>
          </table:table-cell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avg.com/" xlink:type="simple">avg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://pps.tv/" xlink:type="simple">pps.tv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odnoklassniki.ru/" xlink:type="simple">odnoklassniki.ru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 300.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free.fr/" xlink:type="simple">free.fr</text:a></text:p>
          </table:table-cell>
          <table:table-cell office:value-type="string" calcext:value-type="string">
            <text:p>Интернет-провайдер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://mywebsearch.com/" xlink:type="simple">mywebsearch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infoseek.co.jp/" xlink:type="simple">infoseek.co.jp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9" calcext:value-type="float">
            <text:p>19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://zynga.com/" xlink:type="simple">zynga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000.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depositfiles.com/" xlink:type="simple">depositfiles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://metacafe.com/" xlink:type="simple">metacafe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19" calcext:value-type="float">
            <text:p>1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://chase.com/" xlink:type="simple">chase.com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 100.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thepiratebay.org/" xlink:type="simple">thepiratebay.org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://kakaku.com/" xlink:type="simple">kakaku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://cctv.com/" xlink:type="simple">cctv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://optmd.com/" xlink:type="simple">optmd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hotfile.com/" xlink:type="simple">hotfil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://com.com/" xlink:type="simple">com.com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://ning.com/" xlink:type="simple">ning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://ocn.ne.jp/" xlink:type="simple">ocn.ne.jp</text:a></text:p>
          </table:table-cell>
          <table:table-cell office:value-type="string" calcext:value-type="string">
            <text:p>Интернет-провайдер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vk.com/" xlink:type="simple">vk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://game2.com.cn/" xlink:type="simple">game2.com.cn</text:a></text:p>
          </table:table-cell>
          <table:table-cell office:value-type="string" calcext:value-type="string">
            <text:p>Порно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://youdao.com/" xlink:type="simple">youdao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://getpersonas.com/" xlink:type="simple">getpersonas.com</text:a></text:p>
          </table:table-cell>
          <table:table-cell office:value-type="string" calcext:value-type="string">
            <text:p>Браузеры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tripadvisor.com/" xlink:type="simple">tripadvisor.com</text:a></text:p>
          </table:table-cell>
          <table:table-cell office:value-type="string" calcext:value-type="string">
            <text:p>Отели</text:p>
          </table:table-cell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://nate.com/" xlink:type="simple">nate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700.0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://livejournal.com/" xlink:type="simple">livejournal.com</text:a></text:p>
          </table:table-cell>
          <table:table-cell office:value-type="string" calcext:value-type="string">
            <text:p>Блоги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000.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://soufun.com/" xlink:type="simple">soufun.com</text:a></text:p>
          </table:table-cell>
          <table:table-cell office:value-type="string" calcext:value-type="string">
            <text:p>Недвижимость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://zedo.com/" xlink:type="simple">zedo.com</text:a></text:p>
          </table:table-cell>
          <table:table-cell office:value-type="string" calcext:value-type="string">
            <text:p>Электронная коммерция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://browserchoice.eu/" xlink:type="simple">browserchoice.eu</text:a></text:p>
          </table:table-cell>
          <table:table-cell office:value-type="string" calcext:value-type="string">
            <text:p>Браузеры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thefreedictionary.com/" xlink:type="simple">thefreedictionary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://2ch.net/" xlink:type="simple">2ch.net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tinypic.com/" xlink:type="simple">tinypic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://java.com/" xlink:type="simple">java.com</text:a></text:p>
          </table:table-cell>
          <table:table-cell office:value-type="string" calcext:value-type="string">
            <text:p>Программное обеспечение (Java)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narod.ru/" xlink:type="simple">narod.ru</text:a></text:p>
          </table:table-cell>
          <table:table-cell office:value-type="string" calcext:value-type="string">
            <text:p>Блоги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xici.net/" xlink:type="simple">xici.net</text:a></text:p>
          </table:table-cell>
          <table:table-cell office:value-type="string" calcext:value-type="string">
            <text:p>Онлайн коммуникации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://walmart.com/" xlink:type="simple">walmart.com</text:a></text:p>
          </table:table-cell>
          <table:table-cell office:value-type="string" calcext:value-type="string">
            <text:p>Продуктовые магазины</text:p>
          </table:table-cell>
          <table:table-cell office:value-type="float" office:value="17" calcext:value-type="float">
            <text:p>1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://114la.com/" xlink:type="simple">114la.com</text:a></text:p>
          </table:table-cell>
          <table:table-cell office:value-type="string" calcext:value-type="string">
            <text:p>Интернет-каталоги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://joy.cn/" xlink:type="simple">joy.cn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://addthis.com/" xlink:type="simple">addthis.com</text:a></text:p>
          </table:table-cell>
          <table:table-cell office:value-type="string" calcext:value-type="string">
            <text:p>Программное обеспечение (Java)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globo.com/" xlink:type="simple">globo.com</text:a></text:p>
          </table:table-cell>
          <table:table-cell office:value-type="string" calcext:value-type="string">
            <text:p>Новости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 700.0</text:p>
          </table:table-cell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://360.cn/" xlink:type="simple">360.cn</text:a>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cocolog-nifty.com/" xlink:type="simple">cocolog-nifty.com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://netflix.com/" xlink:type="simple">netflix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200.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://target.com/" xlink:type="simple">target.com</text:a></text:p>
          </table:table-cell>
          <table:table-cell office:value-type="string" calcext:value-type="string">
            <text:p>Интернет магазины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58.com/" xlink:type="simple">58.com</text:a></text:p>
          </table:table-cell>
          <table:table-cell office:value-type="string" calcext:value-type="string">
            <text:p>Онлайн объявления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://cyworld.com/" xlink:type="simple">cyworld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200.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://unionsky.cn/" xlink:type="simple">unionsky.cn</text:a></text:p>
          </table:table-cell>
          <table:table-cell office:value-type="string" calcext:value-type="string">
            <text:p>Интернет-магазины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://tom.com/" xlink:type="simple">tom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://amazon.de/" xlink:type="simple">amazon.de</text:a></text:p>
          </table:table-cell>
          <table:table-cell office:value-type="string" calcext:value-type="string">
            <text:p>Книжные магазины</text:p>
          </table:table-cell>
          <table:table-cell office:value-type="float" office:value="16" calcext:value-type="float">
            <text:p>1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://netlog.com/" xlink:type="simple">netlog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900.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://amazon.co.uk/" xlink:type="simple">amazon.co.uk</text:a></text:p>
          </table:table-cell>
          <table:table-cell office:value-type="string" calcext:value-type="string">
            <text:p>Книжные магазины</text:p>
          </table:table-cell>
          <table:table-cell office:value-type="float" office:value="16" calcext:value-type="float">
            <text:p>16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://reference.com/" xlink:type="simple">reference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://douban.com/" xlink:type="simple">douban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eastmoney.com/" xlink:type="simple">eastmoney.com</text:a></text:p>
          </table:table-cell>
          <table:table-cell office:value-type="string" calcext:value-type="string">
            <text:p>Финансы и страхование</text:p>
          </table:table-cell>
          <table:table-cell office:value-type="float" office:value="16" calcext:value-type="float">
            <text:p>1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://livedoor.com/" xlink:type="simple">livedoor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://hexun.com/" xlink:type="simple">hexun.com</text:a></text:p>
          </table:table-cell>
          <table:table-cell office:value-type="string" calcext:value-type="string">
            <text:p>Инвестирование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://liveperson.net/" xlink:type="simple">liveperson.net</text:a></text:p>
          </table:table-cell>
          <table:table-cell office:value-type="string" calcext:value-type="string">
            <text:p>Интернет-магазин одежды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://7k7k.com/" xlink:type="simple">7k7k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://miniclip.com/" xlink:type="simple">miniclip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://so-net.ne.jp/" xlink:type="simple">so-net.ne.jp</text:a></text:p>
          </table:table-cell>
          <table:table-cell office:value-type="string" calcext:value-type="string">
            <text:p>Интернет-провайдер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://39.net/" xlink:type="simple">39.net</text:a></text:p>
          </table:table-cell>
          <table:table-cell office:value-type="string" calcext:value-type="string">
            <text:p>Здоровье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://nih.gov/" xlink:type="simple">nih.gov</text:a></text:p>
          </table:table-cell>
          <table:table-cell office:value-type="string" calcext:value-type="string">
            <text:p>Медицинские справочники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://sakura.ne.jp/" xlink:type="simple">sakura.ne.jp</text:a></text:p>
          </table:table-cell>
          <table:table-cell office:value-type="string" calcext:value-type="string">
            <text:p>Web-хостинг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://rambler.ru/" xlink:type="simple">rambler.ru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400.0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://reuters.com/" xlink:type="simple">reuters.com</text:a></text:p>
          </table:table-cell>
          <table:table-cell office:value-type="string" calcext:value-type="string">
            <text:p>Новости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://kugou.com/" xlink:type="simple">kugou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://mixi.jp/" xlink:type="simple">mixi.jp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 000.0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://terra.com.br/" xlink:type="simple">terra.com.br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400.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://tripod.com/" xlink:type="simple">tripod.com</text:a></text:p>
          </table:table-cell>
          <table:table-cell office:value-type="string" calcext:value-type="string">
            <text:p>Web-хостинг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://mcafee.com/" xlink:type="simple">mcafee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://att.com/" xlink:type="simple">att.com</text:a></text:p>
          </table:table-cell>
          <table:table-cell office:value-type="string" calcext:value-type="string">
            <text:p>Сервис-провайдеры</text:p>
          </table:table-cell>
          <table:table-cell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://weather.com.cn/" xlink:type="simple">weather.com.cn</text:a></text:p>
          </table:table-cell>
          <table:table-cell office:value-type="string" calcext:value-type="string">
            <text:p>Погода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://tagged.com/" xlink:type="simple">tagged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 100.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://atpanel.com/" xlink:type="simple">atpanel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2345.com/" xlink:type="simple">2345.com</text:a></text:p>
          </table:table-cell>
          <table:table-cell office:value-type="string" calcext:value-type="string">
            <text:p>Отели</text:p>
          </table:table-cell>
          <table:table-cell office:value-type="float" office:value="14" calcext:value-type="float">
            <text:p>14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://zing.vn/" xlink:type="simple">zing.vn</text:a>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300.0</text:p>
          </table:table-cell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://exblog.jp/" xlink:type="simple">exblog.jp</text:a></text:p>
          </table:table-cell>
          <table:table-cell office:value-type="string" calcext:value-type="string">
            <text:p>Блоги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chinamobile.com/" xlink:type="simple">chinamobile.com</text:a></text:p>
          </table:table-cell>
          <table:table-cell office:value-type="string" calcext:value-type="string">
            <text:p>Сервис-провайдеры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://expedia.com/" xlink:type="simple">expedia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://ameba.jp/" xlink:type="simple">ameba.jp</text:a></text:p>
          </table:table-cell>
          <table:table-cell office:value-type="string" calcext:value-type="string">
            <text:p>Блоги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200.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://tinyurl.com/" xlink:type="simple">tinyurl.com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://chinanews.com.cn/" xlink:type="simple">chinanews.com.cn</text:a></text:p>
          </table:table-cell>
          <table:table-cell office:value-type="string" calcext:value-type="string">
            <text:p>Новости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://1stwebgame.com/" xlink:type="simple">1stwebgame.com</text:a>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://commentcamarche.net/" xlink:type="simple">commentcamarche.net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://allabout.co.jp/" xlink:type="simple">allabout.co.jp</text:a></text:p>
          </table:table-cell>
          <table:table-cell office:value-type="string" calcext:value-type="string">
            <text:p>Кулинарные рецепты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taringa.net/" xlink:type="simple">taringa.net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://nicovideo.jp/" xlink:type="simple">nicovideo.jp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300.0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://domaintools.com/" xlink:type="simple">domaintools.com</text:a></text:p>
          </table:table-cell>
          <table:table-cell office:value-type="string" calcext:value-type="string">
            <text:p>Web-хостинг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://jugem.jp/" xlink:type="simple">jugem.jp</text:a></text:p>
          </table:table-cell>
          <table:table-cell office:value-type="string" calcext:value-type="string">
            <text:p>Блоги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://excite.co.jp/" xlink:type="simple">excite.co.jp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://autohome.com.cn/" xlink:type="simple">autohome.com.cn</text:a></text:p>
          </table:table-cell>
          <table:table-cell office:value-type="string" calcext:value-type="string">
            <text:p>Автомобильный портал</text:p>
          </table:table-cell>
          <table:table-cell office:value-type="float" office:value="13" calcext:value-type="float">
            <text:p>13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://typepad.com/" xlink:type="simple">typepad.com</text:a></text:p>
          </table:table-cell>
          <table:table-cell office:value-type="string" calcext:value-type="string">
            <text:p>Блоги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://ezinearticles.com/" xlink:type="simple">ezinearticles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://shopping.com/" xlink:type="simple">shopping.com</text:a></text:p>
          </table:table-cell>
          <table:table-cell office:value-type="string" calcext:value-type="string">
            <text:p>Интернет-магазины обуви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://deviantart.com/" xlink:type="simple">deviantart.com</text:a></text:p>
          </table:table-cell>
          <table:table-cell office:value-type="string" calcext:value-type="string">
            <text:p>Изобразительное искусство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://gstatic.com/" xlink:type="simple">gstatic.com</text:a>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"/>
          <table:table-cell office:value-type="string" calcext:value-type="string">
            <text:p>Онлайн магазины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://ikea.com/" xlink:type="simple">ikea.com</text:a></text:p>
          </table:table-cell>
          <table:table-cell office:value-type="string" calcext:value-type="string">
            <text:p>Производство товаров для дома</text:p>
          </table:table-cell>
          <table:table-cell office:value-type="float" office:value="13" calcext:value-type="float">
            <text:p>13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://yomiuri.co.jp/" xlink:type="simple">yomiuri.co.jp</text:a></text:p>
          </table:table-cell>
          <table:table-cell office:value-type="string" calcext:value-type="string">
            <text:p>Газеты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://maktoob.com/" xlink:type="simple">maktoob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3" calcext:value-type="float">
            <text:p>1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eb.de/" xlink:type="simple">web.de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 100.0</text:p>
          </table:table-cell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://informharry.com/" xlink:type="simple">informharry.com</text:a>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://alimama.com/" xlink:type="simple">alimama.com</text:a></text:p>
          </table:table-cell>
          <table:table-cell office:value-type="string" calcext:value-type="string">
            <text:p>Реклама и маркетинг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://ynet.com/" xlink:type="simple">ynet.com</text:a></text:p>
          </table:table-cell>
          <table:table-cell office:value-type="string" calcext:value-type="string">
            <text:p>Олимпиады и конкурсы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://softpedia.com/" xlink:type="simple">softpedia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://china.com/" xlink:type="simple">china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6.cn/" xlink:type="simple">6.cn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://5599.net/" xlink:type="simple">5599.net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3" calcext:value-type="float">
            <text:p>1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://cntv.cn/" xlink:type="simple">cntv.cn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booking.com/" xlink:type="simple">booking.com</text:a></text:p>
          </table:table-cell>
          <table:table-cell office:value-type="string" calcext:value-type="string">
            <text:p>Интернет-бронирование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://orange.fr/" xlink:type="simple">orange.fr</text:a></text:p>
          </table:table-cell>
          <table:table-cell office:value-type="string" calcext:value-type="string">
            <text:p>Сервис-провайдеры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 400.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://advmaker.ru/" xlink:type="simple">advmaker.ru</text:a></text:p>
          </table:table-cell>
          <table:table-cell office:value-type="string" calcext:value-type="string">
            <text:p>Рекламная сеть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://verycd.com/" xlink:type="simple">verycd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://multiply.com/" xlink:type="simple">multiply.com</text:a></text:p>
          </table:table-cell>
          <table:table-cell office:value-type="string" calcext:value-type="string">
            <text:p>Блоги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://comcast.net/" xlink:type="simple">comcast.net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 000.0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://ioage.com/" xlink:type="simple">ioage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skycn.com/" xlink:type="simple">skycn.com</text:a></text:p>
          </table:table-cell>
          <table:table-cell office:value-type="string" calcext:value-type="string">
            <text:p>Кулинарные рецепты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://libero.it/" xlink:type="simple">libero.it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900.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://onet.pl/" xlink:type="simple">onet.pl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 300.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://rediff.com/" xlink:type="simple">rediff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2" calcext:value-type="float">
            <text:p>1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://americanexpress.com/" xlink:type="simple">americanexpress.com</text:a></text:p>
          </table:table-cell>
          <table:table-cell office:value-type="string" calcext:value-type="string">
            <text:p>Кредитные карты</text:p>
          </table:table-cell>
          <table:table-cell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://dailymail.co.uk/" xlink:type="simple">dailymail.co.uk</text:a></text:p>
          </table:table-cell>
          <table:table-cell office:value-type="string" calcext:value-type="string">
            <text:p>Газеты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://alot.com/" xlink:type="simple">alot.com</text:a></text:p>
          </table:table-cell>
          <table:table-cell office:value-type="string" calcext:value-type="string">
            <text:p>Интернет-магазины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://nasza-klasa.pl/" xlink:type="simple">nasza-klasa.pl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 100.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://pchome.net/" xlink:type="simple">pchome.net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51job.com/" xlink:type="simple">51job.com</text:a></text:p>
          </table:table-cell>
          <table:table-cell office:value-type="string" calcext:value-type="string">
            <text:p>Job-сайты</text:p>
          </table:table-cell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okwave.jp/" xlink:type="simple">okwave.jp</text:a></text:p>
          </table:table-cell>
          <table:table-cell office:value-type="string" calcext:value-type="string">
            <text:p>Форумы и чаты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://70yx.com/" xlink:type="simple">70yx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://rakuten.ne.jp/" xlink:type="simple">rakuten.ne.jp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://nikkeibp.co.jp/" xlink:type="simple">nikkeibp.co.jp</text:a></text:p>
          </table:table-cell>
          <table:table-cell office:value-type="string" calcext:value-type="string">
            <text:p>Новости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://mlb.com/" xlink:type="simple">mlb.com</text:a>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://huffingtonpost.com/" xlink:type="simple">huffingtonpost.com</text:a></text:p>
          </table:table-cell>
          <table:table-cell office:value-type="string" calcext:value-type="string">
            <text:p>Либеральные сайты и организации</text:p>
          </table:table-cell>
          <table:table-cell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://bestbuy.com/" xlink:type="simple">bestbuy.com</text:a></text:p>
          </table:table-cell>
          <table:table-cell office:value-type="string" calcext:value-type="string">
            <text:p>Бытовая электроника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://freelotto.com/" xlink:type="simple">freelotto.com</text:a></text:p>
          </table:table-cell>
          <table:table-cell office:value-type="string" calcext:value-type="string">
            <text:p>Лото и лотерея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://yahoo.net/" xlink:type="simple">yahoo.net</text:a></text:p>
          </table:table-cell>
          <table:table-cell office:value-type="string" calcext:value-type="string">
            <text:p>Интернет и журналы</text:p>
          </table:table-cell>
          <table:table-cell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://docstoc.com/" xlink:type="simple">docstoc.com</text:a>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://csdn.net/" xlink:type="simple">csdn.net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://digg.com/" xlink:type="simple">digg.com</text:a></text:p>
          </table:table-cell>
          <table:table-cell office:value-type="string" calcext:value-type="string">
            <text:p>Новости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macromedia.com/" xlink:type="simple">macromedia.com</text:a></text:p>
          </table:table-cell>
          <table:table-cell office:value-type="string" calcext:value-type="string">
            <text:p>Аудио и мультимедиа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://tumblr.com/" xlink:type="simple">tumblr.com</text:a>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://twitpic.com/" xlink:type="simple">twitpic.com</text:a></text:p>
          </table:table-cell>
          <table:table-cell office:value-type="string" calcext:value-type="string">
            <text:p>Аудио и мультимедиа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://impress.co.jp/" xlink:type="simple">impress.co.jp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://foxsports.com/" xlink:type="simple">foxsports.com</text:a></text:p>
          </table:table-cell>
          <table:table-cell office:value-type="string" calcext:value-type="string">
            <text:p>Спортивные новости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://wikia.com/" xlink:type="simple">wikia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11" calcext:value-type="float">
            <text:p>1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://t-online.de/" xlink:type="simple">t-online.de</text:a></text:p>
          </table:table-cell>
          <table:table-cell office:value-type="string" calcext:value-type="string">
            <text:p>Сервис-провайдеры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verizonwireless.com/" xlink:type="simple">verizonwireless.com</text:a></text:p>
          </table:table-cell>
          <table:table-cell office:value-type="string" calcext:value-type="string">
            <text:p>Поставщики телефонной связи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://justin.tv/" xlink:type="simple">justin.tv</text:a></text:p>
          </table:table-cell>
          <table:table-cell office:value-type="string" calcext:value-type="string">
            <text:p>Мультимедиа</text:p>
          </table:table-cell>
          <table:table-cell office:value-type="float" office:value="11" calcext:value-type="float">
            <text:p>1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://ups.com/" xlink:type="simple">ups.com</text:a></text:p>
          </table:table-cell>
          <table:table-cell office:value-type="string" calcext:value-type="string">
            <text:p>Курьерские службы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://wp.pl/" xlink:type="simple">wp.pl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 300.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docin.com/" xlink:type="simple">docin.com</text:a></text:p>
          </table:table-cell>
          <table:table-cell office:value-type="string" calcext:value-type="string">
            <text:p>Реклама и маркетинг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://pdfqueen.com/" xlink:type="simple">pdfqueen.com</text:a></text:p>
          </table:table-cell>
          <table:table-cell office:value-type="string" calcext:value-type="string">
            <text:p>Подготовка к тестированию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://dangdang.com/" xlink:type="simple">dangdang.com</text:a></text:p>
          </table:table-cell>
          <table:table-cell office:value-type="string" calcext:value-type="string">
            <text:p>Книжные магазины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://focus.cn/" xlink:type="simple">focus.cn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://nextag.com/" xlink:type="simple">nextag.com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://ziddu.com/" xlink:type="simple">ziddu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://hubpages.com/" xlink:type="simple">hubpages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://kioskea.net/" xlink:type="simple">kioskea.net</text:a></text:p>
          </table:table-cell>
          <table:table-cell office:value-type="string" calcext:value-type="string">
            <text:p>Операционные системы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babylon.com/" xlink:type="simple">babylon.com</text:a></text:p>
          </table:table-cell>
          <table:table-cell office:value-type="string" calcext:value-type="string">
            <text:p>Онлайн переводчики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://last.fm/" xlink:type="simple">last.fm</text:a></text:p>
          </table:table-cell>
          <table:table-cell office:value-type="string" calcext:value-type="string">
            <text:p>Музыка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://wellsfargo.com/" xlink:type="simple">wellsfargo.com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300.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://gmx.net/" xlink:type="simple">gmx.net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000.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://friendster.com/" xlink:type="simple">friendster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1" calcext:value-type="float">
            <text:p>11</text:p>
          </table:table-cell>
          <table:table-cell office:value-type="float" office:value="970" calcext:value-type="float">
            <text:p>970</text:p>
          </table:table-cell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://wsj.com/" xlink:type="simple">wsj.com</text:a></text:p>
          </table:table-cell>
          <table:table-cell office:value-type="string" calcext:value-type="string">
            <text:p>Газеты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://slideshare.net/" xlink:type="simple">slideshare.net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://foxnews.com/" xlink:type="simple">foxnews.com</text:a></text:p>
          </table:table-cell>
          <table:table-cell office:value-type="string" calcext:value-type="string">
            <text:p>Новости</text:p>
          </table:table-cell>
          <table:table-cell office:value-type="float" office:value="11" calcext:value-type="float">
            <text:p>1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ganji.com/" xlink:type="simple">ganji.com</text:a></text:p>
          </table:table-cell>
          <table:table-cell office:value-type="string" calcext:value-type="string">
            <text:p>Онлайн объявления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iza.ne.jp/" xlink:type="simple">iza.ne.jp</text:a></text:p>
          </table:table-cell>
          <table:table-cell office:value-type="string" calcext:value-type="string">
            <text:p>Новости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://51.com/" xlink:type="simple">51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://metrolyrics.com/" xlink:type="simple">metrolyrics.com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://yesky.com/" xlink:type="simple">yesky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://usps.com/" xlink:type="simple">usps.com</text:a></text:p>
          </table:table-cell>
          <table:table-cell office:value-type="string" calcext:value-type="string">
            <text:p>Курьерские службы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://alisoft.com/" xlink:type="simple">alisoft.com</text:a></text:p>
          </table:table-cell>
          <table:table-cell office:value-type="string" calcext:value-type="string">
            <text:p>Реклама и маркетинг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://mainichi.jp/" xlink:type="simple">mainichi.jp</text:a></text:p>
          </table:table-cell>
          <table:table-cell office:value-type="string" calcext:value-type="string">
            <text:p>Газеты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://irs.gov/" xlink:type="simple">irs.gov</text:a></text:p>
          </table:table-cell>
          <table:table-cell office:value-type="string" calcext:value-type="string">
            <text:p>Налоговое управление США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://bigpoint.com/" xlink:type="simple">bigpoint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11" calcext:value-type="float">
            <text:p>1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://china.com.cn/" xlink:type="simple">china.com.cn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://iciba.com/" xlink:type="simple">iciba.com</text:a></text:p>
          </table:table-cell>
          <table:table-cell office:value-type="string" calcext:value-type="string">
            <text:p>Онлайн переводчики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://hulu.com/" xlink:type="simple">hulu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://gmarket.co.kr/" xlink:type="simple">gmarket.co.kr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://tabelog.com/" xlink:type="simple">tabelog.com</text:a></text:p>
          </table:table-cell>
          <table:table-cell office:value-type="string" calcext:value-type="string">
            <text:p>Рестораны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://gamespot.com/" xlink:type="simple">gamespot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://symantec.com/" xlink:type="simple">symantec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://nokia.com/" xlink:type="simple">nokia.com</text:a></text:p>
          </table:table-cell>
          <table:table-cell office:value-type="string" calcext:value-type="string">
            <text:p>Мобильные телефоны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://pcpop.com/" xlink:type="simple">pcpop.com</text:a></text:p>
          </table:table-cell>
          <table:table-cell office:value-type="string" calcext:value-type="string">
            <text:p>Электроника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://dion.ne.jp/" xlink:type="simple">dion.ne.jp</text:a></text:p>
          </table:table-cell>
          <table:table-cell office:value-type="string" calcext:value-type="string">
            <text:p>Интернет-провайдер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torrentz.com/" xlink:type="simple">torrentz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://pptv.com/" xlink:type="simple">pptv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telegraph.co.uk/" xlink:type="simple">telegraph.co.uk</text:a></text:p>
          </table:table-cell>
          <table:table-cell office:value-type="string" calcext:value-type="string">
            <text:p>Газеты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://duowan.com/" xlink:type="simple">duowan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://joins.com/" xlink:type="simple">joins.com</text:a>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://wordreference.com/" xlink:type="simple">wordreference.com</text:a></text:p>
          </table:table-cell>
          <table:table-cell office:value-type="string" calcext:value-type="string">
            <text:p>Онлайн переводчики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://peeplo.com/" xlink:type="simple">peeplo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://ign.com/" xlink:type="simple">ign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huanqiu.com/" xlink:type="simple">huanqiu.com</text:a></text:p>
          </table:table-cell>
          <table:table-cell office:value-type="string" calcext:value-type="string">
            <text:p>Новости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://aweber.com/" xlink:type="simple">aweber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://guardian.co.uk/" xlink:type="simple">guardian.co.uk</text:a></text:p>
          </table:table-cell>
          <table:table-cell office:value-type="string" calcext:value-type="string">
            <text:p>Газеты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://samsung.com/" xlink:type="simple">samsung.com</text:a></text:p>
          </table:table-cell>
          <table:table-cell office:value-type="string" calcext:value-type="string">
            <text:p>Аудио и видео техника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skyrock.com/" xlink:type="simple">skyrock.com</text:a></text:p>
          </table:table-cell>
          <table:table-cell office:value-type="string" calcext:value-type="string">
            <text:p>Радио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100.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://sun.com/" xlink:type="simple">sun.com</text:a></text:p>
          </table:table-cell>
          <table:table-cell office:value-type="string" calcext:value-type="string">
            <text:p>Программное обеспечение (Java)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://the2009.cn/" xlink:type="simple">the2009.cn</text:a>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://musica.com/" xlink:type="simple">musica.com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9.9" calcext:value-type="float">
            <text:p>9.9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://icq.com/" xlink:type="simple">icq.com</text:a></text:p>
          </table:table-cell>
          <table:table-cell office:value-type="string" calcext:value-type="string">
            <text:p>Форумы, чаты и мгновенные сообщения</text:p>
          </table:table-cell>
          <table:table-cell office:value-type="float" office:value="9.9" calcext:value-type="float">
            <text:p>9.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://allegro.pl/" xlink:type="simple">allegro.pl</text:a></text:p>
          </table:table-cell>
          <table:table-cell office:value-type="string" calcext:value-type="string">
            <text:p>Онлайн аукционы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4 000.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://virgilio.it/" xlink:type="simple">virgilio.it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9.9" calcext:value-type="float">
            <text:p>9.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://nhk.or.jp/" xlink:type="simple">nhk.or.jp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9.9" calcext:value-type="float">
            <text:p>9.9</text:p>
          </table:table-cell>
          <table:table-cell office:value-type="float" office:value="150" calcext:value-type="float">
            <text:p>150</text:p>
          </table:table-cell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://linekong.com/" xlink:type="simple">linekong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9.9" calcext:value-type="float">
            <text:p>9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://hudong.com/" xlink:type="simple">hudong.com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9.9" calcext:value-type="float">
            <text:p>9.9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://comcast.com/" xlink:type="simple">comcast.com</text:a></text:p>
          </table:table-cell>
          <table:table-cell office:value-type="string" calcext:value-type="string">
            <text:p>Кабельные и спутниковые провайдеры</text:p>
          </table:table-cell>
          <table:table-cell office:value-type="float" office:value="9.9" calcext:value-type="float">
            <text:p>9.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://pcauto.com.cn/" xlink:type="simple">pcauto.com.cn</text:a></text:p>
          </table:table-cell>
          <table:table-cell office:value-type="string" calcext:value-type="string">
            <text:p>Автомобильный портал</text:p>
          </table:table-cell>
          <table:table-cell office:value-type="float" office:value="9.9" calcext:value-type="float">
            <text:p>9.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://sponichi.co.jp/" xlink:type="simple">sponichi.co.jp</text:a></text:p>
          </table:table-cell>
          <table:table-cell office:value-type="string" calcext:value-type="string">
            <text:p>Спортивные новости</text:p>
          </table:table-cell>
          <table:table-cell office:value-type="float" office:value="9.9" calcext:value-type="float">
            <text:p>9.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://isohunt.com/" xlink:type="simple">isohunt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9.9" calcext:value-type="float">
            <text:p>9.9</text:p>
          </table:table-cell>
          <table:table-cell office:value-type="float" office:value="340" calcext:value-type="float">
            <text:p>340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://springerlink.com/" xlink:type="simple">springerlink.com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9.9" calcext:value-type="float">
            <text:p>9.9</text:p>
          </table:table-cell>
          <table:table-cell office:value-type="float" office:value="81" calcext:value-type="float">
            <text:p>81</text:p>
          </table:table-cell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traviangames.com/" xlink:type="simple">traviangames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9.9" calcext:value-type="float">
            <text:p>9.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://zimbio.com/" xlink:type="simple">zimbio.com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9.9" calcext:value-type="float">
            <text:p>9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://robtex.com/" xlink:type="simple">robtex.com</text:a></text:p>
          </table:table-cell>
          <table:table-cell office:value-type="string" calcext:value-type="string">
            <text:p>Средства разработки</text:p>
          </table:table-cell>
          <table:table-cell office:value-type="float" office:value="9.9" calcext:value-type="float">
            <text:p>9.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retch.cc/" xlink:type="simple">wretch.cc</text:a></text:p>
          </table:table-cell>
          <table:table-cell office:value-type="string" calcext:value-type="string">
            <text:p>Новостной сайт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2 800.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://japanpost.jp/" xlink:type="simple">japanpost.jp</text:a></text:p>
          </table:table-cell>
          <table:table-cell office:value-type="string" calcext:value-type="string">
            <text:p>Почтовые службы</text:p>
          </table:table-cell>
          <table:table-cell office:value-type="float" office:value="9.9" calcext:value-type="float">
            <text:p>9.9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://onlinedown.net/" xlink:type="simple">onlinedown.net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9.9" calcext:value-type="float">
            <text:p>9.9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://godaddy.com/" xlink:type="simple">godaddy.com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9.8" calcext:value-type="float">
            <text:p>9.8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://vimeo.com/" xlink:type="simple">vimeo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9.8" calcext:value-type="float">
            <text:p>9.8</text:p>
          </table:table-cell>
          <table:table-cell office:value-type="float" office:value="98" calcext:value-type="float">
            <text:p>98</text:p>
          </table:table-cell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://qidian.com/" xlink:type="simple">qidian.com</text:a></text:p>
          </table:table-cell>
          <table:table-cell office:value-type="string" calcext:value-type="string">
            <text:p>Фэнтези</text:p>
          </table:table-cell>
          <table:table-cell office:value-type="float" office:value="9.8" calcext:value-type="float">
            <text:p>9.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://mapion.co.jp/" xlink:type="simple">mapion.co.jp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9.8" calcext:value-type="float">
            <text:p>9.8</text:p>
          </table:table-cell>
          <table:table-cell office:value-type="float" office:value="66" calcext:value-type="float">
            <text:p>66</text:p>
          </table:table-cell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://washingtonpost.com/" xlink:type="simple">washingtonpost.com</text:a></text:p>
          </table:table-cell>
          <table:table-cell office:value-type="string" calcext:value-type="string">
            <text:p>Газеты</text:p>
          </table:table-cell>
          <table:table-cell office:value-type="float" office:value="9.8" calcext:value-type="float">
            <text:p>9.8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://118114.cn/" xlink:type="simple">118114.cn</text:a></text:p>
          </table:table-cell>
          <table:table-cell office:value-type="string" calcext:value-type="string">
            <text:p>Рестораны</text:p>
          </table:table-cell>
          <table:table-cell office:value-type="float" office:value="9.8" calcext:value-type="float">
            <text:p>9.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://ieaddons.com/" xlink:type="simple">ieaddons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9.8" calcext:value-type="float">
            <text:p>9.8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://rockyou.com/" xlink:type="simple">rockyou.com</text:a></text:p>
          </table:table-cell>
          <table:table-cell office:value-type="string" calcext:value-type="string">
            <text:p>Антивирусные программы, коды, пароли</text:p>
          </table:table-cell>
          <table:table-cell office:value-type="float" office:value="9.8" calcext:value-type="float">
            <text:p>9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://wikimapia.org/" xlink:type="simple">wikimapia.org</text:a></text:p>
          </table:table-cell>
          <table:table-cell office:value-type="string" calcext:value-type="string">
            <text:p>Географические карты</text:p>
          </table:table-cell>
          <table:table-cell office:value-type="float" office:value="9.8" calcext:value-type="float">
            <text:p>9.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://jiayuan.com/" xlink:type="simple">jiayuan.com</text:a></text:p>
          </table:table-cell>
          <table:table-cell office:value-type="string" calcext:value-type="string">
            <text:p>Брачные услуги</text:p>
          </table:table-cell>
          <table:table-cell office:value-type="float" office:value="9.8" calcext:value-type="float">
            <text:p>9.8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://sanspo.com/" xlink:type="simple">sanspo.com</text:a></text:p>
          </table:table-cell>
          <table:table-cell office:value-type="string" calcext:value-type="string">
            <text:p>Газеты</text:p>
          </table:table-cell>
          <table:table-cell office:value-type="float" office:value="9.8" calcext:value-type="float">
            <text:p>9.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://whitepages.com/" xlink:type="simple">whitepages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9.8" calcext:value-type="float">
            <text:p>9.8</text:p>
          </table:table-cell>
          <table:table-cell office:value-type="float" office:value="190" calcext:value-type="float">
            <text:p>190</text:p>
          </table:table-cell>
        </table:table-row>
        <table:table-row table:style-name="ro4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://yelp.com/" xlink:type="simple">yelp.com</text:a></text:p>
          </table:table-cell>
          <table:table-cell office:value-type="string" calcext:value-type="string">
            <text:p>Рестораны</text:p>
          </table:table-cell>
          <table:table-cell office:value-type="float" office:value="9.8" calcext:value-type="float">
            <text:p>9.8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://real.com/" xlink:type="simple">real.com</text:a></text:p>
          </table:table-cell>
          <table:table-cell office:value-type="string" calcext:value-type="string">
            <text:p>Аудио и мультимедиа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://bizrate.com/" xlink:type="simple">bizrate.com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9.8" calcext:value-type="float">
            <text:p>9.8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://formspring.me/" xlink:type="simple">formspring.me</text:a></text:p>
          </table:table-cell>
          <table:table-cell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://amazon.cn/" xlink:type="simple">amazon.cn</text:a></text:p>
          </table:table-cell>
          <table:table-cell office:value-type="string" calcext:value-type="string">
            <text:p>Книжные магазины</text:p>
          </table:table-cell>
          <table:table-cell office:value-type="float" office:value="9.8" calcext:value-type="float">
            <text:p>9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://hc360.com/" xlink:type="simple">hc360.com</text:a></text:p>
          </table:table-cell>
          <table:table-cell office:value-type="string" calcext:value-type="string">
            <text:p>Электронная коммерция</text:p>
          </table:table-cell>
          <table:table-cell office:value-type="float" office:value="9.8" calcext:value-type="float">
            <text:p>9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://17173.com/" xlink:type="simple">17173.com</text:a></text:p>
          </table:table-cell>
          <table:table-cell office:value-type="string" calcext:value-type="string">
            <text:p>Читы, коды и подсказки</text:p>
          </table:table-cell>
          <table:table-cell office:value-type="float" office:value="9.7" calcext:value-type="float">
            <text:p>9.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://ineedfile.com/" xlink:type="simple">ineedfile.com</text:a></text:p>
          </table:table-cell>
          <table:table-cell office:value-type="string" calcext:value-type="string">
            <text:p>Хакинг и крекинг</text:p>
          </table:table-cell>
          <table:table-cell office:value-type="float" office:value="9.1" calcext:value-type="float">
            <text:p>9.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://360buy.com/" xlink:type="simple">360buy.com</text:a></text:p>
          </table:table-cell>
          <table:table-cell office:value-type="string" calcext:value-type="string">
            <text:p>Мобильные телефоны</text:p>
          </table:table-cell>
          <table:table-cell office:value-type="float" office:value="9.1" calcext:value-type="float">
            <text:p>9.1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://8684.cn/" xlink:type="simple">8684.cn</text:a></text:p>
          </table:table-cell>
          <table:table-cell office:value-type="string" calcext:value-type="string">
            <text:p>Движение и общественный транспорт</text:p>
          </table:table-cell>
          <table:table-cell office:value-type="float" office:value="9.1" calcext:value-type="float">
            <text:p>9.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://pplive.com/" xlink:type="simple">pplive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9.1" calcext:value-type="float">
            <text:p>9.1</text:p>
          </table:table-cell>
          <table:table-cell office:value-type="float" office:value="46" calcext:value-type="float">
            <text:p>46</text:p>
          </table:table-cell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://over-blog.com/" xlink:type="simple">over-blog.com</text:a></text:p>
          </table:table-cell>
          <table:table-cell office:value-type="string" calcext:value-type="string">
            <text:p>Блоги</text:p>
          </table:table-cell>
          <table:table-cell office:value-type="float" office:value="9.1" calcext:value-type="float">
            <text:p>9.1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://baixaki.com.br/" xlink:type="simple">baixaki.com.br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9.1" calcext:value-type="float">
            <text:p>9.1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://beemp3.com/" xlink:type="simple">beemp3.com</text:a></text:p>
          </table:table-cell>
          <table:table-cell office:value-type="string" calcext:value-type="string">
            <text:p>Музыка</text:p>
          </table:table-cell>
          <table:table-cell office:value-type="float" office:value="9.1" calcext:value-type="float">
            <text:p>9.1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://cnzz.com/" xlink:type="simple">cnzz.com</text:a></text:p>
          </table:table-cell>
          <table:table-cell office:value-type="string" calcext:value-type="string">
            <text:p>Web-статистика (анализаторы)</text:p>
          </table:table-cell>
          <table:table-cell office:value-type="float" office:value="9.1" calcext:value-type="float">
            <text:p>9.1</text:p>
          </table:table-cell>
          <table:table-cell office:value-type="float" office:value="210" calcext:value-type="float">
            <text:p>210</text:p>
          </table:table-cell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://usatoday.com/" xlink:type="simple">usatoday.com</text:a></text:p>
          </table:table-cell>
          <table:table-cell office:value-type="string" calcext:value-type="string">
            <text:p>Газеты</text:p>
          </table:table-cell>
          <table:table-cell office:value-type="float" office:value="9.1" calcext:value-type="float">
            <text:p>9.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://yahooapis.com/" xlink:type="simple">yahooapis.com</text:a></text:p>
          </table:table-cell>
          <table:table-cell office:value-type="string" calcext:value-type="string">
            <text:p>Интернет магазины</text:p>
          </table:table-cell>
          <table:table-cell office:value-type="float" office:value="9.1" calcext:value-type="float">
            <text:p>9.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://tenpay.com/" xlink:type="simple">tenpay.com</text:a></text:p>
          </table:table-cell>
          <table:table-cell office:value-type="string" calcext:value-type="string">
            <text:p>Платежные системы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://asahi.com/" xlink:type="simple">asahi.com</text:a></text:p>
          </table:table-cell>
          <table:table-cell office:value-type="string" calcext:value-type="string">
            <text:p>Газеты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://surveymonkey.com/" xlink:type="simple">surveymonkey.com</text:a></text:p>
          </table:table-cell>
          <table:table-cell office:value-type="string" calcext:value-type="string">
            <text:p>Социологические опросы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://21cn.com/" xlink:type="simple">21cn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4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://nba.com/" xlink:type="simple">nba.com</text:a>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://informer.com/" xlink:type="simple">informer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://intuit.com/" xlink:type="simple">intuit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://sparkstudios.com/" xlink:type="simple">sparkstudios.com</text:a>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://letitbit.net/" xlink:type="simple">letitbit.net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://plala.or.jp/" xlink:type="simple">plala.or.jp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://homedepot.com/" xlink:type="simple">homedepot.com</text:a></text:p>
          </table:table-cell>
          <table:table-cell office:value-type="string" calcext:value-type="string">
            <text:p>Интернет-магазины товаров для дома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://ctrip.com/" xlink:type="simple">ctrip.com</text:a></text:p>
          </table:table-cell>
          <table:table-cell office:value-type="string" calcext:value-type="string">
            <text:p>Путешествия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://opera.com/" xlink:type="simple">opera.com</text:a></text:p>
          </table:table-cell>
          <table:table-cell office:value-type="string" calcext:value-type="string">
            <text:p>Веб-браузер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://37cs.com/" xlink:type="simple">37cs.com</text:a>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://jiji.com/" xlink:type="simple">jiji.com</text:a></text:p>
          </table:table-cell>
          <table:table-cell office:value-type="string" calcext:value-type="string">
            <text:p>Газеты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://ucoz.ru/" xlink:type="simple">ucoz.ru</text:a></text:p>
          </table:table-cell>
          <table:table-cell office:value-type="string" calcext:value-type="string">
            <text:p>Хостинг и конструктор сайтов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://webmd.com/" xlink:type="simple">webmd.com</text:a></text:p>
          </table:table-cell>
          <table:table-cell office:value-type="string" calcext:value-type="string">
            <text:p>Медицинские справочники (литература)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://sonico.com/" xlink:type="simple">sonico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avast.com/" xlink:type="simple">avast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://linternaute.com/" xlink:type="simple">linternaute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://letv.com/" xlink:type="simple">letv.com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://ip138.com/" xlink:type="simple">ip138.com</text:a></text:p>
          </table:table-cell>
          <table:table-cell office:value-type="string" calcext:value-type="string">
            <text:p>Интернет-каталоги</text:p>
          </table:table-cell>
          <table:table-cell office:value-type="float" office:value="8.9" calcext:value-type="float">
            <text:p>8.9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careerbuilder.com/" xlink:type="simple">careerbuilder.com</text:a></text:p>
          </table:table-cell>
          <table:table-cell office:value-type="string" calcext:value-type="string">
            <text:p>Job-сайты</text:p>
          </table:table-cell>
          <table:table-cell office:value-type="float" office:value="8.9" calcext:value-type="float">
            <text:p>8.9</text:p>
          </table:table-cell>
          <table:table-cell office:value-type="float" office:value="370" calcext:value-type="float">
            <text:p>370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://ibm.com/" xlink:type="simple">ibm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8.9" calcext:value-type="float">
            <text:p>8.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://associatedcontent.com/" xlink:type="simple">associatedcontent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8.9" calcext:value-type="float">
            <text:p>8.9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://gnavi.co.jp/" xlink:type="simple">gnavi.co.jp</text:a></text:p>
          </table:table-cell>
          <table:table-cell office:value-type="string" calcext:value-type="string">
            <text:p>Рестораны</text:p>
          </table:table-cell>
          <table:table-cell office:value-type="float" office:value="8.9" calcext:value-type="float">
            <text:p>8.9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rincondelvago.com/" xlink:type="simple">rincondelvago.com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8.9" calcext:value-type="float">
            <text:p>8.9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://indiatimes.com/" xlink:type="simple">indiatimes.com</text:a></text:p>
          </table:table-cell>
          <table:table-cell office:value-type="string" calcext:value-type="string">
            <text:p>Газеты</text:p>
          </table:table-cell>
          <table:table-cell office:value-type="float" office:value="8.9" calcext:value-type="float">
            <text:p>8.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://ddmap.com/" xlink:type="simple">ddmap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8.9" calcext:value-type="float">
            <text:p>8.9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://veoh.com/" xlink:type="simple">veoh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8.9" calcext:value-type="float">
            <text:p>8.9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://dtiblog.com/" xlink:type="simple">dtiblog.com</text:a></text:p>
          </table:table-cell>
          <table:table-cell office:value-type="string" calcext:value-type="string">
            <text:p>Блоги</text:p>
          </table:table-cell>
          <table:table-cell office:value-type="float" office:value="8.9" calcext:value-type="float">
            <text:p>8.9</text:p>
          </table:table-cell>
          <table:table-cell office:value-type="float" office:value="140" calcext:value-type="float">
            <text:p>140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://zylom.com/" xlink:type="simple">zylom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8.9" calcext:value-type="float">
            <text:p>8.9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://monografias.com/" xlink:type="simple">monografias.com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8.8" calcext:value-type="float">
            <text:p>8.8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<text:a xlink:href="http://auction.co.kr/" xlink:type="simple">auction.co.kr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8.8" calcext:value-type="float">
            <text:p>8.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://fedex.com/" xlink:type="simple">fedex.com</text:a></text:p>
          </table:table-cell>
          <table:table-cell office:value-type="string" calcext:value-type="string">
            <text:p>Курьерские службы</text:p>
          </table:table-cell>
          <table:table-cell office:value-type="float" office:value="8.8" calcext:value-type="float">
            <text:p>8.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://liveinternet.ru/" xlink:type="simple">liveinternet.ru</text:a></text:p>
          </table:table-cell>
          <table:table-cell office:value-type="string" calcext:value-type="string">
            <text:p>Интернет-каталоги</text:p>
          </table:table-cell>
          <table:table-cell office:value-type="float" office:value="8.8" calcext:value-type="float">
            <text:p>8.8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://koubei.com/" xlink:type="simple">koubei.com</text:a></text:p>
          </table:table-cell>
          <table:table-cell office:value-type="string" calcext:value-type="string">
            <text:p>Печатные и электронные книги, журналы</text:p>
          </table:table-cell>
          <table:table-cell office:value-type="float" office:value="8.3" calcext:value-type="float">
            <text:p>8.3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://leboncoin.fr/" xlink:type="simple">leboncoin.fr</text:a></text:p>
          </table:table-cell>
          <table:table-cell office:value-type="string" calcext:value-type="string">
            <text:p>Купля-продажа автомобилей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3 700.0</text:p>
          </table:table-cell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game2.cn/" xlink:type="simple">game2.cn</text:a></text:p>
          </table:table-cell>
          <table:table-cell office:value-type="string" calcext:value-type="string">
            <text:p>Флэш-игры</text:p>
          </table:table-cell>
          <table:table-cell office:value-type="float" office:value="8.3" calcext:value-type="float">
            <text:p>8.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a xlink:href="http://suite101.com/" xlink:type="simple">suite101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8.3" calcext:value-type="float">
            <text:p>8.3</text:p>
          </table:table-cell>
          <table:table-cell office:value-type="float" office:value="46" calcext:value-type="float">
            <text:p>46</text:p>
          </table:table-cell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://squidoo.com/" xlink:type="simple">squidoo.com</text:a></text:p>
          </table:table-cell>
          <table:table-cell office:value-type="string" calcext:value-type="string">
            <text:p>Блоги</text:p>
          </table:table-cell>
          <table:table-cell office:value-type="float" office:value="8.3" calcext:value-type="float">
            <text:p>8.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teacup.com/" xlink:type="simple">teacup.com</text:a></text:p>
          </table:table-cell>
          <table:table-cell office:value-type="string" calcext:value-type="string">
            <text:p>Форумы, чаты и мгновенные сообщения</text:p>
          </table:table-cell>
          <table:table-cell office:value-type="float" office:value="8.3" calcext:value-type="float">
            <text:p>8.3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://windowslive.com/" xlink:type="simple">windowslive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8.3" calcext:value-type="float">
            <text:p>8.3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string" calcext:value-type="string">
            <text:p><text:a xlink:href="http://addictinggames.com/" xlink:type="simple">addictinggames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8.3" calcext:value-type="float">
            <text:p>8.3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://filehippo.com/" xlink:type="simple">filehippo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8.3" calcext:value-type="float">
            <text:p>8.3</text:p>
          </table:table-cell>
          <table:table-cell office:value-type="float" office:value="72" calcext:value-type="float">
            <text:p>72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://sdo.com/" xlink:type="simple">sdo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8.3" calcext:value-type="float">
            <text:p>8.3</text:p>
          </table:table-cell>
          <table:table-cell office:value-type="float" office:value="81" calcext:value-type="float">
            <text:p>81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://shld.net/" xlink:type="simple">shld.net</text:a></text:p>
          </table:table-cell>
          <table:table-cell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://ustream.tv/" xlink:type="simple">ustream.tv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8.3" calcext:value-type="float">
            <text:p>8.3</text:p>
          </table:table-cell>
          <table:table-cell office:value-type="float" office:value="98" calcext:value-type="float">
            <text:p>98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<text:a xlink:href="http://tistory.com/" xlink:type="simple">tistory.com</text:a></text:p>
          </table:table-cell>
          <table:table-cell office:value-type="string" calcext:value-type="string">
            <text:p>Блоги</text:p>
          </table:table-cell>
          <table:table-cell office:value-type="float" office:value="8.3" calcext:value-type="float">
            <text:p>8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115.com/" xlink:type="simple">115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8.3" calcext:value-type="float">
            <text:p>8.3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liutilities.com/" xlink:type="simple">liutilities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8.3" calcext:value-type="float">
            <text:p>8.3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jalan.net/" xlink:type="simple">jalan.net</text:a></text:p>
          </table:table-cell>
          <table:table-cell office:value-type="string" calcext:value-type="string">
            <text:p>Отели</text:p>
          </table:table-cell>
          <table:table-cell office:value-type="float" office:value="8.3" calcext:value-type="float">
            <text:p>8.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://webs.com/" xlink:type="simple">webs.com</text:a></text:p>
          </table:table-cell>
          <table:table-cell office:value-type="string" calcext:value-type="string">
            <text:p>Социологические опросы</text:p>
          </table:table-cell>
          <table:table-cell office:value-type="float" office:value="8.3" calcext:value-type="float">
            <text:p>8.3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<text:a xlink:href="http://naqigs.com/" xlink:type="simple">naqigs.com</text:a></text:p>
          </table:table-cell>
          <table:table-cell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a xlink:href="http://ccb.com.cn/" xlink:type="simple">ccb.com.cn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8.3" calcext:value-type="float">
            <text:p>8.3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://it168.com/" xlink:type="simple">it168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8.2" calcext:value-type="float">
            <text:p>8.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a xlink:href="http://etology.com/" xlink:type="simple">etology.com</text:a></text:p>
          </table:table-cell>
          <table:table-cell office:value-type="string" calcext:value-type="string">
            <text:p>Онлайн переводчики</text:p>
          </table:table-cell>
          <table:table-cell office:value-type="float" office:value="8.2" calcext:value-type="float">
            <text:p>8.2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://everesttech.net/" xlink:type="simple">everesttech.net</text:a></text:p>
          </table:table-cell>
          <table:table-cell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://intelius.com/" xlink:type="simple">intelius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8.2" calcext:value-type="float">
            <text:p>8.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://sina.com/" xlink:type="simple">sina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8.2" calcext:value-type="float">
            <text:p>8.2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://pomoho.com/" xlink:type="simple">pomoho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8.2" calcext:value-type="float">
            <text:p>8.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://serving-sys.com/" xlink:type="simple">serving-sys.com</text:a></text:p>
          </table:table-cell>
          <table:table-cell office:value-type="string" calcext:value-type="string">
            <text:p>Реклама и маркетинг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://sciencedirect.com/" xlink:type="simple">sciencedirect.com</text:a></text:p>
          </table:table-cell>
          <table:table-cell office:value-type="string" calcext:value-type="string">
            <text:p>Научные ресурсы</text:p>
          </table:table-cell>
          <table:table-cell office:value-type="float" office:value="8.2" calcext:value-type="float">
            <text:p>8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a xlink:href="http://ccbill.com/" xlink:type="simple">ccbill.com</text:a></text:p>
          </table:table-cell>
          <table:table-cell office:value-type="string" calcext:value-type="string">
            <text:p>Платежные системы</text:p>
          </table:table-cell>
          <table:table-cell office:value-type="float" office:value="8.2" calcext:value-type="float">
            <text:p>8.2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://incredimail.com/" xlink:type="simple">incredimail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8.2" calcext:value-type="float">
            <text:p>8.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://capitalone.com/" xlink:type="simple">capitalone.com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8.2" calcext:value-type="float">
            <text:p>8.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://yellowpages.com/" xlink:type="simple">yellowpages.com</text:a></text:p>
          </table:table-cell>
          <table:table-cell office:value-type="string" calcext:value-type="string">
            <text:p>Бизнес-справочники</text:p>
          </table:table-cell>
          <table:table-cell office:value-type="float" office:value="8.2" calcext:value-type="float">
            <text:p>8.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geocities.co.jp/" xlink:type="simple">geocities.co.jp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8.2" calcext:value-type="float">
            <text:p>8.2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ebay.it/" xlink:type="simple">ebay.it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8.2" calcext:value-type="float">
            <text:p>8.2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<text:a xlink:href="http://glispa.com/" xlink:type="simple">glispa.com</text:a></text:p>
          </table:table-cell>
          <table:table-cell office:value-type="string" calcext:value-type="string">
            <text:p>Интернет-магазины товаров для дома</text:p>
          </table:table-cell>
          <table:table-cell office:value-type="float" office:value="8.2" calcext:value-type="float">
            <text:p>8.2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hotels.com/" xlink:type="simple">hotels.com</text:a></text:p>
          </table:table-cell>
          <table:table-cell office:value-type="string" calcext:value-type="string">
            <text:p>Отели</text:p>
          </table:table-cell>
          <table:table-cell office:value-type="float" office:value="8.2" calcext:value-type="float">
            <text:p>8.2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://opendns.com/" xlink:type="simple">opendns.com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8.2" calcext:value-type="float">
            <text:p>8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://engadget.com/" xlink:type="simple">engadget.com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8.1" calcext:value-type="float">
            <text:p>8.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://chosun.com/" xlink:type="simple">chosun.com</text:a></text:p>
          </table:table-cell>
          <table:table-cell office:value-type="string" calcext:value-type="string">
            <text:p>Газеты</text:p>
          </table:table-cell>
          <table:table-cell office:value-type="float" office:value="8.1" calcext:value-type="float">
            <text:p>8.1</text:p>
          </table:table-cell>
          <table:table-cell office:value-type="float" office:value="140" calcext:value-type="float">
            <text:p>140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<text:a xlink:href="http://y8.com/" xlink:type="simple">y8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8.1" calcext:value-type="float">
            <text:p>8.1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<text:a xlink:href="http://ourtoolbar.com/" xlink:type="simple">ourtoolbar.com</text:a></text:p>
          </table:table-cell>
          <table:table-cell office:value-type="string" calcext:value-type="string">
            <text:p>Браузеры</text:p>
          </table:table-cell>
          <table:table-cell office:value-type="float" office:value="8.1" calcext:value-type="float">
            <text:p>8.1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string" calcext:value-type="string">
            <text:p><text:a xlink:href="http://oricon.co.jp/" xlink:type="simple">oricon.co.jp</text:a></text:p>
          </table:table-cell>
          <table:table-cell office:value-type="string" calcext:value-type="string">
            <text:p>Здоровье</text:p>
          </table:table-cell>
          <table:table-cell office:value-type="float" office:value="8.1" calcext:value-type="float">
            <text:p>8.1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://downloadhelper.net/" xlink:type="simple">downloadhelper.net</text:a></text:p>
          </table:table-cell>
          <table:table-cell office:value-type="string" calcext:value-type="string">
            <text:p>Аудио и мультимедиа</text:p>
          </table:table-cell>
          <table:table-cell office:value-type="float" office:value="8.1" calcext:value-type="float">
            <text:p>8.1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oyunlar1.com/" xlink:type="simple">oyunlar1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8.1" calcext:value-type="float">
            <text:p>8.1</text:p>
          </table:table-cell>
          <table:table-cell office:value-type="float" office:value="870" calcext:value-type="float">
            <text:p>870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://vector.co.jp/" xlink:type="simple">vector.co.jp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8.1" calcext:value-type="float">
            <text:p>8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://cmbchina.com/" xlink:type="simple">cmbchina.com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8.1" calcext:value-type="float">
            <text:p>8.1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://farmville.com/" xlink:type="simple">farmville.com</text:a></text:p>
          </table:table-cell>
          <table:table-cell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  <table:table-cell office:value-type="float" office:value="960" calcext:value-type="float">
            <text:p>960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://120ask.com/" xlink:type="simple">120ask.com</text:a></text:p>
          </table:table-cell>
          <table:table-cell office:value-type="string" calcext:value-type="string">
            <text:p>Здоровье</text:p>
          </table:table-cell>
          <table:table-cell office:value-type="float" office:value="8.1" calcext:value-type="float">
            <text:p>8.1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://chip.de/" xlink:type="simple">chip.de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8.1" calcext:value-type="float">
            <text:p>8.1</text:p>
          </table:table-cell>
          <table:table-cell office:value-type="float" office:value="140" calcext:value-type="float">
            <text:p>140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://atwiki.jp/" xlink:type="simple">atwiki.jp</text:a></text:p>
          </table:table-cell>
          <table:table-cell office:value-type="string" calcext:value-type="string">
            <text:p>Блоги</text:p>
          </table:table-cell>
          <table:table-cell office:value-type="float" office:value="8.1" calcext:value-type="float">
            <text:p>8.1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://zhaopin.com/" xlink:type="simple">zhaopin.com</text:a></text:p>
          </table:table-cell>
          <table:table-cell office:value-type="string" calcext:value-type="string">
            <text:p>Job-сайты</text:p>
          </table:table-cell>
          <table:table-cell office:value-type="float" office:value="8.1" calcext:value-type="float">
            <text:p>8.1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://unkar.org/" xlink:type="simple">unkar.org</text:a></text:p>
          </table:table-cell>
          <table:table-cell office:value-type="string" calcext:value-type="string">
            <text:p>Форумы, чаты и мгновенные сообщения</text:p>
          </table:table-cell>
          <table:table-cell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<text:a xlink:href="http://freeonlinegames.com/" xlink:type="simple">freeonlinegames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8.1" calcext:value-type="float">
            <text:p>8.1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ordpress.org/" xlink:type="simple">wordpress.org</text:a></text:p>
          </table:table-cell>
          <table:table-cell office:value-type="string" calcext:value-type="string">
            <text:p>Блоги</text:p>
          </table:table-cell>
          <table:table-cell office:value-type="float" office:value="8.1" calcext:value-type="float">
            <text:p>8.1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451" calcext:value-type="float">
            <text:p>451</text:p>
          </table:table-cell>
          <table:table-cell office:value-type="string" calcext:value-type="string">
            <text:p><text:a xlink:href="http://latimes.com/" xlink:type="simple">latimes.com</text:a></text:p>
          </table:table-cell>
          <table:table-cell office:value-type="string" calcext:value-type="string">
            <text:p>Газеты</text:p>
          </table:table-cell>
          <table:table-cell office:value-type="float" office:value="8.1" calcext:value-type="float">
            <text:p>8.1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<text:a xlink:href="http://fotolog.com/" xlink:type="simple">fotolog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7.6" calcext:value-type="float">
            <text:p>7.6</text:p>
          </table:table-cell>
          <table:table-cell office:value-type="float" office:value="880" calcext:value-type="float">
            <text:p>880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string" calcext:value-type="string">
            <text:p><text:a xlink:href="http://fastbrowsersearch.com/" xlink:type="simple">fastbrowsersearch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7.6" calcext:value-type="float">
            <text:p>7.6</text:p>
          </table:table-cell>
          <table:table-cell office:value-type="float" office:value="590" calcext:value-type="float">
            <text:p>590</text:p>
          </table:table-cell>
        </table:table-row>
        <table:table-row table:style-name="ro4">
          <table:table-cell office:value-type="float" office:value="454" calcext:value-type="float">
            <text:p>454</text:p>
          </table:table-cell>
          <table:table-cell office:value-type="string" calcext:value-type="string">
            <text:p><text:a xlink:href="http://mp3raid.com/" xlink:type="simple">mp3raid.com</text:a></text:p>
          </table:table-cell>
          <table:table-cell office:value-type="string" calcext:value-type="string">
            <text:p>Музыка</text:p>
          </table:table-cell>
          <table:table-cell office:value-type="float" office:value="7.6" calcext:value-type="float">
            <text:p>7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a xlink:href="http://pagesjaunes.fr/" xlink:type="simple">pagesjaunes.fr</text:a></text:p>
          </table:table-cell>
          <table:table-cell office:value-type="string" calcext:value-type="string">
            <text:p>Интернет-каталоги</text:p>
          </table:table-cell>
          <table:table-cell office:value-type="float" office:value="7.5" calcext:value-type="float">
            <text:p>7.5</text:p>
          </table:table-cell>
          <table:table-cell office:value-type="float" office:value="280" calcext:value-type="float">
            <text:p>280</text:p>
          </table:table-cell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://boston.com/" xlink:type="simple">boston.com</text:a></text:p>
          </table:table-cell>
          <table:table-cell office:value-type="string" calcext:value-type="string">
            <text:p>Газеты</text:p>
          </table:table-cell>
          <table:table-cell office:value-type="float" office:value="7.5" calcext:value-type="float">
            <text:p>7.5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://mobile.de/" xlink:type="simple">mobile.de</text:a></text:p>
          </table:table-cell>
          <table:table-cell office:value-type="string" calcext:value-type="string">
            <text:p>Купля-продажа автомобилей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 300.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://webry.info/" xlink:type="simple">webry.info</text:a></text:p>
          </table:table-cell>
          <table:table-cell office:value-type="string" calcext:value-type="string">
            <text:p>Государственные и регулирующие органы</text:p>
          </table:table-cell>
          <table:table-cell office:value-type="float" office:value="7.5" calcext:value-type="float">
            <text:p>7.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<text:a xlink:href="http://5d6d.com/" xlink:type="simple">5d6d.com</text:a></text:p>
          </table:table-cell>
          <table:table-cell office:value-type="string" calcext:value-type="string">
            <text:p>Форумы, чаты и мгновенные сообщения</text:p>
          </table:table-cell>
          <table:table-cell office:value-type="float" office:value="7.5" calcext:value-type="float">
            <text:p>7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://aufeminin.com/" xlink:type="simple">aufeminin.com</text:a></text:p>
          </table:table-cell>
          <table:table-cell office:value-type="string" calcext:value-type="string">
            <text:p>Женский журнал</text:p>
          </table:table-cell>
          <table:table-cell office:value-type="float" office:value="7.5" calcext:value-type="float">
            <text:p>7.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://wikihow.com/" xlink:type="simple">wikihow.com</text:a></text:p>
          </table:table-cell>
          <table:table-cell office:value-type="string" calcext:value-type="string">
            <text:p>Сайты знакомств</text:p>
          </table:table-cell>
          <table:table-cell office:value-type="float" office:value="7.5" calcext:value-type="float">
            <text:p>7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a xlink:href="http://11st.co.kr/" xlink:type="simple">11st.co.kr</text:a></text:p>
          </table:table-cell>
          <table:table-cell office:value-type="string" calcext:value-type="string">
            <text:p>Фантастика и фэнтези</text:p>
          </table:table-cell>
          <table:table-cell office:value-type="float" office:value="7.5" calcext:value-type="float">
            <text:p>7.5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://yaplog.jp/" xlink:type="simple">yaplog.jp</text:a></text:p>
          </table:table-cell>
          <table:table-cell office:value-type="string" calcext:value-type="string">
            <text:p>Блоги</text:p>
          </table:table-cell>
          <table:table-cell office:value-type="float" office:value="7.5" calcext:value-type="float">
            <text:p>7.5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://passport.net/" xlink:type="simple">passport.net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7.5" calcext:value-type="float">
            <text:p>7.5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://merriam-webster.com/" xlink:type="simple">merriam-webster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7.5" calcext:value-type="float">
            <text:p>7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a xlink:href="http://itmedia.co.jp/" xlink:type="simple">itmedia.co.jp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://cookpad.com/" xlink:type="simple">cookpad.com</text:a></text:p>
          </table:table-cell>
          <table:table-cell office:value-type="string" calcext:value-type="string">
            <text:p>Продуктовые магазины</text:p>
          </table:table-cell>
          <table:table-cell office:value-type="float" office:value="7.5" calcext:value-type="float">
            <text:p>7.5</text:p>
          </table:table-cell>
          <table:table-cell office:value-type="float" office:value="310" calcext:value-type="float">
            <text:p>310</text:p>
          </table:table-cell>
        </table:table-row>
        <table:table-row table:style-name="ro4"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mercadolivre.com.br/" xlink:type="simple">mercadolivre.com.br</text:a>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  <table:table-cell office:value-type="float" office:value="590" calcext:value-type="float">
            <text:p>590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://tu.tv/" xlink:type="simple">tu.tv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7.5" calcext:value-type="float">
            <text:p>7.5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string" calcext:value-type="string">
            <text:p><text:a xlink:href="http://wauee.com/" xlink:type="simple">wauee.com</text:a>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a xlink:href="http://priceline.com/" xlink:type="simple">priceline.com</text:a></text:p>
          </table:table-cell>
          <table:table-cell office:value-type="string" calcext:value-type="string">
            <text:p>Путешествия</text:p>
          </table:table-cell>
          <table:table-cell office:value-type="float" office:value="7.5" calcext:value-type="float">
            <text:p>7.5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://zshare.net/" xlink:type="simple">zshare.net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7.5" calcext:value-type="float">
            <text:p>7.5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://cooliris.com/" xlink:type="simple">cooliris.com</text:a></text:p>
          </table:table-cell>
          <table:table-cell office:value-type="string" calcext:value-type="string">
            <text:p>Блоги</text:p>
          </table:table-cell>
          <table:table-cell office:value-type="float" office:value="7.5" calcext:value-type="float">
            <text:p>7.5</text:p>
          </table:table-cell>
          <table:table-cell office:value-type="float" office:value="370" calcext:value-type="float">
            <text:p>370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<text:a xlink:href="http://qunar.com/" xlink:type="simple">qunar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://ryanair.com/" xlink:type="simple">ryanair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7.5" calcext:value-type="float">
            <text:p>7.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://interia.pl/" xlink:type="simple">interia.pl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7.5" calcext:value-type="float">
            <text:p>7.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a xlink:href="http://ig.com.br/" xlink:type="simple">ig.com.br</text:a></text:p>
          </table:table-cell>
          <table:table-cell office:value-type="string" calcext:value-type="string">
            <text:p>Новостной сайт</text:p>
          </table:table-cell>
          <table:table-cell office:value-type="float" office:value="7.5" calcext:value-type="float">
            <text:p>7.5</text:p>
          </table:table-cell>
          <table:table-cell office:value-type="float" office:value="790" calcext:value-type="float">
            <text:p>790</text:p>
          </table:table-cell>
        </table:table-row>
        <table:table-row table:style-name="ro4">
          <table:table-cell office:value-type="float" office:value="478" calcext:value-type="float">
            <text:p>478</text:p>
          </table:table-cell>
          <table:table-cell office:value-type="string" calcext:value-type="string">
            <text:p><text:a xlink:href="http://monster.com/" xlink:type="simple">monster.com</text:a></text:p>
          </table:table-cell>
          <table:table-cell office:value-type="string" calcext:value-type="string">
            <text:p>Job-сайты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://archive.org/" xlink:type="simple">archive.org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7.4" calcext:value-type="float">
            <text:p>7.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://alice.it/" xlink:type="simple">alice.it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7.4" calcext:value-type="float">
            <text:p>7.4</text:p>
          </table:table-cell>
          <table:table-cell office:value-type="float" office:value="280" calcext:value-type="float">
            <text:p>280</text:p>
          </table:table-cell>
        </table:table-row>
        <table:table-row table:style-name="ro4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://xinmin.cn/" xlink:type="simple">xinmin.cn</text:a></text:p>
          </table:table-cell>
          <table:table-cell office:value-type="string" calcext:value-type="string">
            <text:p>Газеты</text:p>
          </table:table-cell>
          <table:table-cell office:value-type="float" office:value="7.4" calcext:value-type="float">
            <text:p>7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://fixya.com/" xlink:type="simple">fixya.com</text:a></text:p>
          </table:table-cell>
          <table:table-cell office:value-type="string" calcext:value-type="string">
            <text:p>Техническая поддержка</text:p>
          </table:table-cell>
          <table:table-cell office:value-type="float" office:value="7.4" calcext:value-type="float">
            <text:p>7.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://nikkansports.com/" xlink:type="simple">nikkansports.com</text:a></text:p>
          </table:table-cell>
          <table:table-cell office:value-type="string" calcext:value-type="string">
            <text:p>Спортивные новости</text:p>
          </table:table-cell>
          <table:table-cell office:value-type="float" office:value="7.4" calcext:value-type="float">
            <text:p>7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a xlink:href="http://funshion.com/" xlink:type="simple">funshion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7.4" calcext:value-type="float">
            <text:p>7.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a xlink:href="http://vnet.cn/" xlink:type="simple">vnet.cn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7.4" calcext:value-type="float">
            <text:p>7.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://sears.com/" xlink:type="simple">sears.com</text:a></text:p>
          </table:table-cell>
          <table:table-cell office:value-type="string" calcext:value-type="string">
            <text:p>Бытовая техника</text:p>
          </table:table-cell>
          <table:table-cell office:value-type="float" office:value="7.4" calcext:value-type="float">
            <text:p>7.4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<text:a xlink:href="http://bild.de/" xlink:type="simple">bild.de</text:a></text:p>
          </table:table-cell>
          <table:table-cell office:value-type="string" calcext:value-type="string">
            <text:p>Иллюстрированная газета-таблоид</text:p>
          </table:table-cell>
          <table:table-cell office:value-type="float" office:value="7.4" calcext:value-type="float">
            <text:p>7.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a xlink:href="http://ebay.fr/" xlink:type="simple">ebay.fr</text:a></text:p>
          </table:table-cell>
          <table:table-cell office:value-type="string" calcext:value-type="string">
            <text:p>Онлайн аукционы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 100.0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<text:a xlink:href="http://iminent.com/" xlink:type="simple">iminent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7.4" calcext:value-type="float">
            <text:p>7.4</text:p>
          </table:table-cell>
          <table:table-cell office:value-type="float" office:value="340" calcext:value-type="float">
            <text:p>340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<text:a xlink:href="http://uploading.com/" xlink:type="simple">uploading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7.4" calcext:value-type="float">
            <text:p>7.4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baofeng.com/" xlink:type="simple">baofeng.com</text:a></text:p>
          </table:table-cell>
          <table:table-cell office:value-type="string" calcext:value-type="string">
            <text:p>Аудио и мультимедиа</text:p>
          </table:table-cell>
          <table:table-cell office:value-type="float" office:value="7.4" calcext:value-type="float">
            <text:p>7.4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float" office:value="492" calcext:value-type="float">
            <text:p>492</text:p>
          </table:table-cell>
          <table:table-cell office:value-type="string" calcext:value-type="string">
            <text:p><text:a xlink:href="http://1ting.com/" xlink:type="simple">1ting.com</text:a></text:p>
          </table:table-cell>
          <table:table-cell office:value-type="string" calcext:value-type="string">
            <text:p>Музыка</text:p>
          </table:table-cell>
          <table:table-cell office:value-type="float" office:value="7.4" calcext:value-type="float">
            <text:p>7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://macys.com/" xlink:type="simple">macys.com</text:a></text:p>
          </table:table-cell>
          <table:table-cell office:value-type="string" calcext:value-type="string">
            <text:p>Интернет магазины</text:p>
          </table:table-cell>
          <table:table-cell office:value-type="float" office:value="7.4" calcext:value-type="float">
            <text:p>7.4</text:p>
          </table:table-cell>
          <table:table-cell office:value-type="float" office:value="450" calcext:value-type="float">
            <text:p>450</text:p>
          </table:table-cell>
        </table:table-row>
        <table:table-row table:style-name="ro4">
          <table:table-cell office:value-type="float" office:value="494" calcext:value-type="float">
            <text:p>494</text:p>
          </table:table-cell>
          <table:table-cell office:value-type="string" calcext:value-type="string">
            <text:p><text:a xlink:href="http://kuwo.cn/" xlink:type="simple">kuwo.cn</text:a></text:p>
          </table:table-cell>
          <table:table-cell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<text:a xlink:href="http://bitauto.com/" xlink:type="simple">bitauto.com</text:a></text:p>
          </table:table-cell>
          <table:table-cell office:value-type="string" calcext:value-type="string">
            <text:p>Купля-продажа автомобилей</text:p>
          </table:table-cell>
          <table:table-cell office:value-type="float" office:value="7.4" calcext:value-type="float">
            <text:p>7.4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://tiexue.net/" xlink:type="simple">tiexue.net</text:a></text:p>
          </table:table-cell>
          <table:table-cell office:value-type="string" calcext:value-type="string">
            <text:p>Военная промышленность</text:p>
          </table:table-cell>
          <table:table-cell office:value-type="float" office:value="7.4" calcext:value-type="float">
            <text:p>7.4</text:p>
          </table:table-cell>
          <table:table-cell office:value-type="float" office:value="89" calcext:value-type="float">
            <text:p>89</text:p>
          </table:table-cell>
        </table:table-row>
        <table:table-row table:style-name="ro4"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://mpnrs.com/" xlink:type="simple">mpnrs.com</text:a></text:p>
          </table:table-cell>
          <table:table-cell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://nowdownloadall.com/" xlink:type="simple">nowdownloadall.com</text:a></text:p>
          </table:table-cell>
          <table:table-cell office:value-type="string" calcext:value-type="string">
            <text:p>Электронные книги</text:p>
          </table:table-cell>
          <table:table-cell office:value-type="float" office:value="7.4" calcext:value-type="float">
            <text:p>7.4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<text:a xlink:href="http://southwest.com/" xlink:type="simple">southwest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7.4" calcext:value-type="float">
            <text:p>7.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ce.cn/" xlink:type="simple">ce.cn</text:a></text:p>
          </table:table-cell>
          <table:table-cell office:value-type="string" calcext:value-type="string">
            <text:p>Бизнес новости</text:p>
          </table:table-cell>
          <table:table-cell office:value-type="float" office:value="7.4" calcext:value-type="float">
            <text:p>7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a xlink:href="http://in.com/" xlink:type="simple">in.com</text:a></text:p>
          </table:table-cell>
          <table:table-cell office:value-type="string" calcext:value-type="string">
            <text:p>Инвестирование</text:p>
          </table:table-cell>
          <table:table-cell office:value-type="float" office:value="7.4" calcext:value-type="float">
            <text:p>7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a xlink:href="http://allrecipes.com/" xlink:type="simple">allrecipes.com</text:a></text:p>
          </table:table-cell>
          <table:table-cell office:value-type="string" calcext:value-type="string">
            <text:p>Кулинарные рецепты</text:p>
          </table:table-cell>
          <table:table-cell office:value-type="float" office:value="7.4" calcext:value-type="float">
            <text:p>7.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a xlink:href="http://novoteka.ru/" xlink:type="simple">novoteka.ru</text:a></text:p>
          </table:table-cell>
          <table:table-cell office:value-type="string" calcext:value-type="string">
            <text:p>Новостной сайт</text:p>
          </table:table-cell>
          <table:table-cell office:value-type="float" office:value="7.4" calcext:value-type="float">
            <text:p>7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travelocity.com/" xlink:type="simple">travelocity.com</text:a></text:p>
          </table:table-cell>
          <table:table-cell office:value-type="string" calcext:value-type="string">
            <text:p>Путешествия</text:p>
          </table:table-cell>
          <table:table-cell office:value-type="float" office:value="7.4" calcext:value-type="float">
            <text:p>7.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a xlink:href="http://people.com/" xlink:type="simple">people.com</text:a></text:p>
          </table:table-cell>
          <table:table-cell office:value-type="string" calcext:value-type="string">
            <text:p>Знаменитости</text:p>
          </table:table-cell>
          <table:table-cell office:value-type="float" office:value="7.4" calcext:value-type="float">
            <text:p>7.4</text:p>
          </table:table-cell>
          <table:table-cell office:value-type="float" office:value="540" calcext:value-type="float">
            <text:p>540</text:p>
          </table:table-cell>
        </table:table-row>
        <table:table-row table:style-name="ro4">
          <table:table-cell office:value-type="float" office:value="506" calcext:value-type="float">
            <text:p>506</text:p>
          </table:table-cell>
          <table:table-cell office:value-type="string" calcext:value-type="string">
            <text:p><text:a xlink:href="http://timesonline.co.uk/" xlink:type="simple">timesonline.co.uk</text:a></text:p>
          </table:table-cell>
          <table:table-cell office:value-type="string" calcext:value-type="string">
            <text:p>Газеты</text:p>
          </table:table-cell>
          <table:table-cell office:value-type="float" office:value="7.4" calcext:value-type="float">
            <text:p>7.4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<text:a xlink:href="http://dealtime.com/" xlink:type="simple">dealtime.com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7.4" calcext:value-type="float">
            <text:p>7.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a xlink:href="http://ticketmaster.com/" xlink:type="simple">ticketmaster.com</text:a></text:p>
          </table:table-cell>
          <table:table-cell office:value-type="string" calcext:value-type="string">
            <text:p>Продажа билетов</text:p>
          </table:table-cell>
          <table:table-cell office:value-type="float" office:value="7.3" calcext:value-type="float">
            <text:p>7.3</text:p>
          </table:table-cell>
          <table:table-cell office:value-type="float" office:value="310" calcext:value-type="float">
            <text:p>310</text:p>
          </table:table-cell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string" calcext:value-type="string">
            <text:p><text:a xlink:href="http://mtv.com/" xlink:type="simple">mtv.com</text:a></text:p>
          </table:table-cell>
          <table:table-cell office:value-type="string" calcext:value-type="string">
            <text:p>Музыка</text:p>
          </table:table-cell>
          <table:table-cell office:value-type="float" office:value="7.3" calcext:value-type="float">
            <text:p>7.3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string" calcext:value-type="string">
            <text:p><text:a xlink:href="http://gazeta.pl/" xlink:type="simple">gazeta.pl</text:a></text:p>
          </table:table-cell>
          <table:table-cell office:value-type="string" calcext:value-type="string">
            <text:p>Газеты</text:p>
          </table:table-cell>
          <table:table-cell office:value-type="float" office:value="7.3" calcext:value-type="float">
            <text:p>7.3</text:p>
          </table:table-cell>
          <table:table-cell office:value-type="float" office:value="450" calcext:value-type="float">
            <text:p>450</text:p>
          </table:table-cell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<text:a xlink:href="http://bin-layer.de/" xlink:type="simple">bin-layer.de</text:a></text:p>
          </table:table-cell>
          <table:table-cell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a xlink:href="http://9wee.com/" xlink:type="simple">9wee.com</text:a></text:p>
          </table:table-cell>
          <table:table-cell office:value-type="string" calcext:value-type="string">
            <text:p>Интернет магазины</text:p>
          </table:table-cell>
          <table:table-cell office:value-type="float" office:value="6.9" calcext:value-type="float">
            <text:p>6.9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://donga.com/" xlink:type="simple">donga.com</text:a></text:p>
          </table:table-cell>
          <table:table-cell office:value-type="string" calcext:value-type="string">
            <text:p>Газеты</text:p>
          </table:table-cell>
          <table:table-cell office:value-type="float" office:value="6.8" calcext:value-type="float">
            <text:p>6.8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<text:a xlink:href="http://lowes.com/" xlink:type="simple">lowes.com</text:a></text:p>
          </table:table-cell>
          <table:table-cell office:value-type="string" calcext:value-type="string">
            <text:p>Интернет-магазины товаров для дома</text:p>
          </table:table-cell>
          <table:table-cell office:value-type="float" office:value="6.8" calcext:value-type="float">
            <text:p>6.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a xlink:href="http://fanpop.com/" xlink:type="simple">fanpop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6.8" calcext:value-type="float">
            <text:p>6.8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<text:a xlink:href="http://cnxad.com/" xlink:type="simple">cnxad.com</text:a></text:p>
          </table:table-cell>
          <table:table-cell office:value-type="string" calcext:value-type="string">
            <text:p>Поисковая оптимизация и маркетинг</text:p>
          </table:table-cell>
          <table:table-cell office:value-type="float" office:value="6.8" calcext:value-type="float">
            <text:p>6.8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string" calcext:value-type="string">
            <text:p><text:a xlink:href="http://angelfire.com/" xlink:type="simple">angelfire.com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6.8" calcext:value-type="float">
            <text:p>6.8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float" office:value="518" calcext:value-type="float">
            <text:p>518</text:p>
          </table:table-cell>
          <table:table-cell office:value-type="string" calcext:value-type="string">
            <text:p><text:a xlink:href="http://blackberry.com/" xlink:type="simple">blackberry.com</text:a></text:p>
          </table:table-cell>
          <table:table-cell office:value-type="string" calcext:value-type="string">
            <text:p>Веб-браузер</text:p>
          </table:table-cell>
          <table:table-cell office:value-type="float" office:value="6.8" calcext:value-type="float">
            <text:p>6.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01net.com/" xlink:type="simple">01net.com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6.8" calcext:value-type="float">
            <text:p>6.8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<text:a xlink:href="http://wunderground.com/" xlink:type="simple">wunderground.com</text:a></text:p>
          </table:table-cell>
          <table:table-cell office:value-type="string" calcext:value-type="string">
            <text:p>Погода</text:p>
          </table:table-cell>
          <table:table-cell office:value-type="float" office:value="6.8" calcext:value-type="float">
            <text:p>6.8</text:p>
          </table:table-cell>
          <table:table-cell office:value-type="float" office:value="190" calcext:value-type="float">
            <text:p>190</text:p>
          </table:table-cell>
        </table:table-row>
        <table:table-row table:style-name="ro4">
          <table:table-cell office:value-type="float" office:value="521" calcext:value-type="float">
            <text:p>521</text:p>
          </table:table-cell>
          <table:table-cell office:value-type="string" calcext:value-type="string">
            <text:p><text:a xlink:href="http://news.cn/" xlink:type="simple">news.cn</text:a></text:p>
          </table:table-cell>
          <table:table-cell office:value-type="string" calcext:value-type="string">
            <text:p>Новости</text:p>
          </table:table-cell>
          <table:table-cell office:value-type="float" office:value="6.8" calcext:value-type="float">
            <text:p>6.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a xlink:href="http://linksynergy.com/" xlink:type="simple">linksynergy.com</text:a></text:p>
          </table:table-cell>
          <table:table-cell office:value-type="string" calcext:value-type="string">
            <text:p>Партнерские программы</text:p>
          </table:table-cell>
          <table:table-cell office:value-type="float" office:value="6.8" calcext:value-type="float">
            <text:p>6.8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523" calcext:value-type="float">
            <text:p>523</text:p>
          </table:table-cell>
          <table:table-cell office:value-type="string" calcext:value-type="string">
            <text:p><text:a xlink:href="http://sapo.pt/" xlink:type="simple">sapo.pt</text:a></text:p>
          </table:table-cell>
          <table:table-cell office:value-type="string" calcext:value-type="string">
            <text:p>Газеты</text:p>
          </table:table-cell>
          <table:table-cell office:value-type="float" office:value="6.8" calcext:value-type="float">
            <text:p>6.8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524" calcext:value-type="float">
            <text:p>524</text:p>
          </table:table-cell>
          <table:table-cell office:value-type="string" calcext:value-type="string">
            <text:p><text:a xlink:href="http://deviantart.net/" xlink:type="simple">deviantart.net</text:a></text:p>
          </table:table-cell>
          <table:table-cell office:value-type="string" calcext:value-type="string">
            <text:p>Рестораны</text:p>
          </table:table-cell>
          <table:table-cell office:value-type="float" office:value="6.8" calcext:value-type="float">
            <text:p>6.8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525" calcext:value-type="float">
            <text:p>525</text:p>
          </table:table-cell>
          <table:table-cell office:value-type="string" calcext:value-type="string">
            <text:p><text:a xlink:href="http://nydailynews.com/" xlink:type="simple">nydailynews.com</text:a></text:p>
          </table:table-cell>
          <table:table-cell office:value-type="string" calcext:value-type="string">
            <text:p>Новости</text:p>
          </table:table-cell>
          <table:table-cell office:value-type="float" office:value="6.8" calcext:value-type="float">
            <text:p>6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a xlink:href="http://mtime.com/" xlink:type="simple">mtime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6.8" calcext:value-type="float">
            <text:p>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a xlink:href="http://univision.com/" xlink:type="simple">univision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6.8" calcext:value-type="float">
            <text:p>6.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a xlink:href="http://sfr.fr/" xlink:type="simple">sfr.fr</text:a></text:p>
          </table:table-cell>
          <table:table-cell office:value-type="string" calcext:value-type="string">
            <text:p>Сервис-провайдеры</text:p>
          </table:table-cell>
          <table:table-cell office:value-type="float" office:value="6.8" calcext:value-type="float">
            <text:p>6.8</text:p>
          </table:table-cell>
          <table:table-cell office:value-type="float" office:value="950" calcext:value-type="float">
            <text:p>950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<text:a xlink:href="http://winamp.com/" xlink:type="simple">winamp.com</text:a></text:p>
          </table:table-cell>
          <table:table-cell office:value-type="string" calcext:value-type="string">
            <text:p>Аудио и мультимедиа</text:p>
          </table:table-cell>
          <table:table-cell office:value-type="float" office:value="6.8" calcext:value-type="float">
            <text:p>6.8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string" calcext:value-type="string">
            <text:p><text:a xlink:href="http://webshots.com/" xlink:type="simple">webshots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6.8" calcext:value-type="float">
            <text:p>6.8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<text:a xlink:href="http://enet.com.cn/" xlink:type="simple">enet.com.cn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6.8" calcext:value-type="float">
            <text:p>6.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a xlink:href="http://made-in-china.com/" xlink:type="simple">made-in-china.com</text:a></text:p>
          </table:table-cell>
          <table:table-cell office:value-type="string" calcext:value-type="string">
            <text:p>Производство</text:p>
          </table:table-cell>
          <table:table-cell office:value-type="float" office:value="6.8" calcext:value-type="float">
            <text:p>6.8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constantcontact.com/" xlink:type="simple">constantcontact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6.8" calcext:value-type="float">
            <text:p>6.8</text:p>
          </table:table-cell>
          <table:table-cell office:value-type="float" office:value="280" calcext:value-type="float">
            <text:p>280</text:p>
          </table:table-cell>
        </table:table-row>
        <table:table-row table:style-name="ro4">
          <table:table-cell office:value-type="float" office:value="534" calcext:value-type="float">
            <text:p>534</text:p>
          </table:table-cell>
          <table:table-cell office:value-type="string" calcext:value-type="string">
            <text:p><text:a xlink:href="http://examiner.com/" xlink:type="simple">examiner.com</text:a></text:p>
          </table:table-cell>
          <table:table-cell office:value-type="string" calcext:value-type="string">
            <text:p>Новости</text:p>
          </table:table-cell>
          <table:table-cell office:value-type="float" office:value="6.8" calcext:value-type="float">
            <text:p>6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a xlink:href="http://pandora.tv/" xlink:type="simple">pandora.tv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6.8" calcext:value-type="float">
            <text:p>6.8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abril.com.br/" xlink:type="simple">abril.com.br</text:a></text:p>
          </table:table-cell>
          <table:table-cell office:value-type="string" calcext:value-type="string">
            <text:p>Журналы</text:p>
          </table:table-cell>
          <table:table-cell office:value-type="float" office:value="6.8" calcext:value-type="float">
            <text:p>6.8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537" calcext:value-type="float">
            <text:p>537</text:p>
          </table:table-cell>
          <table:table-cell office:value-type="string" calcext:value-type="string">
            <text:p><text:a xlink:href="http://indeed.com/" xlink:type="simple">indeed.com</text:a></text:p>
          </table:table-cell>
          <table:table-cell office:value-type="string" calcext:value-type="string">
            <text:p>Job-сайты</text:p>
          </table:table-cell>
          <table:table-cell office:value-type="float" office:value="6.7" calcext:value-type="float">
            <text:p>6.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a xlink:href="http://overstock.com/" xlink:type="simple">overstock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6.7" calcext:value-type="float">
            <text:p>6.7</text:p>
          </table:table-cell>
          <table:table-cell office:value-type="float" office:value="280" calcext:value-type="float">
            <text:p>280</text:p>
          </table:table-cell>
        </table:table-row>
        <table:table-row table:style-name="ro4">
          <table:table-cell office:value-type="float" office:value="539" calcext:value-type="float">
            <text:p>539</text:p>
          </table:table-cell>
          <table:table-cell office:value-type="string" calcext:value-type="string">
            <text:p><text:a xlink:href="http://xywy.com/" xlink:type="simple">xywy.com</text:a></text:p>
          </table:table-cell>
          <table:table-cell office:value-type="string" calcext:value-type="string">
            <text:p>Здоровье</text:p>
          </table:table-cell>
          <table:table-cell office:value-type="float" office:value="6.7" calcext:value-type="float">
            <text:p>6.7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string" calcext:value-type="string">
            <text:p><text:a xlink:href="http://gizmodo.com/" xlink:type="simple">gizmodo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6.7" calcext:value-type="float">
            <text:p>6.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<text:a xlink:href="http://wiktionary.org/" xlink:type="simple">wiktionary.org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6.7" calcext:value-type="float">
            <text:p>6.7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string" calcext:value-type="string">
            <text:p><text:a xlink:href="http://shinobi.jp/" xlink:type="simple">shinobi.jp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6.7" calcext:value-type="float">
            <text:p>6.7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543" calcext:value-type="float">
            <text:p>543</text:p>
          </table:table-cell>
          <table:table-cell office:value-type="string" calcext:value-type="string">
            <text:p><text:a xlink:href="http://pandora.com/" xlink:type="simple">pandora.com</text:a></text:p>
          </table:table-cell>
          <table:table-cell office:value-type="string" calcext:value-type="string">
            <text:p>Музыка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 000.0</text:p>
          </table:table-cell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>
            <text:p><text:a xlink:href="http://dianping.com/" xlink:type="simple">dianping.com</text:a></text:p>
          </table:table-cell>
          <table:table-cell office:value-type="string" calcext:value-type="string">
            <text:p>Рестораны</text:p>
          </table:table-cell>
          <table:table-cell office:value-type="float" office:value="6.7" calcext:value-type="float">
            <text:p>6.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a xlink:href="http://repubblica.it/" xlink:type="simple">repubblica.it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6.7" calcext:value-type="float">
            <text:p>6.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a xlink:href="http://360doc.com/" xlink:type="simple">360doc.com</text:a></text:p>
          </table:table-cell>
          <table:table-cell office:value-type="string" calcext:value-type="string">
            <text:p>Общественные науки</text:p>
          </table:table-cell>
          <table:table-cell office:value-type="float" office:value="6.7" calcext:value-type="float">
            <text:p>6.7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<text:a xlink:href="http://duote.com/" xlink:type="simple">duote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6.7" calcext:value-type="float">
            <text:p>6.7</text:p>
          </table:table-cell>
          <table:table-cell office:value-type="float" office:value="37" calcext:value-type="float">
            <text:p>37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://176.com/" xlink:type="simple">176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6.7" calcext:value-type="float">
            <text:p>6.7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 office:value-type="float" office:value="549" calcext:value-type="float">
            <text:p>549</text:p>
          </table:table-cell>
          <table:table-cell office:value-type="string" calcext:value-type="string">
            <text:p><text:a xlink:href="http://intel.com/" xlink:type="simple">intel.com</text:a></text:p>
          </table:table-cell>
          <table:table-cell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a xlink:href="http://accountonline.com/" xlink:type="simple">accountonline.com</text:a></text:p>
          </table:table-cell>
          <table:table-cell office:value-type="string" calcext:value-type="string">
            <text:p>Платежные системы</text:p>
          </table:table-cell>
          <table:table-cell office:value-type="float" office:value="6.7" calcext:value-type="float">
            <text:p>6.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a xlink:href="http://aibang.com/" xlink:type="simple">aibang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6.7" calcext:value-type="float">
            <text:p>6.7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altervista.org/" xlink:type="simple">altervista.org</text:a></text:p>
          </table:table-cell>
          <table:table-cell office:value-type="string" calcext:value-type="string">
            <text:p>Онлайн коммуникации</text:p>
          </table:table-cell>
          <table:table-cell office:value-type="float" office:value="6.7" calcext:value-type="float">
            <text:p>6.7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553" calcext:value-type="float">
            <text:p>553</text:p>
          </table:table-cell>
          <table:table-cell office:value-type="string" calcext:value-type="string">
            <text:p><text:a xlink:href="http://rapid-downloads.com/" xlink:type="simple">rapid-downloads.com</text:a></text:p>
          </table:table-cell>
          <table:table-cell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string" calcext:value-type="string">
            <text:p><text:a xlink:href="http://xe.com/" xlink:type="simple">xe.com</text:a></text:p>
          </table:table-cell>
          <table:table-cell office:value-type="string" calcext:value-type="string">
            <text:p>Информационный ресурс о валютах</text:p>
          </table:table-cell>
          <table:table-cell office:value-type="float" office:value="6.7" calcext:value-type="float">
            <text:p>6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a xlink:href="http://pixnet.net/" xlink:type="simple">pixnet.net</text:a></text:p>
          </table:table-cell>
          <table:table-cell office:value-type="string" calcext:value-type="string">
            <text:p>Продуктовые магазины</text:p>
          </table:table-cell>
          <table:table-cell office:value-type="float" office:value="6.7" calcext:value-type="float">
            <text:p>6.7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string" calcext:value-type="string">
            <text:p><text:a xlink:href="http://wareseeker.com/" xlink:type="simple">wareseeker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6.7" calcext:value-type="float">
            <text:p>6.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string" calcext:value-type="string">
            <text:p><text:a xlink:href="http://ebuddy.com/" xlink:type="simple">ebuddy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6.7" calcext:value-type="float">
            <text:p>6.7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string" calcext:value-type="string">
            <text:p><text:a xlink:href="http://radikal.ru/" xlink:type="simple">radikal.ru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6.7" calcext:value-type="float">
            <text:p>6.7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ebgame.com.cn/" xlink:type="simple">webgame.com.cn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6.6" calcext:value-type="float">
            <text:p>6.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<text:a xlink:href="http://jcpenney.com/" xlink:type="simple">jcpenney.com</text:a></text:p>
          </table:table-cell>
          <table:table-cell office:value-type="string" calcext:value-type="string">
            <text:p>Интернет-магазин по продажи одежды</text:p>
          </table:table-cell>
          <table:table-cell office:value-type="float" office:value="6.2" calcext:value-type="float">
            <text:p>6.2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561" calcext:value-type="float">
            <text:p>561</text:p>
          </table:table-cell>
          <table:table-cell office:value-type="string" calcext:value-type="string">
            <text:p><text:a xlink:href="http://armorgames.com/" xlink:type="simple">armorgames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6.2" calcext:value-type="float">
            <text:p>6.2</text:p>
          </table:table-cell>
          <table:table-cell office:value-type="float" office:value="97" calcext:value-type="float">
            <text:p>97</text:p>
          </table:table-cell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string" calcext:value-type="string">
            <text:p><text:a xlink:href="http://information.com/" xlink:type="simple">information.com</text:a></text:p>
          </table:table-cell>
          <table:table-cell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://downloadcave.com/" xlink:type="simple">downloadcave.com</text:a></text:p>
          </table:table-cell>
          <table:table-cell office:value-type="string" calcext:value-type="string">
            <text:p>Геология и архивы</text:p>
          </table:table-cell>
          <table:table-cell office:value-type="float" office:value="6.2" calcext:value-type="float">
            <text:p>6.2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string" calcext:value-type="string">
            <text:p><text:a xlink:href="http://orbitz.com/" xlink:type="simple">orbitz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6.2" calcext:value-type="float">
            <text:p>6.2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<text:a xlink:href="http://ca.gov/" xlink:type="simple">ca.gov</text:a></text:p>
          </table:table-cell>
          <table:table-cell office:value-type="string" calcext:value-type="string">
            <text:p>Государственные и регулирующие органы</text:p>
          </table:table-cell>
          <table:table-cell office:value-type="float" office:value="6.2" calcext:value-type="float">
            <text:p>6.2</text:p>
          </table:table-cell>
          <table:table-cell office:value-type="float" office:value="280" calcext:value-type="float">
            <text:p>280</text:p>
          </table:table-cell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string" calcext:value-type="string">
            <text:p><text:a xlink:href="http://zaycev.net/" xlink:type="simple">zaycev.net</text:a></text:p>
          </table:table-cell>
          <table:table-cell office:value-type="string" calcext:value-type="string">
            <text:p>Веб-браузер</text:p>
          </table:table-cell>
          <table:table-cell office:value-type="float" office:value="6.2" calcext:value-type="float">
            <text:p>6.2</text:p>
          </table:table-cell>
          <table:table-cell office:value-type="float" office:value="370" calcext:value-type="float">
            <text:p>370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string" calcext:value-type="string">
            <text:p><text:a xlink:href="http://imvu.com/" xlink:type="simple">imvu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6.2" calcext:value-type="float">
            <text:p>6.2</text:p>
          </table:table-cell>
          <table:table-cell office:value-type="float" office:value="210" calcext:value-type="float">
            <text:p>210</text:p>
          </table:table-cell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>
            <text:p><text:a xlink:href="http://rian.ru/" xlink:type="simple">rian.ru</text:a></text:p>
          </table:table-cell>
          <table:table-cell office:value-type="string" calcext:value-type="string">
            <text:p>Новости</text:p>
          </table:table-cell>
          <table:table-cell office:value-type="float" office:value="6.2" calcext:value-type="float">
            <text:p>6.2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<text:a xlink:href="http://usagc.org/" xlink:type="simple">usagc.org</text:a></text:p>
          </table:table-cell>
          <table:table-cell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a xlink:href="http://metroflog.com/" xlink:type="simple">metroflog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 700.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<text:a xlink:href="http://medicinenet.com/" xlink:type="simple">medicinenet.com</text:a></text:p>
          </table:table-cell>
          <table:table-cell office:value-type="string" calcext:value-type="string">
            <text:p>Медицинские справочники (литература)</text:p>
          </table:table-cell>
          <table:table-cell office:value-type="float" office:value="6.2" calcext:value-type="float">
            <text:p>6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a xlink:href="http://classmates.com/" xlink:type="simple">classmates.com</text:a></text:p>
          </table:table-cell>
          <table:table-cell office:value-type="string" calcext:value-type="string">
            <text:p>Социальная сеть</text:p>
          </table:table-cell>
          <table:table-cell office:value-type="float" office:value="6.2" calcext:value-type="float">
            <text:p>6.2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string" calcext:value-type="string">
            <text:p><text:a xlink:href="http://windowsmedia.com/" xlink:type="simple">windowsmedia.com</text:a></text:p>
          </table:table-cell>
          <table:table-cell office:value-type="string" calcext:value-type="string">
            <text:p>Музыка</text:p>
          </table:table-cell>
          <table:table-cell office:value-type="float" office:value="6.2" calcext:value-type="float">
            <text:p>6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a xlink:href="http://detik.com/" xlink:type="simple">detik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6.2" calcext:value-type="float">
            <text:p>6.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a xlink:href="http://mk.co.kr/" xlink:type="simple">mk.co.kr</text:a></text:p>
          </table:table-cell>
          <table:table-cell office:value-type="string" calcext:value-type="string">
            <text:p>Деловые журналы</text:p>
          </table:table-cell>
          <table:table-cell office:value-type="float" office:value="6.2" calcext:value-type="float">
            <text:p>6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a xlink:href="http://microsofttranslator.com/" xlink:type="simple">microsofttranslator.com</text:a></text:p>
          </table:table-cell>
          <table:table-cell office:value-type="string" calcext:value-type="string">
            <text:p>Онлайн переводчики</text:p>
          </table:table-cell>
          <table:table-cell office:value-type="float" office:value="6.2" calcext:value-type="float">
            <text:p>6.2</text:p>
          </table:table-cell>
          <table:table-cell office:value-type="float" office:value="55" calcext:value-type="float">
            <text:p>55</text:p>
          </table:table-cell>
        </table:table-row>
        <table:table-row table:style-name="ro4">
          <table:table-cell office:value-type="float" office:value="577" calcext:value-type="float">
            <text:p>577</text:p>
          </table:table-cell>
          <table:table-cell office:value-type="string" calcext:value-type="string">
            <text:p><text:a xlink:href="http://verizon.net/" xlink:type="simple">verizon.net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6.2" calcext:value-type="float">
            <text:p>6.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a xlink:href="http://cartoonnetwork.com/" xlink:type="simple">cartoonnetwork.com</text:a></text:p>
          </table:table-cell>
          <table:table-cell office:value-type="string" calcext:value-type="string">
            <text:p>Мультфильмы</text:p>
          </table:table-cell>
          <table:table-cell office:value-type="float" office:value="6.2" calcext:value-type="float">
            <text:p>6.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a xlink:href="http://mt.co.kr/" xlink:type="simple">mt.co.kr</text:a></text:p>
          </table:table-cell>
          <table:table-cell office:value-type="string" calcext:value-type="string">
            <text:p>Инвестирование</text:p>
          </table:table-cell>
          <table:table-cell office:value-type="float" office:value="6.2" calcext:value-type="float">
            <text:p>6.2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<text:a xlink:href="http://fangeye.com/" xlink:type="simple">fangeye.com</text:a></text:p>
          </table:table-cell>
          <table:table-cell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a xlink:href="http://rr.com/" xlink:type="simple">rr.com</text:a></text:p>
          </table:table-cell>
          <table:table-cell office:value-type="string" calcext:value-type="string">
            <text:p>Интернет-провайдер</text:p>
          </table:table-cell>
          <table:table-cell office:value-type="float" office:value="6.2" calcext:value-type="float">
            <text:p>6.2</text:p>
          </table:table-cell>
          <table:table-cell office:value-type="float" office:value="540" calcext:value-type="float">
            <text:p>540</text:p>
          </table:table-cell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<text:a xlink:href="http://fresheye.com/" xlink:type="simple">fresheye.com</text:a></text:p>
          </table:table-cell>
          <table:table-cell office:value-type="string" calcext:value-type="string">
            <text:p>Новости</text:p>
          </table:table-cell>
          <table:table-cell office:value-type="float" office:value="6.2" calcext:value-type="float">
            <text:p>6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a xlink:href="http://sweetim.com/" xlink:type="simple">sweetim.com</text:a></text:p>
          </table:table-cell>
          <table:table-cell office:value-type="string" calcext:value-type="string">
            <text:p>Интернет-магазины</text:p>
          </table:table-cell>
          <table:table-cell office:value-type="float" office:value="6.2" calcext:value-type="float">
            <text:p>6.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a xlink:href="http://stumbleupon.com/" xlink:type="simple">stumbleupon.com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6.2" calcext:value-type="float">
            <text:p>6.2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<text:a xlink:href="http://myvideo.de/" xlink:type="simple">myvideo.de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6.2" calcext:value-type="float">
            <text:p>6.2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>
            <text:p><text:a xlink:href="http://hotpepper.jp/" xlink:type="simple">hotpepper.jp</text:a></text:p>
          </table:table-cell>
          <table:table-cell office:value-type="string" calcext:value-type="string">
            <text:p>Рестораны</text:p>
          </table:table-cell>
          <table:table-cell office:value-type="float" office:value="6.2" calcext:value-type="float">
            <text:p>6.2</text:p>
          </table:table-cell>
          <table:table-cell office:value-type="float" office:value="89" calcext:value-type="float">
            <text:p>89</text:p>
          </table:table-cell>
        </table:table-row>
        <table:table-row table:style-name="ro4">
          <table:table-cell office:value-type="float" office:value="587" calcext:value-type="float">
            <text:p>587</text:p>
          </table:table-cell>
          <table:table-cell office:value-type="string" calcext:value-type="string">
            <text:p><text:a xlink:href="http://pcgames.com.cn/" xlink:type="simple">pcgames.com.cn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6.2" calcext:value-type="float">
            <text:p>6.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a xlink:href="http://costco.com/" xlink:type="simple">costco.com</text:a></text:p>
          </table:table-cell>
          <table:table-cell office:value-type="string" calcext:value-type="string">
            <text:p>Интернет магазины</text:p>
          </table:table-cell>
          <table:table-cell office:value-type="float" office:value="6.2" calcext:value-type="float">
            <text:p>6.2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<text:a xlink:href="http://uploaded.to/" xlink:type="simple">uploaded.to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6.2" calcext:value-type="float">
            <text:p>6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a xlink:href="http://xiaonei.com/" xlink:type="simple">xiaonei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6.2" calcext:value-type="float">
            <text:p>6.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a xlink:href="http://24h.com.vn/" xlink:type="simple">24h.com.vn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6.2" calcext:value-type="float">
            <text:p>6.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a xlink:href="http://cncmax.cn/" xlink:type="simple">cncmax.cn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6.2" calcext:value-type="float">
            <text:p>6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a xlink:href="http://mafiawars.com/" xlink:type="simple">mafiawars.com</text:a></text:p>
          </table:table-cell>
          <table:table-cell office:value-type="string" calcext:value-type="string">
            <text:p>Ролевые игры</text:p>
          </table:table-cell>
          <table:table-cell office:value-type="float" office:value="6.2" calcext:value-type="float">
            <text:p>6.2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<text:a xlink:href="http://priceminister.com/" xlink:type="simple">priceminister.com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6.2" calcext:value-type="float">
            <text:p>6.2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<text:a xlink:href="http://w3.org/" xlink:type="simple">w3.org</text:a></text:p>
          </table:table-cell>
          <table:table-cell office:value-type="string" calcext:value-type="string">
            <text:p>Хостинг и конструктор сайтов</text:p>
          </table:table-cell>
          <table:table-cell office:value-type="float" office:value="6.2" calcext:value-type="float">
            <text:p>6.2</text:p>
          </table:table-cell>
          <table:table-cell office:value-type="float" office:value="56" calcext:value-type="float">
            <text:p>56</text:p>
          </table:table-cell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string" calcext:value-type="string">
            <text:p><text:a xlink:href="http://nhaccuatui.com/" xlink:type="simple">nhaccuatui.com</text:a></text:p>
          </table:table-cell>
          <table:table-cell office:value-type="string" calcext:value-type="string">
            <text:p>Музыка</text:p>
          </table:table-cell>
          <table:table-cell office:value-type="float" office:value="6.1" calcext:value-type="float">
            <text:p>6.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a xlink:href="http://vnexpress.net/" xlink:type="simple">vnexpress.net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6.1" calcext:value-type="float">
            <text:p>6.1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<text:a xlink:href="http://foxnetworks.com/" xlink:type="simple">foxnetworks.com</text:a></text:p>
          </table:table-cell>
          <table:table-cell office:value-type="string" calcext:value-type="string">
            <text:p>Хостинг и конструктор сайтов</text:p>
          </table:table-cell>
          <table:table-cell office:value-type="float" office:value="6.1" calcext:value-type="float">
            <text:p>6.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<text:a xlink:href="http://freakshare.net/" xlink:type="simple">freakshare.net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6.1" calcext:value-type="float">
            <text:p>6.1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://rutracker.org/" xlink:type="simple">rutracker.org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6.1" calcext:value-type="float">
            <text:p>6.1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601" calcext:value-type="float">
            <text:p>601</text:p>
          </table:table-cell>
          <table:table-cell office:value-type="string" calcext:value-type="string">
            <text:p><text:a xlink:href="http://elmundo.es/" xlink:type="simple">elmundo.es</text:a></text:p>
          </table:table-cell>
          <table:table-cell office:value-type="string" calcext:value-type="string">
            <text:p>Новости</text:p>
          </table:table-cell>
          <table:table-cell office:value-type="float" office:value="6.1" calcext:value-type="float">
            <text:p>6.1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<text:a xlink:href="http://torrentreactor.net/" xlink:type="simple">torrentreactor.net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6.1" calcext:value-type="float">
            <text:p>6.1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<text:a xlink:href="http://best-price.com/" xlink:type="simple">best-price.com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6.1" calcext:value-type="float">
            <text:p>6.1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float" office:value="604" calcext:value-type="float">
            <text:p>604</text:p>
          </table:table-cell>
          <table:table-cell office:value-type="string" calcext:value-type="string">
            <text:p><text:a xlink:href="http://nasa.gov/" xlink:type="simple">nasa.gov</text:a></text:p>
          </table:table-cell>
          <table:table-cell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  <table:table-cell office:value-type="float" office:value="99" calcext:value-type="float">
            <text:p>99</text:p>
          </table:table-cell>
        </table:table-row>
        <table:table-row table:style-name="ro4">
          <table:table-cell office:value-type="float" office:value="605" calcext:value-type="float">
            <text:p>605</text:p>
          </table:table-cell>
          <table:table-cell office:value-type="string" calcext:value-type="string">
            <text:p><text:a xlink:href="http://mdinfo.com/" xlink:type="simple">mdinfo.com</text:a></text:p>
          </table:table-cell>
          <table:table-cell office:value-type="string" calcext:value-type="string">
            <text:p>Здоровье</text:p>
          </table:table-cell>
          <table:table-cell office:value-type="float" office:value="6.1" calcext:value-type="float">
            <text:p>6.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string" calcext:value-type="string">
            <text:p><text:a xlink:href="http://limewire.com/" xlink:type="simple">limewir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6.1" calcext:value-type="float">
            <text:p>6.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a xlink:href="http://wer-kennt-wen.de/" xlink:type="simple">wer-kennt-wen.de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 400.0</text:p>
          </table:table-cell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nikkei.com/" xlink:type="simple">nikkei.com</text:a></text:p>
          </table:table-cell>
          <table:table-cell office:value-type="string" calcext:value-type="string">
            <text:p>Газеты</text:p>
          </table:table-cell>
          <table:table-cell office:value-type="float" office:value="6.1" calcext:value-type="float">
            <text:p>6.1</text:p>
          </table:table-cell>
          <table:table-cell office:value-type="float" office:value="140" calcext:value-type="float">
            <text:p>140</text:p>
          </table:table-cell>
        </table:table-row>
        <table:table-row table:style-name="ro4">
          <table:table-cell office:value-type="float" office:value="609" calcext:value-type="float">
            <text:p>609</text:p>
          </table:table-cell>
          <table:table-cell office:value-type="string" calcext:value-type="string">
            <text:p><text:a xlink:href="http://51seer.com/" xlink:type="simple">51seer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6.1" calcext:value-type="float">
            <text:p>6.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<text:a xlink:href="http://gap.com/" xlink:type="simple">gap.com</text:a></text:p>
          </table:table-cell>
          <table:table-cell office:value-type="string" calcext:value-type="string">
            <text:p>Магазины одежды</text:p>
          </table:table-cell>
          <table:table-cell office:value-type="float" office:value="6.1" calcext:value-type="float">
            <text:p>6.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iley.com/" xlink:type="simple">wiley.com</text:a></text:p>
          </table:table-cell>
          <table:table-cell office:value-type="string" calcext:value-type="string">
            <text:p>Печатные и электронные книги, журналы</text:p>
          </table:table-cell>
          <table:table-cell office:value-type="float" office:value="6.1" calcext:value-type="float">
            <text:p>6.1</text:p>
          </table:table-cell>
          <table:table-cell office:value-type="float" office:value="88" calcext:value-type="float">
            <text:p>88</text:p>
          </table:table-cell>
        </table:table-row>
        <table:table-row table:style-name="ro4">
          <table:table-cell office:value-type="float" office:value="612" calcext:value-type="float">
            <text:p>612</text:p>
          </table:table-cell>
          <table:table-cell office:value-type="string" calcext:value-type="string">
            <text:p><text:a xlink:href="http://time.com/" xlink:type="simple">time.com</text:a></text:p>
          </table:table-cell>
          <table:table-cell office:value-type="string" calcext:value-type="string">
            <text:p>Журналы</text:p>
          </table:table-cell>
          <table:table-cell office:value-type="float" office:value="6.1" calcext:value-type="float">
            <text:p>6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<text:a xlink:href="http://elsevier.com/" xlink:type="simple">elsevier.com</text:a></text:p>
          </table:table-cell>
          <table:table-cell office:value-type="string" calcext:value-type="string">
            <text:p>Научные ресурсы</text:p>
          </table:table-cell>
          <table:table-cell office:value-type="float" office:value="6.1" calcext:value-type="float">
            <text:p>6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a xlink:href="http://howstuffworks.com/" xlink:type="simple">howstuffworks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6.1" calcext:value-type="float">
            <text:p>6.1</text:p>
          </table:table-cell>
          <table:table-cell office:value-type="float" office:value="66" calcext:value-type="float">
            <text:p>66</text:p>
          </table:table-cell>
        </table:table-row>
        <table:table-row table:style-name="ro4">
          <table:table-cell office:value-type="float" office:value="615" calcext:value-type="float">
            <text:p>615</text:p>
          </table:table-cell>
          <table:table-cell office:value-type="string" calcext:value-type="string">
            <text:p><text:a xlink:href="http://agame.com/" xlink:type="simple">agame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6.1" calcext:value-type="float">
            <text:p>6.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a xlink:href="http://che168.com/" xlink:type="simple">che168.com</text:a></text:p>
          </table:table-cell>
          <table:table-cell office:value-type="string" calcext:value-type="string">
            <text:p>Автомобильный портал</text:p>
          </table:table-cell>
          <table:table-cell office:value-type="float" office:value="6.1" calcext:value-type="float">
            <text:p>6.1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<text:a xlink:href="http://corriere.it/" xlink:type="simple">corriere.it</text:a></text:p>
          </table:table-cell>
          <table:table-cell office:value-type="string" calcext:value-type="string">
            <text:p>Газеты</text:p>
          </table:table-cell>
          <table:table-cell office:value-type="float" office:value="6.1" calcext:value-type="float">
            <text:p>6.1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string" calcext:value-type="string">
            <text:p><text:a xlink:href="http://xorg.pl/" xlink:type="simple">xorg.pl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a xlink:href="http://wachovia.com/" xlink:type="simple">wachovia.com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6.1" calcext:value-type="float">
            <text:p>6.1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thesun.co.uk/" xlink:type="simple">thesun.co.uk</text:a></text:p>
          </table:table-cell>
          <table:table-cell office:value-type="string" calcext:value-type="string">
            <text:p>Газеты</text:p>
          </table:table-cell>
          <table:table-cell office:value-type="float" office:value="6.1" calcext:value-type="float">
            <text:p>6.1</text:p>
          </table:table-cell>
          <table:table-cell office:value-type="float" office:value="140" calcext:value-type="float">
            <text:p>140</text:p>
          </table:table-cell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>
            <text:p><text:a xlink:href="http://girlsgogames.com/" xlink:type="simple">girlsgogames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6.1" calcext:value-type="float">
            <text:p>6.1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<text:a xlink:href="http://piriform.com/" xlink:type="simple">piriform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6.1" calcext:value-type="float">
            <text:p>6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<text:a xlink:href="http://chinaren.com/" xlink:type="simple">chinaren.com</text:a></text:p>
          </table:table-cell>
          <table:table-cell office:value-type="string" calcext:value-type="string">
            <text:p>Ночные клубы</text:p>
          </table:table-cell>
          <table:table-cell office:value-type="float" office:value="6.1" calcext:value-type="float">
            <text:p>6.1</text:p>
          </table:table-cell>
          <table:table-cell office:value-type="float" office:value="56" calcext:value-type="float">
            <text:p>56</text:p>
          </table:table-cell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<text:a xlink:href="http://rbc.ru/" xlink:type="simple">rbc.ru</text:a></text:p>
          </table:table-cell>
          <table:table-cell office:value-type="string" calcext:value-type="string">
            <text:p>Масс-медиа</text:p>
          </table:table-cell>
          <table:table-cell office:value-type="float" office:value="6.1" calcext:value-type="float">
            <text:p>6.1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<text:a xlink:href="http://spiegel.de/" xlink:type="simple">spiegel.de</text:a></text:p>
          </table:table-cell>
          <table:table-cell office:value-type="string" calcext:value-type="string">
            <text:p>Журналы</text:p>
          </table:table-cell>
          <table:table-cell office:value-type="float" office:value="6.1" calcext:value-type="float">
            <text:p>6.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<text:a xlink:href="http://tbs.co.jp/" xlink:type="simple">tbs.co.jp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6.1" calcext:value-type="float">
            <text:p>6.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<text:a xlink:href="http://europa.eu/" xlink:type="simple">europa.eu</text:a></text:p>
          </table:table-cell>
          <table:table-cell office:value-type="string" calcext:value-type="string">
            <text:p>Государственные и регулирующие органы</text:p>
          </table:table-cell>
          <table:table-cell office:value-type="float" office:value="6.1" calcext:value-type="float">
            <text:p>6.1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628" calcext:value-type="float">
            <text:p>628</text:p>
          </table:table-cell>
          <table:table-cell office:value-type="string" calcext:value-type="string">
            <text:p><text:a xlink:href="http://btjunkie.org/" xlink:type="simple">btjunkie.org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6.1" calcext:value-type="float">
            <text:p>6.1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<text:a xlink:href="http://vancl.com/" xlink:type="simple">vancl.com</text:a></text:p>
          </table:table-cell>
          <table:table-cell office:value-type="string" calcext:value-type="string">
            <text:p>Интернет-магазин по продажи одежды</text:p>
          </table:table-cell>
          <table:table-cell office:value-type="float" office:value="6.1" calcext:value-type="float">
            <text:p>6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<text:a xlink:href="http://citibank.com/" xlink:type="simple">citibank.com</text:a></text:p>
          </table:table-cell>
          <table:table-cell office:value-type="string" calcext:value-type="string">
            <text:p>Кредитные карты</text:p>
          </table:table-cell>
          <table:table-cell office:value-type="float" office:value="6.1" calcext:value-type="float">
            <text:p>6.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a xlink:href="http://clubpenguin.com/" xlink:type="simple">clubpenguin.com</text:a></text:p>
          </table:table-cell>
          <table:table-cell office:value-type="string" calcext:value-type="string">
            <text:p>Читы, коды и подсказки</text:p>
          </table:table-cell>
          <table:table-cell office:value-type="float" office:value="6.1" calcext:value-type="float">
            <text:p>6.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a xlink:href="http://verizon.com/" xlink:type="simple">verizon.com</text:a></text:p>
          </table:table-cell>
          <table:table-cell office:value-type="string" calcext:value-type="string">
            <text:p>Сервис-провайдеры</text:p>
          </table:table-cell>
          <table:table-cell office:value-type="float" office:value="6.1" calcext:value-type="float">
            <text:p>6.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<text:a xlink:href="http://forbes.com/" xlink:type="simple">forbes.com</text:a></text:p>
          </table:table-cell>
          <table:table-cell office:value-type="string" calcext:value-type="string">
            <text:p>Бизнес новости</text:p>
          </table:table-cell>
          <table:table-cell office:value-type="float" office:value="6.1" calcext:value-type="float">
            <text:p>6.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<text:a xlink:href="http://huanlang.com/" xlink:type="simple">huanlang.com</text:a>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delta.com/" xlink:type="simple">delta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<text:a xlink:href="http://sky.com/" xlink:type="simple">sky.com</text:a></text:p>
          </table:table-cell>
          <table:table-cell office:value-type="string" calcext:value-type="string">
            <text:p>Маркетинговые услуги</text:p>
          </table:table-cell>
          <table:table-cell office:value-type="float" office:value="6" calcext:value-type="float">
            <text:p>6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>
            <text:p><text:a xlink:href="http://nikkei.co.jp/" xlink:type="simple">nikkei.co.jp</text:a></text:p>
          </table:table-cell>
          <table:table-cell office:value-type="string" calcext:value-type="string">
            <text:p>Газеты</text:p>
          </table:table-cell>
          <table:table-cell office:value-type="float" office:value="5.7" calcext:value-type="float">
            <text:p>5.7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638" calcext:value-type="float">
            <text:p>638</text:p>
          </table:table-cell>
          <table:table-cell office:value-type="string" calcext:value-type="string">
            <text:p><text:a xlink:href="http://norton.com/" xlink:type="simple">norton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5.7" calcext:value-type="float">
            <text:p>5.7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639" calcext:value-type="float">
            <text:p>639</text:p>
          </table:table-cell>
          <table:table-cell office:value-type="string" calcext:value-type="string">
            <text:p><text:a xlink:href="http://rapid4me.com/" xlink:type="simple">rapid4m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5.7" calcext:value-type="float">
            <text:p>5.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seznam.cz/" xlink:type="simple">seznam.cz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 500.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a xlink:href="http://zoosk.com/" xlink:type="simple">zoosk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7" calcext:value-type="float">
            <text:p>5.7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<text:a xlink:href="http://jstor.org/" xlink:type="simple">jstor.org</text:a></text:p>
          </table:table-cell>
          <table:table-cell office:value-type="string" calcext:value-type="string">
            <text:p>Архив научных журналов</text:p>
          </table:table-cell>
          <table:table-cell office:value-type="float" office:value="5.7" calcext:value-type="float">
            <text:p>5.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<text:a xlink:href="http://19lou.com/" xlink:type="simple">19lou.com</text:a></text:p>
          </table:table-cell>
          <table:table-cell office:value-type="string" calcext:value-type="string">
            <text:p>Форумы, чаты и мгновенные сообщения</text:p>
          </table:table-cell>
          <table:table-cell office:value-type="float" office:value="5.7" calcext:value-type="float">
            <text:p>5.7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<text:a xlink:href="http://juegos.com/" xlink:type="simple">juegos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5.7" calcext:value-type="float">
            <text:p>5.7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<text:a xlink:href="http://easyjet.com/" xlink:type="simple">easyjet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5.7" calcext:value-type="float">
            <text:p>5.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<text:a xlink:href="http://hyves.nl/" xlink:type="simple">hyves.nl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3 300.0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<text:a xlink:href="http://cbsnews.com/" xlink:type="simple">cbsnews.com</text:a></text:p>
          </table:table-cell>
          <table:table-cell office:value-type="string" calcext:value-type="string">
            <text:p>Новости</text:p>
          </table:table-cell>
          <table:table-cell office:value-type="float" office:value="5.7" calcext:value-type="float">
            <text:p>5.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yoka.com/" xlink:type="simple">yoka.com</text:a></text:p>
          </table:table-cell>
          <table:table-cell office:value-type="string" calcext:value-type="string">
            <text:p>Интернет-магазин по продажи одежды</text:p>
          </table:table-cell>
          <table:table-cell office:value-type="float" office:value="5.6" calcext:value-type="float">
            <text:p>5.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<text:a xlink:href="http://mylife.com/" xlink:type="simple">mylife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6" calcext:value-type="float">
            <text:p>5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jrj.com.cn/" xlink:type="simple">jrj.com.cn</text:a></text:p>
          </table:table-cell>
          <table:table-cell office:value-type="string" calcext:value-type="string">
            <text:p>Инвестирование</text:p>
          </table:table-cell>
          <table:table-cell office:value-type="float" office:value="5.6" calcext:value-type="float">
            <text:p>5.6</text:p>
          </table:table-cell>
          <table:table-cell office:value-type="float" office:value="61" calcext:value-type="float">
            <text:p>61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<text:a xlink:href="http://xmarks.com/" xlink:type="simple">xmarks.com</text:a></text:p>
          </table:table-cell>
          <table:table-cell office:value-type="string" calcext:value-type="string">
            <text:p>Браузеры</text:p>
          </table:table-cell>
          <table:table-cell office:value-type="float" office:value="5.6" calcext:value-type="float">
            <text:p>5.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a xlink:href="http://businessweek.com/" xlink:type="simple">businessweek.com</text:a></text:p>
          </table:table-cell>
          <table:table-cell office:value-type="string" calcext:value-type="string">
            <text:p>Деловые журналы</text:p>
          </table:table-cell>
          <table:table-cell office:value-type="float" office:value="5.6" calcext:value-type="float">
            <text:p>5.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<text:a xlink:href="http://partypoker.it/" xlink:type="simple">partypoker.it</text:a></text:p>
          </table:table-cell>
          <table:table-cell office:value-type="string" calcext:value-type="string">
            <text:p>Онлайн казино</text:p>
          </table:table-cell>
          <table:table-cell office:value-type="float" office:value="5.6" calcext:value-type="float">
            <text:p>5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<text:a xlink:href="http://shop-pro.jp/" xlink:type="simple">shop-pro.jp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5.6" calcext:value-type="float">
            <text:p>5.6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655" calcext:value-type="float">
            <text:p>655</text:p>
          </table:table-cell>
          <table:table-cell office:value-type="string" calcext:value-type="string">
            <text:p><text:a xlink:href="http://taleo.net/" xlink:type="simple">taleo.net</text:a></text:p>
          </table:table-cell>
          <table:table-cell office:value-type="string" calcext:value-type="string">
            <text:p>Job-сайты</text:p>
          </table:table-cell>
          <table:table-cell office:value-type="float" office:value="5.6" calcext:value-type="float">
            <text:p>5.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<text:a xlink:href="http://dantri.com.vn/" xlink:type="simple">dantri.com.vn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.6" calcext:value-type="float">
            <text:p>5.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ovi.com/" xlink:type="simple">ovi.com</text:a></text:p>
          </table:table-cell>
          <table:table-cell office:value-type="string" calcext:value-type="string">
            <text:p>Мобильные телефоны</text:p>
          </table:table-cell>
          <table:table-cell office:value-type="float" office:value="5.6" calcext:value-type="float">
            <text:p>5.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<text:a xlink:href="http://pcworld.com/" xlink:type="simple">pcworld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5.6" calcext:value-type="float">
            <text:p>5.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a xlink:href="http://xcar.com.cn/" xlink:type="simple">xcar.com.cn</text:a></text:p>
          </table:table-cell>
          <table:table-cell office:value-type="string" calcext:value-type="string">
            <text:p>Автомобильный портал</text:p>
          </table:table-cell>
          <table:table-cell office:value-type="float" office:value="5.6" calcext:value-type="float">
            <text:p>5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a xlink:href="http://chinaz.com/" xlink:type="simple">chinaz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5.6" calcext:value-type="float">
            <text:p>5.6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<text:a xlink:href="http://nike.com/" xlink:type="simple">nike.com</text:a></text:p>
          </table:table-cell>
          <table:table-cell office:value-type="string" calcext:value-type="string">
            <text:p>Интернет-магазины по продажи обуви</text:p>
          </table:table-cell>
          <table:table-cell office:value-type="float" office:value="5.6" calcext:value-type="float">
            <text:p>5.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<text:a xlink:href="http://ya.ru/" xlink:type="simple">ya.ru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5.6" calcext:value-type="float">
            <text:p>5.6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string" calcext:value-type="string">
            <text:p><text:a xlink:href="http://picnik.com/" xlink:type="simple">picnik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5.6" calcext:value-type="float">
            <text:p>5.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<text:a xlink:href="http://pchome.com.tw/" xlink:type="simple">pchome.com.tw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5.6" calcext:value-type="float">
            <text:p>5.6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string" calcext:value-type="string">
            <text:p><text:a xlink:href="http://with2.net/" xlink:type="simple">with2.net</text:a></text:p>
          </table:table-cell>
          <table:table-cell office:value-type="string" calcext:value-type="string">
            <text:p>Онлайн коммуникации</text:p>
          </table:table-cell>
          <table:table-cell office:value-type="float" office:value="5.6" calcext:value-type="float">
            <text:p>5.6</text:p>
          </table:table-cell>
          <table:table-cell office:value-type="float" office:value="81" calcext:value-type="float">
            <text:p>81</text:p>
          </table:table-cell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string" calcext:value-type="string">
            <text:p><text:a xlink:href="http://pogo.com/" xlink:type="simple">pogo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5.6" calcext:value-type="float">
            <text:p>5.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a xlink:href="http://fanbox.com/" xlink:type="simple">fanbox.com</text:a></text:p>
          </table:table-cell>
          <table:table-cell office:value-type="string" calcext:value-type="string">
            <text:p>Спортивные новости</text:p>
          </table:table-cell>
          <table:table-cell office:value-type="float" office:value="5.6" calcext:value-type="float">
            <text:p>5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a xlink:href="http://95599.cn/" xlink:type="simple">95599.cn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5.6" calcext:value-type="float">
            <text:p>5.6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669" calcext:value-type="float">
            <text:p>669</text:p>
          </table:table-cell>
          <table:table-cell office:value-type="string" calcext:value-type="string">
            <text:p><text:a xlink:href="http://evite.com/" xlink:type="simple">evite.com</text:a>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670" calcext:value-type="float">
            <text:p>670</text:p>
          </table:table-cell>
          <table:table-cell office:value-type="string" calcext:value-type="string">
            <text:p><text:a xlink:href="http://159game.com/" xlink:type="simple">159game.com</text:a>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<text:a xlink:href="http://hankooki.com/" xlink:type="simple">hankooki.com</text:a></text:p>
          </table:table-cell>
          <table:table-cell office:value-type="string" calcext:value-type="string">
            <text:p>Деловые журналы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<text:a xlink:href="http://stayfriends.de/" xlink:type="simple">stayfriends.de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6" calcext:value-type="float">
            <text:p>5.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a xlink:href="http://mozilla-europe.org/" xlink:type="simple">mozilla-europe.org</text:a></text:p>
          </table:table-cell>
          <table:table-cell office:value-type="string" calcext:value-type="string">
            <text:p>Социологические опросы</text:p>
          </table:table-cell>
          <table:table-cell office:value-type="float" office:value="5.6" calcext:value-type="float">
            <text:p>5.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string" calcext:value-type="string">
            <text:p><text:a xlink:href="http://gutefrage.net/" xlink:type="simple">gutefrage.net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5.6" calcext:value-type="float">
            <text:p>5.6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string" calcext:value-type="string">
            <text:p><text:a xlink:href="http://logmein.com/" xlink:type="simple">logmein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5.6" calcext:value-type="float">
            <text:p>5.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<text:a xlink:href="http://break.com/" xlink:type="simple">break.com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5.6" calcext:value-type="float">
            <text:p>5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<text:a xlink:href="http://paran.com/" xlink:type="simple">paran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5.6" calcext:value-type="float">
            <text:p>5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mercadolibre.com.mx/" xlink:type="simple">mercadolibre.com.mx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5.6" calcext:value-type="float">
            <text:p>5.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<text:a xlink:href="http://wrzuta.pl/" xlink:type="simple">wrzuta.pl</text:a></text:p>
          </table:table-cell>
          <table:table-cell office:value-type="string" calcext:value-type="string">
            <text:p>Мультимедиа</text:p>
          </table:table-cell>
          <table:table-cell office:value-type="float" office:value="5.6" calcext:value-type="float">
            <text:p>5.6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string" calcext:value-type="string">
            <text:p><text:a xlink:href="http://blogcu.com/" xlink:type="simple">blogcu.com</text:a></text:p>
          </table:table-cell>
          <table:table-cell office:value-type="string" calcext:value-type="string">
            <text:p>Блоги</text:p>
          </table:table-cell>
          <table:table-cell office:value-type="float" office:value="5.6" calcext:value-type="float">
            <text:p>5.6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string" calcext:value-type="string">
            <text:p><text:a xlink:href="http://winzip.com/" xlink:type="simple">winzip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5.6" calcext:value-type="float">
            <text:p>5.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string" calcext:value-type="string">
            <text:p><text:a xlink:href="http://bahn.de/" xlink:type="simple">bahn.de</text:a></text:p>
          </table:table-cell>
          <table:table-cell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string" calcext:value-type="string">
            <text:p><text:a xlink:href="http://topshareware.com/" xlink:type="simple">topshareware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a xlink:href="http://acer.com/" xlink:type="simple">acer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.6" calcext:value-type="float">
            <text:p>5.6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685" calcext:value-type="float">
            <text:p>685</text:p>
          </table:table-cell>
          <table:table-cell office:value-type="string" calcext:value-type="string">
            <text:p><text:a xlink:href="http://mynet.com/" xlink:type="simple">mynet.com</text:a></text:p>
          </table:table-cell>
          <table:table-cell office:value-type="string" calcext:value-type="string">
            <text:p>Новости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 100.0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<text:a xlink:href="http://urbandictionary.com/" xlink:type="simple">urbandictionary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5.6" calcext:value-type="float">
            <text:p>5.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a xlink:href="http://sanook.com/" xlink:type="simple">sanook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5.6" calcext:value-type="float">
            <text:p>5.6</text:p>
          </table:table-cell>
          <table:table-cell office:value-type="float" office:value="230" calcext:value-type="float">
            <text:p>230</text:p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<text:a xlink:href="http://rayfile.com/" xlink:type="simple">rayfil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5.6" calcext:value-type="float">
            <text:p>5.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<text:a xlink:href="http://usenet.nl/" xlink:type="simple">usenet.nl</text:a></text:p>
          </table:table-cell>
          <table:table-cell office:value-type="string" calcext:value-type="string">
            <text:p>Форумы, чаты и мгновенные сообщения</text:p>
          </table:table-cell>
          <table:table-cell office:value-type="float" office:value="5.6" calcext:value-type="float">
            <text:p>5.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<text:a xlink:href="http://encyclopedia.com/" xlink:type="simple">encyclopedia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imagevenue.com/" xlink:type="simple">imagevenue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5.6" calcext:value-type="float">
            <text:p>5.6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float" office:value="692" calcext:value-type="float">
            <text:p>692</text:p>
          </table:table-cell>
          <table:table-cell office:value-type="string" calcext:value-type="string">
            <text:p><text:a xlink:href="http://qip.ru/" xlink:type="simple">qip.ru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5.6" calcext:value-type="float">
            <text:p>5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<text:a xlink:href="http://discovery.com/" xlink:type="simple">discovery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5.6" calcext:value-type="float">
            <text:p>5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a xlink:href="http://yam.com/" xlink:type="simple">yam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5.6" calcext:value-type="float">
            <text:p>5.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a xlink:href="http://265.com/" xlink:type="simple">265.com</text:a></text:p>
          </table:table-cell>
          <table:table-cell office:value-type="string" calcext:value-type="string">
            <text:p>Интернет-каталоги</text:p>
          </table:table-cell>
          <table:table-cell office:value-type="float" office:value="5.6" calcext:value-type="float">
            <text:p>5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<text:a xlink:href="http://mashable.com/" xlink:type="simple">mashable.com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5.6" calcext:value-type="float">
            <text:p>5.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a xlink:href="http://me.com/" xlink:type="simple">me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6" calcext:value-type="float">
            <text:p>5.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a xlink:href="http://yandex.ua/" xlink:type="simple">yandex.ua</text:a></text:p>
          </table:table-cell>
          <table:table-cell office:value-type="string" calcext:value-type="string">
            <text:p>Недвижимость</text:p>
          </table:table-cell>
          <table:table-cell office:value-type="float" office:value="5.6" calcext:value-type="float">
            <text:p>5.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a xlink:href="http://foodnetwork.com/" xlink:type="simple">foodnetwork.com</text:a></text:p>
          </table:table-cell>
          <table:table-cell office:value-type="string" calcext:value-type="string">
            <text:p>Кулинарные рецепты</text:p>
          </table:table-cell>
          <table:table-cell office:value-type="float" office:value="5.6" calcext:value-type="float">
            <text:p>5.6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string" calcext:value-type="string">
            <text:p><text:a xlink:href="http://freewebs.com/" xlink:type="simple">freewebs.com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<text:a xlink:href="http://sonyericsson.com/" xlink:type="simple">sonyericsson.com</text:a></text:p>
          </table:table-cell>
          <table:table-cell office:value-type="string" calcext:value-type="string">
            <text:p>Мобильные телефоны</text:p>
          </table:table-cell>
          <table:table-cell office:value-type="float" office:value="5.6" calcext:value-type="float">
            <text:p>5.6</text:p>
          </table:table-cell>
          <table:table-cell office:value-type="float" office:value="81" calcext:value-type="float">
            <text:p>81</text:p>
          </table:table-cell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<text:a xlink:href="http://61.com/" xlink:type="simple">61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5.6" calcext:value-type="float">
            <text:p>5.6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<text:a xlink:href="http://articlesbase.com/" xlink:type="simple">articlesbase.com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5.6" calcext:value-type="float">
            <text:p>5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a xlink:href="http://ct10000.com/" xlink:type="simple">ct10000.com</text:a></text:p>
          </table:table-cell>
          <table:table-cell office:value-type="string" calcext:value-type="string">
            <text:p>Сервис-провайдеры</text:p>
          </table:table-cell>
          <table:table-cell office:value-type="float" office:value="5.6" calcext:value-type="float">
            <text:p>5.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a xlink:href="http://mufg.jp/" xlink:type="simple">mufg.jp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5.6" calcext:value-type="float">
            <text:p>5.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a xlink:href="http://xrea.com/" xlink:type="simple">xrea.com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5.6" calcext:value-type="float">
            <text:p>5.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<text:a xlink:href="http://chinacars.com/" xlink:type="simple">chinacars.com</text:a></text:p>
          </table:table-cell>
          <table:table-cell office:value-type="string" calcext:value-type="string">
            <text:p>Автомобильный портал</text:p>
          </table:table-cell>
          <table:table-cell office:value-type="float" office:value="5.6" calcext:value-type="float">
            <text:p>5.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string" calcext:value-type="string">
            <text:p><text:a xlink:href="http://cri.cn/" xlink:type="simple">cri.cn</text:a></text:p>
          </table:table-cell>
          <table:table-cell office:value-type="string" calcext:value-type="string">
            <text:p>Новости</text:p>
          </table:table-cell>
          <table:table-cell office:value-type="float" office:value="5.6" calcext:value-type="float">
            <text:p>5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<text:a xlink:href="http://movies-links.tv/" xlink:type="simple">movies-links.tv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5.6" calcext:value-type="float">
            <text:p>5.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a xlink:href="http://match.com/" xlink:type="simple">match.com</text:a></text:p>
          </table:table-cell>
          <table:table-cell office:value-type="string" calcext:value-type="string">
            <text:p>Сайты знакомств</text:p>
          </table:table-cell>
          <table:table-cell office:value-type="float" office:value="5.6" calcext:value-type="float">
            <text:p>5.6</text:p>
          </table:table-cell>
          <table:table-cell office:value-type="float" office:value="880" calcext:value-type="float">
            <text:p>880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<text:a xlink:href="http://blogbus.com/" xlink:type="simple">blogbus.com</text:a></text:p>
          </table:table-cell>
          <table:table-cell office:value-type="string" calcext:value-type="string">
            <text:p>Блоги</text:p>
          </table:table-cell>
          <table:table-cell office:value-type="float" office:value="5.6" calcext:value-type="float">
            <text:p>5.6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712" calcext:value-type="float">
            <text:p>712</text:p>
          </table:table-cell>
          <table:table-cell office:value-type="string" calcext:value-type="string">
            <text:p><text:a xlink:href="http://livescore.com/" xlink:type="simple">livescore.com</text:a></text:p>
          </table:table-cell>
          <table:table-cell office:value-type="string" calcext:value-type="string">
            <text:p>Информационный ресурс о футболе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a xlink:href="http://zhcw.com/" xlink:type="simple">zhcw.com</text:a></text:p>
          </table:table-cell>
          <table:table-cell office:value-type="string" calcext:value-type="string">
            <text:p>Лото и лотерея</text:p>
          </table:table-cell>
          <table:table-cell office:value-type="float" office:value="5.5" calcext:value-type="float">
            <text:p>5.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<text:a xlink:href="http://ebay.com.au/" xlink:type="simple">ebay.com.au</text:a></text:p>
          </table:table-cell>
          <table:table-cell office:value-type="string" calcext:value-type="string">
            <text:p>Онлайн аукционы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 100.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a xlink:href="http://istockphoto.com/" xlink:type="simple">istockphoto.com</text:a></text:p>
          </table:table-cell>
          <table:table-cell office:value-type="string" calcext:value-type="string">
            <text:p>Хранилище фото файлов</text:p>
          </table:table-cell>
          <table:table-cell office:value-type="float" office:value="5.5" calcext:value-type="float">
            <text:p>5.5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speedtest.net/" xlink:type="simple">speedtest.net</text:a></text:p>
          </table:table-cell>
          <table:table-cell office:value-type="string" calcext:value-type="string">
            <text:p>Web-статистика (анализаторы)</text:p>
          </table:table-cell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17" calcext:value-type="float">
            <text:p>717</text:p>
          </table:table-cell>
          <table:table-cell office:value-type="string" calcext:value-type="string">
            <text:p><text:a xlink:href="http://windowslivehelp.com/" xlink:type="simple">windowslivehelp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5.5" calcext:value-type="float">
            <text:p>5.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<text:a xlink:href="http://sprint.com/" xlink:type="simple">sprint.com</text:a></text:p>
          </table:table-cell>
          <table:table-cell office:value-type="string" calcext:value-type="string">
            <text:p>Сервис-провайдеры</text:p>
          </table:table-cell>
          <table:table-cell office:value-type="float" office:value="5.5" calcext:value-type="float">
            <text:p>5.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a xlink:href="http://superpages.com/" xlink:type="simple">superpages.com</text:a></text:p>
          </table:table-cell>
          <table:table-cell office:value-type="string" calcext:value-type="string">
            <text:p>Бизнес-справочники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infospace.com/" xlink:type="simple">infospace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5.5" calcext:value-type="float">
            <text:p>5.5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<text:a xlink:href="http://accuweather.com/" xlink:type="simple">accuweather.com</text:a></text:p>
          </table:table-cell>
          <table:table-cell office:value-type="string" calcext:value-type="string">
            <text:p>Погода</text:p>
          </table:table-cell>
          <table:table-cell office:value-type="float" office:value="5.5" calcext:value-type="float">
            <text:p>5.5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string" calcext:value-type="string">
            <text:p><text:a xlink:href="http://doctissimo.fr/" xlink:type="simple">doctissimo.fr</text:a></text:p>
          </table:table-cell>
          <table:table-cell office:value-type="string" calcext:value-type="string">
            <text:p>Здоровье</text:p>
          </table:table-cell>
          <table:table-cell office:value-type="float" office:value="5.5" calcext:value-type="float">
            <text:p>5.5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string" calcext:value-type="string">
            <text:p><text:a xlink:href="http://openv.com/" xlink:type="simple">openv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<text:a xlink:href="http://msn.com.cn/" xlink:type="simple">msn.com.cn</text:a></text:p>
          </table:table-cell>
          <table:table-cell office:value-type="string" calcext:value-type="string">
            <text:p>Путешествия</text:p>
          </table:table-cell>
          <table:table-cell office:value-type="float" office:value="5.5" calcext:value-type="float">
            <text:p>5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a xlink:href="http://t-mobile.com/" xlink:type="simple">t-mobile.com</text:a></text:p>
          </table:table-cell>
          <table:table-cell office:value-type="string" calcext:value-type="string">
            <text:p>Мобильные телефоны</text:p>
          </table:table-cell>
          <table:table-cell office:value-type="float" office:value="5.5" calcext:value-type="float">
            <text:p>5.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<text:a xlink:href="http://tuenti.com/" xlink:type="simple">tuenti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7 800.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<text:a xlink:href="http://tmz.com/" xlink:type="simple">tmz.com</text:a></text:p>
          </table:table-cell>
          <table:table-cell office:value-type="string" calcext:value-type="string">
            <text:p>Знаменитости</text:p>
          </table:table-cell>
          <table:table-cell office:value-type="float" office:value="5.5" calcext:value-type="float">
            <text:p>5.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a xlink:href="http://otto.de/" xlink:type="simple">otto.de</text:a></text:p>
          </table:table-cell>
          <table:table-cell office:value-type="string" calcext:value-type="string">
            <text:p>Интернет магазины</text:p>
          </table:table-cell>
          <table:table-cell office:value-type="float" office:value="5.5" calcext:value-type="float">
            <text:p>5.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a xlink:href="http://gemius.pl/" xlink:type="simple">gemius.pl</text:a></text:p>
          </table:table-cell>
          <table:table-cell office:value-type="string" calcext:value-type="string">
            <text:p>Социальная статистика</text:p>
          </table:table-cell>
          <table:table-cell office:value-type="float" office:value="5.5" calcext:value-type="float">
            <text:p>5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<text:a xlink:href="http://shoplocal.com/" xlink:type="simple">shoplocal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5.5" calcext:value-type="float">
            <text:p>5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<text:a xlink:href="http://barnesandnoble.com/" xlink:type="simple">barnesandnoble.com</text:a></text:p>
          </table:table-cell>
          <table:table-cell office:value-type="string" calcext:value-type="string">
            <text:p>Книжные магазины</text:p>
          </table:table-cell>
          <table:table-cell office:value-type="float" office:value="5.5" calcext:value-type="float">
            <text:p>5.5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<text:a xlink:href="http://pclady.com.cn/" xlink:type="simple">pclady.com.cn</text:a></text:p>
          </table:table-cell>
          <table:table-cell office:value-type="string" calcext:value-type="string">
            <text:p>Красота и личная гигиена</text:p>
          </table:table-cell>
          <table:table-cell office:value-type="float" office:value="5.5" calcext:value-type="float">
            <text:p>5.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a xlink:href="http://ninemsn.com.au/" xlink:type="simple">ninemsn.com.au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5.5" calcext:value-type="float">
            <text:p>5.5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string" calcext:value-type="string">
            <text:p><text:a xlink:href="http://wanfangdata.com.cn/" xlink:type="simple">wanfangdata.com.cn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5.5" calcext:value-type="float">
            <text:p>5.5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string" calcext:value-type="string">
            <text:p><text:a xlink:href="http://51fswd.com/" xlink:type="simple">51fswd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5.5" calcext:value-type="float">
            <text:p>5.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programas-gratis.net/" xlink:type="simple">programas-gratis.net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5.5" calcext:value-type="float">
            <text:p>5.5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float" office:value="737" calcext:value-type="float">
            <text:p>737</text:p>
          </table:table-cell>
          <table:table-cell office:value-type="string" calcext:value-type="string">
            <text:p><text:a xlink:href="http://pronto.com/" xlink:type="simple">pronto.com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<text:a xlink:href="http://baixing.com/" xlink:type="simple">baixing.com</text:a></text:p>
          </table:table-cell>
          <table:table-cell office:value-type="string" calcext:value-type="string">
            <text:p>Онлайн объявления</text:p>
          </table:table-cell>
          <table:table-cell office:value-type="float" office:value="5.5" calcext:value-type="float">
            <text:p>5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<text:a xlink:href="http://worldstarhiphop.com/" xlink:type="simple">worldstarhiphop.com</text:a></text:p>
          </table:table-cell>
          <table:table-cell office:value-type="string" calcext:value-type="string">
            <text:p>Музыкальный ресурс</text:p>
          </table:table-cell>
          <table:table-cell office:value-type="float" office:value="5.5" calcext:value-type="float">
            <text:p>5.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a xlink:href="http://yahoo.com.tw/" xlink:type="simple">yahoo.com.tw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5.5" calcext:value-type="float">
            <text:p>5.5</text:p>
          </table:table-cell>
          <table:table-cell office:value-type="float" office:value="310" calcext:value-type="float">
            <text:p>310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string" calcext:value-type="string">
            <text:p><text:a xlink:href="http://cnki.com.cn/" xlink:type="simple">cnki.com.cn</text:a></text:p>
          </table:table-cell>
          <table:table-cell office:value-type="string" calcext:value-type="string">
            <text:p>Журналы</text:p>
          </table:table-cell>
          <table:table-cell office:value-type="float" office:value="5.2" calcext:value-type="float">
            <text:p>5.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string" calcext:value-type="string">
            <text:p><text:a xlink:href="http://w3schools.com/" xlink:type="simple">w3schools.com</text:a></text:p>
          </table:table-cell>
          <table:table-cell office:value-type="string" calcext:value-type="string">
            <text:p>Хостинг и конструктор сайтов</text:p>
          </table:table-cell>
          <table:table-cell office:value-type="float" office:value="5.2" calcext:value-type="float">
            <text:p>5.2</text:p>
          </table:table-cell>
          <table:table-cell office:value-type="float" office:value="61" calcext:value-type="float">
            <text:p>61</text:p>
          </table:table-cell>
        </table:table-row>
        <table:table-row table:style-name="ro4">
          <table:table-cell office:value-type="float" office:value="743" calcext:value-type="float">
            <text:p>743</text:p>
          </table:table-cell>
          <table:table-cell office:value-type="string" calcext:value-type="string">
            <text:p><text:a xlink:href="http://unlimited-downloads.biz/" xlink:type="simple">unlimited-downloads.biz</text:a></text:p>
          </table:table-cell>
          <table:table-cell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  <table:table-cell office:value-type="float" office:value="37" calcext:value-type="float">
            <text:p>37</text:p>
          </table:table-cell>
        </table:table-row>
        <table:table-row table:style-name="ro4">
          <table:table-cell office:value-type="float" office:value="744" calcext:value-type="float">
            <text:p>744</text:p>
          </table:table-cell>
          <table:table-cell office:value-type="string" calcext:value-type="string">
            <text:p><text:a xlink:href="http://qq163.com/" xlink:type="simple">qq163.com</text:a></text:p>
          </table:table-cell>
          <table:table-cell office:value-type="string" calcext:value-type="string">
            <text:p>Музыка</text:p>
          </table:table-cell>
          <table:table-cell office:value-type="float" office:value="5.2" calcext:value-type="float">
            <text:p>5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a xlink:href="http://carview.co.jp/" xlink:type="simple">carview.co.jp</text:a></text:p>
          </table:table-cell>
          <table:table-cell office:value-type="string" calcext:value-type="string">
            <text:p>Автомобильный портал</text:p>
          </table:table-cell>
          <table:table-cell office:value-type="float" office:value="5.1" calcext:value-type="float">
            <text:p>5.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<text:a xlink:href="http://zjol.com.cn/" xlink:type="simple">zjol.com.cn</text:a></text:p>
          </table:table-cell>
          <table:table-cell office:value-type="string" calcext:value-type="string">
            <text:p>Новостной сайт</text:p>
          </table:table-cell>
          <table:table-cell office:value-type="float" office:value="5.1" calcext:value-type="float">
            <text:p>5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<text:a xlink:href="http://bebo.com/" xlink:type="simple">bebo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 900.0</text:p>
          </table:table-cell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<text:a xlink:href="http://delicious.com/" xlink:type="simple">delicious.com</text:a></text:p>
          </table:table-cell>
          <table:table-cell office:value-type="string" calcext:value-type="string">
            <text:p>Бизнес-семинары (тренинги)</text:p>
          </table:table-cell>
          <table:table-cell office:value-type="float" office:value="5.1" calcext:value-type="float">
            <text:p>5.1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string" calcext:value-type="string">
            <text:p><text:a xlink:href="http://hinet.net/" xlink:type="simple">hinet.net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5.1" calcext:value-type="float">
            <text:p>5.1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string" calcext:value-type="string">
            <text:p><text:a xlink:href="http://buzzle.com/" xlink:type="simple">buzzle.com</text:a></text:p>
          </table:table-cell>
          <table:table-cell office:value-type="string" calcext:value-type="string">
            <text:p>Новости</text:p>
          </table:table-cell>
          <table:table-cell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<text:a xlink:href="http://schuelervz.net/" xlink:type="simple">schuelervz.net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 700.0</text:p>
          </table:table-cell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string" calcext:value-type="string">
            <text:p><text:a xlink:href="http://nationalgeographic.com/" xlink:type="simple">nationalgeographic.com</text:a></text:p>
          </table:table-cell>
          <table:table-cell office:value-type="string" calcext:value-type="string">
            <text:p>Журналы</text:p>
          </table:table-cell>
          <table:table-cell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a xlink:href="http://local.com/" xlink:type="simple">local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5.1" calcext:value-type="float">
            <text:p>5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tv.com/" xlink:type="simple">tv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5.1" calcext:value-type="float">
            <text:p>5.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<text:a xlink:href="http://kaskus.us/" xlink:type="simple">kaskus.us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.1" calcext:value-type="float">
            <text:p>5.1</text:p>
          </table:table-cell>
          <table:table-cell office:value-type="float" office:value="170" calcext:value-type="float">
            <text:p>170</text:p>
          </table:table-cell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>
            <text:p><text:a xlink:href="http://etsy.com/" xlink:type="simple">etsy.com</text:a></text:p>
          </table:table-cell>
          <table:table-cell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string" calcext:value-type="string">
            <text:p><text:a xlink:href="http://eastday.com/" xlink:type="simple">eastday.com</text:a></text:p>
          </table:table-cell>
          <table:table-cell office:value-type="string" calcext:value-type="string">
            <text:p>Военная промышленность</text:p>
          </table:table-cell>
          <table:table-cell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string" calcext:value-type="string">
            <text:p><text:a xlink:href="http://shumenol.com/" xlink:type="simple">shumenol.com</text:a></text:p>
          </table:table-cell>
          <table:table-cell office:value-type="string" calcext:value-type="string">
            <text:p>Астрологические прогнозы</text:p>
          </table:table-cell>
          <table:table-cell office:value-type="float" office:value="5.1" calcext:value-type="float">
            <text:p>5.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string" calcext:value-type="string">
            <text:p><text:a xlink:href="http://sendspace.com/" xlink:type="simple">sendspac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5.1" calcext:value-type="float">
            <text:p>5.1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citysearch.com/" xlink:type="simple">citysearch.com</text:a></text:p>
          </table:table-cell>
          <table:table-cell office:value-type="string" calcext:value-type="string">
            <text:p>Рестораны</text:p>
          </table:table-cell>
          <table:table-cell office:value-type="float" office:value="5.1" calcext:value-type="float">
            <text:p>5.1</text:p>
          </table:table-cell>
          <table:table-cell office:value-type="float" office:value="38" calcext:value-type="float">
            <text:p>38</text:p>
          </table:table-cell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string" calcext:value-type="string">
            <text:p><text:a xlink:href="http://zaobao.com/" xlink:type="simple">zaobao.com</text:a></text:p>
          </table:table-cell>
          <table:table-cell office:value-type="string" calcext:value-type="string">
            <text:p>Новости</text:p>
          </table:table-cell>
          <table:table-cell office:value-type="float" office:value="5.1" calcext:value-type="float">
            <text:p>5.1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<text:a xlink:href="http://ed.gov/" xlink:type="simple">ed.gov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5.1" calcext:value-type="float">
            <text:p>5.1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string" calcext:value-type="string">
            <text:p><text:a xlink:href="http://irctc.co.in/" xlink:type="simple">irctc.co.in</text:a></text:p>
          </table:table-cell>
          <table:table-cell office:value-type="string" calcext:value-type="string">
            <text:p>Онлайн-бронирование</text:p>
          </table:table-cell>
          <table:table-cell office:value-type="float" office:value="5.1" calcext:value-type="float">
            <text:p>5.1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764" calcext:value-type="float">
            <text:p>764</text:p>
          </table:table-cell>
          <table:table-cell office:value-type="string" calcext:value-type="string">
            <text:p><text:a xlink:href="http://downtr.net/" xlink:type="simple">downtr.net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<text:a xlink:href="http://laredoute.fr/" xlink:type="simple">laredoute.fr</text:a></text:p>
          </table:table-cell>
          <table:table-cell office:value-type="string" calcext:value-type="string">
            <text:p>Интернет-магазин по продажи одежды</text:p>
          </table:table-cell>
          <table:table-cell office:value-type="float" office:value="5.1" calcext:value-type="float">
            <text:p>5.1</text:p>
          </table:table-cell>
          <table:table-cell office:value-type="float" office:value="260" calcext:value-type="float">
            <text:p>260</text:p>
          </table:table-cell>
        </table:table-row>
        <table:table-row table:style-name="ro4">
          <table:table-cell office:value-type="float" office:value="766" calcext:value-type="float">
            <text:p>766</text:p>
          </table:table-cell>
          <table:table-cell office:value-type="string" calcext:value-type="string">
            <text:p><text:a xlink:href="http://playstation.com/" xlink:type="simple">playstation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5.1" calcext:value-type="float">
            <text:p>5.1</text:p>
          </table:table-cell>
          <table:table-cell office:value-type="float" office:value="89" calcext:value-type="float">
            <text:p>89</text:p>
          </table:table-cell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string" calcext:value-type="string">
            <text:p><text:a xlink:href="http://elpais.com/" xlink:type="simple">elpais.com</text:a></text:p>
          </table:table-cell>
          <table:table-cell office:value-type="string" calcext:value-type="string">
            <text:p>Газеты</text:p>
          </table:table-cell>
          <table:table-cell office:value-type="float" office:value="5.1" calcext:value-type="float">
            <text:p>5.1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office:value-type="string" calcext:value-type="string">
            <text:p><text:a xlink:href="http://utorrent.com/" xlink:type="simple">utorrent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5.1" calcext:value-type="float">
            <text:p>5.1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769" calcext:value-type="float">
            <text:p>769</text:p>
          </table:table-cell>
          <table:table-cell office:value-type="string" calcext:value-type="string">
            <text:p><text:a xlink:href="http://blogmura.com/" xlink:type="simple">blogmura.com</text:a></text:p>
          </table:table-cell>
          <table:table-cell office:value-type="string" calcext:value-type="string">
            <text:p>Блоги</text:p>
          </table:table-cell>
          <table:table-cell office:value-type="float" office:value="5.1" calcext:value-type="float">
            <text:p>5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<text:a xlink:href="http://mapbar.com/" xlink:type="simple">mapbar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.1" calcext:value-type="float">
            <text:p>5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<text:a xlink:href="http://readnovel.com/" xlink:type="simple">readnovel.com</text:a></text:p>
          </table:table-cell>
          <table:table-cell office:value-type="string" calcext:value-type="string">
            <text:p>Электронные книги</text:p>
          </table:table-cell>
          <table:table-cell office:value-type="float" office:value="5.1" calcext:value-type="float">
            <text:p>5.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a xlink:href="http://m1905.com/" xlink:type="simple">m1905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5.1" calcext:value-type="float">
            <text:p>5.1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string" calcext:value-type="string">
            <text:p><text:a xlink:href="http://marriott.com/" xlink:type="simple">marriott.com</text:a></text:p>
          </table:table-cell>
          <table:table-cell office:value-type="string" calcext:value-type="string">
            <text:p>Отели</text:p>
          </table:table-cell>
          <table:table-cell office:value-type="float" office:value="5.1" calcext:value-type="float">
            <text:p>5.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://popeater.com/" xlink:type="simple">popeater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5.1" calcext:value-type="float">
            <text:p>5.1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string" calcext:value-type="string">
            <text:p><text:a xlink:href="http://jsoftj.com/" xlink:type="simple">jsoftj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5.1" calcext:value-type="float">
            <text:p>5.1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string" calcext:value-type="string">
            <text:p><text:a xlink:href="http://tweetmeme.com/" xlink:type="simple">tweetmeme.com</text:a></text:p>
          </table:table-cell>
          <table:table-cell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<text:a xlink:href="http://hm.com/" xlink:type="simple">hm.com</text:a></text:p>
          </table:table-cell>
          <table:table-cell office:value-type="string" calcext:value-type="string">
            <text:p>Деловые журналы</text:p>
          </table:table-cell>
          <table:table-cell office:value-type="float" office:value="5.1" calcext:value-type="float">
            <text:p>5.1</text:p>
          </table:table-cell>
          <table:table-cell office:value-type="float" office:value="340" calcext:value-type="float">
            <text:p>340</text:p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string" calcext:value-type="string">
            <text:p><text:a xlink:href="http://travelzoo.com/" xlink:type="simple">travelzoo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5.1" calcext:value-type="float">
            <text:p>5.1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float" office:value="779" calcext:value-type="float">
            <text:p>779</text:p>
          </table:table-cell>
          <table:table-cell office:value-type="string" calcext:value-type="string">
            <text:p><text:a xlink:href="http://torrentdownloads.net/" xlink:type="simple">torrentdownloads.net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5.1" calcext:value-type="float">
            <text:p>5.1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780" calcext:value-type="float">
            <text:p>780</text:p>
          </table:table-cell>
          <table:table-cell office:value-type="string" calcext:value-type="string">
            <text:p><text:a xlink:href="http://izlesene.com/" xlink:type="simple">izlesene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5.1" calcext:value-type="float">
            <text:p>5.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<text:a xlink:href="http://studivz.net/" xlink:type="simple">studivz.net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 400.0</text:p>
          </table:table-cell>
        </table:table-row>
        <table:table-row table:style-name="ro4">
          <table:table-cell office:value-type="float" office:value="782" calcext:value-type="float">
            <text:p>782</text:p>
          </table:table-cell>
          <table:table-cell office:value-type="string" calcext:value-type="string">
            <text:p><text:a xlink:href="http://hilton.com/" xlink:type="simple">hilton.com</text:a></text:p>
          </table:table-cell>
          <table:table-cell office:value-type="string" calcext:value-type="string">
            <text:p>Отели</text:p>
          </table:table-cell>
          <table:table-cell office:value-type="float" office:value="5.1" calcext:value-type="float">
            <text:p>5.1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office:value-type="float" office:value="783" calcext:value-type="float">
            <text:p>783</text:p>
          </table:table-cell>
          <table:table-cell office:value-type="string" calcext:value-type="string">
            <text:p><text:a xlink:href="http://vietbao.vn/" xlink:type="simple">vietbao.vn</text:a></text:p>
          </table:table-cell>
          <table:table-cell office:value-type="string" calcext:value-type="string">
            <text:p>Музыка</text:p>
          </table:table-cell>
          <table:table-cell office:value-type="float" office:value="5.1" calcext:value-type="float">
            <text:p>5.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a xlink:href="http://kayak.com/" xlink:type="simple">kayak.com</text:a></text:p>
          </table:table-cell>
          <table:table-cell office:value-type="string" calcext:value-type="string">
            <text:p>Путешествия</text:p>
          </table:table-cell>
          <table:table-cell office:value-type="float" office:value="5.1" calcext:value-type="float">
            <text:p>5.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<text:a xlink:href="http://zappos.com/" xlink:type="simple">zappos.com</text:a></text:p>
          </table:table-cell>
          <table:table-cell office:value-type="string" calcext:value-type="string">
            <text:p>Интернет-магазины по продажи обуви</text:p>
          </table:table-cell>
          <table:table-cell office:value-type="float" office:value="5.1" calcext:value-type="float">
            <text:p>5.1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<text:a xlink:href="http://realtor.com/" xlink:type="simple">realtor.com</text:a></text:p>
          </table:table-cell>
          <table:table-cell office:value-type="string" calcext:value-type="string">
            <text:p>Печатные и электронные книги, журналы</text:p>
          </table:table-cell>
          <table:table-cell office:value-type="float" office:value="5.1" calcext:value-type="float">
            <text:p>5.1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string" calcext:value-type="string">
            <text:p><text:a xlink:href="http://oadz.com/" xlink:type="simple">oadz.com</text:a></text:p>
          </table:table-cell>
          <table:table-cell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<text:a xlink:href="http://123people.com/" xlink:type="simple">123people.com</text:a></text:p>
          </table:table-cell>
          <table:table-cell office:value-type="string" calcext:value-type="string">
            <text:p>Интернет-каталоги</text:p>
          </table:table-cell>
          <table:table-cell office:value-type="float" office:value="5.1" calcext:value-type="float">
            <text:p>5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<text:a xlink:href="http://abchina.com/" xlink:type="simple">abchina.com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5.1" calcext:value-type="float">
            <text:p>5.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<text:a xlink:href="http://hurra.com/" xlink:type="simple">hurra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.1" calcext:value-type="float">
            <text:p>5.1</text:p>
          </table:table-cell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float" office:value="791" calcext:value-type="float">
            <text:p>791</text:p>
          </table:table-cell>
          <table:table-cell office:value-type="string" calcext:value-type="string">
            <text:p><text:a xlink:href="http://slide.com/" xlink:type="simple">slide.com</text:a></text:p>
          </table:table-cell>
          <table:table-cell office:value-type="string" calcext:value-type="string">
            <text:p>Антивирусные программы,коды,пароли.</text:p>
          </table:table-cell>
          <table:table-cell office:value-type="float" office:value="5.1" calcext:value-type="float">
            <text:p>5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<text:a xlink:href="http://allexperts.com/" xlink:type="simple">allexperts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793" calcext:value-type="float">
            <text:p>793</text:p>
          </table:table-cell>
          <table:table-cell office:value-type="string" calcext:value-type="string">
            <text:p><text:a xlink:href="http://aa.com/" xlink:type="simple">aa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float" office:value="794" calcext:value-type="float">
            <text:p>794</text:p>
          </table:table-cell>
          <table:table-cell office:value-type="string" calcext:value-type="string">
            <text:p><text:a xlink:href="http://uuu9.com/" xlink:type="simple">uuu9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795" calcext:value-type="float">
            <text:p>795</text:p>
          </table:table-cell>
          <table:table-cell office:value-type="string" calcext:value-type="string">
            <text:p><text:a xlink:href="http://symantecstore.com/" xlink:type="simple">symantecstore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string" calcext:value-type="string">
            <text:p><text:a xlink:href="http://cricinfo.com/" xlink:type="simple">cricinfo.com</text:a></text:p>
          </table:table-cell>
          <table:table-cell office:value-type="string" calcext:value-type="string">
            <text:p>Информационный ресурс о крикете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string" calcext:value-type="string">
            <text:p><text:a xlink:href="http://52pk.com/" xlink:type="simple">52pk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<text:a xlink:href="http://go2000.com/" xlink:type="simple">go2000.com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string" calcext:value-type="string">
            <text:p><text:a xlink:href="http://searchignite.com/" xlink:type="simple">searchignite.com</text:a>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://chinadaily.com.cn/" xlink:type="simple">chinadaily.com.cn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string" calcext:value-type="string">
            <text:p><text:a xlink:href="http://newegg.com/" xlink:type="simple">newegg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string" calcext:value-type="string">
            <text:p><text:a xlink:href="http://timeanddate.com/" xlink:type="simple">timeanddate.com</text:a></text:p>
          </table:table-cell>
          <table:table-cell office:value-type="string" calcext:value-type="string">
            <text:p>Органайзеры и календари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<text:a xlink:href="http://direct.gov.uk/" xlink:type="simple">direct.gov.uk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804" calcext:value-type="float">
            <text:p>804</text:p>
          </table:table-cell>
          <table:table-cell office:value-type="string" calcext:value-type="string">
            <text:p><text:a xlink:href="http://pctools.com/" xlink:type="simple">pctools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office:value-type="string" calcext:value-type="string">
            <text:p><text:a xlink:href="http://27.cn/" xlink:type="simple">27.cn</text:a></text:p>
          </table:table-cell>
          <table:table-cell office:value-type="string" calcext:value-type="string">
            <text:p>Красота и личная гигиена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806" calcext:value-type="float">
            <text:p>806</text:p>
          </table:table-cell>
          <table:table-cell office:value-type="string" calcext:value-type="string">
            <text:p><text:a xlink:href="http://tgbus.com/" xlink:type="simple">tgbus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float" office:value="807" calcext:value-type="float">
            <text:p>807</text:p>
          </table:table-cell>
          <table:table-cell office:value-type="string" calcext:value-type="string">
            <text:p><text:a xlink:href="http://fc2web.com/" xlink:type="simple">fc2web.com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string" calcext:value-type="string">
            <text:p><text:a xlink:href="http://mozdev.org/" xlink:type="simple">mozdev.org</text:a></text:p>
          </table:table-cell>
          <table:table-cell office:value-type="string" calcext:value-type="string">
            <text:p>Браузеры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<text:a xlink:href="http://marca.com/" xlink:type="simple">marca.com</text:a></text:p>
          </table:table-cell>
          <table:table-cell office:value-type="string" calcext:value-type="string">
            <text:p>Спортивные новости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<text:a xlink:href="http://udn.com/" xlink:type="simple">udn.com</text:a></text:p>
          </table:table-cell>
          <table:table-cell office:value-type="string" calcext:value-type="string">
            <text:p>Блоги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<text:a xlink:href="http://amazon.fr/" xlink:type="simple">amazon.fr</text:a></text:p>
          </table:table-cell>
          <table:table-cell office:value-type="string" calcext:value-type="string">
            <text:p>Книжные магазины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<text:a xlink:href="http://weblio.jp/" xlink:type="simple">weblio.jp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float" office:value="813" calcext:value-type="float">
            <text:p>813</text:p>
          </table:table-cell>
          <table:table-cell office:value-type="string" calcext:value-type="string">
            <text:p><text:a xlink:href="http://changyou.com/" xlink:type="simple">changyou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<text:a xlink:href="http://daily.co.jp/" xlink:type="simple">daily.co.jp</text:a></text:p>
          </table:table-cell>
          <table:table-cell office:value-type="string" calcext:value-type="string">
            <text:p>Спортивные новости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<text:a xlink:href="http://thefind.com/" xlink:type="simple">thefind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<text:a xlink:href="http://nttdocomo.co.jp/" xlink:type="simple">nttdocomo.co.jp</text:a></text:p>
          </table:table-cell>
          <table:table-cell office:value-type="string" calcext:value-type="string">
            <text:p>Мобильные телефоны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<text:a xlink:href="http://kohls.com/" xlink:type="simple">kohls.com</text:a></text:p>
          </table:table-cell>
          <table:table-cell office:value-type="string" calcext:value-type="string">
            <text:p>Интернет магазины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<text:a xlink:href="http://walkerplus.com/" xlink:type="simple">walkerplus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a xlink:href="http://babycenter.com/" xlink:type="simple">babycenter.com</text:a></text:p>
          </table:table-cell>
          <table:table-cell office:value-type="string" calcext:value-type="string">
            <text:p>Детская косметика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820" calcext:value-type="float">
            <text:p>820</text:p>
          </table:table-cell>
          <table:table-cell office:value-type="string" calcext:value-type="string">
            <text:p><text:a xlink:href="http://ow.ly/" xlink:type="simple">ow.ly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<text:a xlink:href="http://webgame188.com/" xlink:type="simple">webgame188.com</text:a>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<text:a xlink:href="http://toocle.com/" xlink:type="simple">toocle.com</text:a></text:p>
          </table:table-cell>
          <table:table-cell office:value-type="string" calcext:value-type="string">
            <text:p>Электронная коммерция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<text:a xlink:href="http://webcrawler.com/" xlink:type="simple">webcrawler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<text:a xlink:href="http://stackoverflow.com/" xlink:type="simple">stackoverflow.com</text:a></text:p>
          </table:table-cell>
          <table:table-cell office:value-type="string" calcext:value-type="string">
            <text:p>Музыка</text:p>
          </table:table-cell>
          <table:table-cell office:value-type="float" office:value="4.7" calcext:value-type="float">
            <text:p>4.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<text:a xlink:href="http://ekolay.net/" xlink:type="simple">ekolay.net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.7" calcext:value-type="float">
            <text:p>4.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<text:a xlink:href="http://kuronekoyamato.co.jp/" xlink:type="simple">kuronekoyamato.co.jp</text:a></text:p>
          </table:table-cell>
          <table:table-cell office:value-type="string" calcext:value-type="string">
            <text:p>Почтовые службы</text:p>
          </table:table-cell>
          <table:table-cell office:value-type="float" office:value="4.7" calcext:value-type="float">
            <text:p>4.7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<text:a xlink:href="http://vzw.com/" xlink:type="simple">vzw.com</text:a></text:p>
          </table:table-cell>
          <table:table-cell office:value-type="string" calcext:value-type="string">
            <text:p>Поставщики услуг телефонной связи</text:p>
          </table:table-cell>
          <table:table-cell office:value-type="float" office:value="4.7" calcext:value-type="float">
            <text:p>4.7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string" calcext:value-type="string">
            <text:p><text:a xlink:href="http://buzznet.com/" xlink:type="simple">buzznet.com</text:a></text:p>
          </table:table-cell>
          <table:table-cell office:value-type="string" calcext:value-type="string">
            <text:p>Блоги</text:p>
          </table:table-cell>
          <table:table-cell office:value-type="float" office:value="4.7" calcext:value-type="float">
            <text:p>4.7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<text:a xlink:href="http://wetter.com/" xlink:type="simple">wetter.com</text:a></text:p>
          </table:table-cell>
          <table:table-cell office:value-type="string" calcext:value-type="string">
            <text:p>Погода</text:p>
          </table:table-cell>
          <table:table-cell office:value-type="float" office:value="4.7" calcext:value-type="float">
            <text:p>4.7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830" calcext:value-type="float">
            <text:p>830</text:p>
          </table:table-cell>
          <table:table-cell office:value-type="string" calcext:value-type="string">
            <text:p><text:a xlink:href="http://dospy.com/" xlink:type="simple">dospy.com</text:a></text:p>
          </table:table-cell>
          <table:table-cell office:value-type="string" calcext:value-type="string">
            <text:p>Веб-браузер</text:p>
          </table:table-cell>
          <table:table-cell office:value-type="float" office:value="4.7" calcext:value-type="float">
            <text:p>4.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<text:a xlink:href="http://fidelity.com/" xlink:type="simple">fidelity.com</text:a></text:p>
          </table:table-cell>
          <table:table-cell office:value-type="string" calcext:value-type="string">
            <text:p>Инвестирование</text:p>
          </table:table-cell>
          <table:table-cell office:value-type="float" office:value="4.7" calcext:value-type="float">
            <text:p>4.7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string" calcext:value-type="string">
            <text:p><text:a xlink:href="http://gismeteo.ru/" xlink:type="simple">gismeteo.ru</text:a></text:p>
          </table:table-cell>
          <table:table-cell office:value-type="string" calcext:value-type="string">
            <text:p>Погода</text:p>
          </table:table-cell>
          <table:table-cell office:value-type="float" office:value="4.7" calcext:value-type="float">
            <text:p>4.7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833" calcext:value-type="float">
            <text:p>833</text:p>
          </table:table-cell>
          <table:table-cell office:value-type="string" calcext:value-type="string">
            <text:p><text:a xlink:href="http://ft.com/" xlink:type="simple">ft.com</text:a></text:p>
          </table:table-cell>
          <table:table-cell office:value-type="string" calcext:value-type="string">
            <text:p>Бизнес-семинары (тренинги)</text:p>
          </table:table-cell>
          <table:table-cell office:value-type="float" office:value="4.7" calcext:value-type="float">
            <text:p>4.7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834" calcext:value-type="float">
            <text:p>834</text:p>
          </table:table-cell>
          <table:table-cell office:value-type="string" calcext:value-type="string">
            <text:p><text:a xlink:href="http://freedownloadscenter.com/" xlink:type="simple">freedownloadscenter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4.7" calcext:value-type="float">
            <text:p>4.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a xlink:href="http://smarter.co.jp/" xlink:type="simple">smarter.co.jp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4.7" calcext:value-type="float">
            <text:p>4.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<text:a xlink:href="http://bidders.co.jp/" xlink:type="simple">bidders.co.jp</text:a></text:p>
          </table:table-cell>
          <table:table-cell office:value-type="string" calcext:value-type="string">
            <text:p>Онлайн аукционы</text:p>
          </table:table-cell>
          <table:table-cell office:value-type="float" office:value="4.7" calcext:value-type="float">
            <text:p>4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<text:a xlink:href="http://tesco.com/" xlink:type="simple">tesco.com</text:a></text:p>
          </table:table-cell>
          <table:table-cell office:value-type="string" calcext:value-type="string">
            <text:p>Продуктовые магазины</text:p>
          </table:table-cell>
          <table:table-cell office:value-type="float" office:value="4.7" calcext:value-type="float">
            <text:p>4.7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office:value-type="float" office:value="838" calcext:value-type="float">
            <text:p>838</text:p>
          </table:table-cell>
          <table:table-cell office:value-type="string" calcext:value-type="string">
            <text:p><text:a xlink:href="http://azlyrics.com/" xlink:type="simple">azlyrics.com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4.7" calcext:value-type="float">
            <text:p>4.7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string" calcext:value-type="string">
            <text:p><text:a xlink:href="http://legacy.com/" xlink:type="simple">legacy.com</text:a></text:p>
          </table:table-cell>
          <table:table-cell office:value-type="string" calcext:value-type="string">
            <text:p>Некрологи</text:p>
          </table:table-cell>
          <table:table-cell office:value-type="float" office:value="4.7" calcext:value-type="float">
            <text:p>4.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a xlink:href="http://tf1.fr/" xlink:type="simple">tf1.fr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4.7" calcext:value-type="float">
            <text:p>4.7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841" calcext:value-type="float">
            <text:p>841</text:p>
          </table:table-cell>
          <table:table-cell office:value-type="string" calcext:value-type="string">
            <text:p><text:a xlink:href="http://nhl.com/" xlink:type="simple">nhl.com</text:a></text:p>
          </table:table-cell>
          <table:table-cell office:value-type="string" calcext:value-type="string">
            <text:p>Информационный ресурс о хоккее</text:p>
          </table:table-cell>
          <table:table-cell office:value-type="float" office:value="4.7" calcext:value-type="float">
            <text:p>4.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<text:a xlink:href="http://mycom.co.jp/" xlink:type="simple">mycom.co.jp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4.7" calcext:value-type="float">
            <text:p>4.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<text:a xlink:href="http://rtl.de/" xlink:type="simple">rtl.de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4.7" calcext:value-type="float">
            <text:p>4.7</text:p>
          </table:table-cell>
          <table:table-cell office:value-type="float" office:value="140" calcext:value-type="float">
            <text:p>140</text:p>
          </table:table-cell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string" calcext:value-type="string">
            <text:p><text:a xlink:href="http://hankyung.com/" xlink:type="simple">hankyung.com</text:a></text:p>
          </table:table-cell>
          <table:table-cell office:value-type="string" calcext:value-type="string">
            <text:p>Газеты</text:p>
          </table:table-cell>
          <table:table-cell office:value-type="float" office:value="4.7" calcext:value-type="float">
            <text:p>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a xlink:href="http://edeng.cn/" xlink:type="simple">edeng.cn</text:a></text:p>
          </table:table-cell>
          <table:table-cell office:value-type="string" calcext:value-type="string">
            <text:p>Онлайн объявления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</table:table-row>
        <table:table-row table:style-name="ro5">
          <table:table-cell office:value-type="float" office:value="846" calcext:value-type="float">
            <text:p>846</text:p>
          </table:table-cell>
          <table:table-cell office:value-type="string" calcext:value-type="string">
            <text:p><text:a xlink:href="http://immobilienscout24.de/" xlink:type="simple">immobilienscout24.de</text:a></text:p>
          </table:table-cell>
          <table:table-cell office:value-type="string" calcext:value-type="string">
            <text:p>Информационный ресурс о недвижим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540" calcext:value-type="float">
            <text:p>540</text:p>
          </table:table-cell>
        </table:table-row>
        <table:table-row table:style-name="ro4">
          <table:table-cell office:value-type="float" office:value="847" calcext:value-type="float">
            <text:p>847</text:p>
          </table:table-cell>
          <table:table-cell office:value-type="string" calcext:value-type="string">
            <text:p><text:a xlink:href="http://gigazine.net/" xlink:type="simple">gigazine.net</text:a></text:p>
          </table:table-cell>
          <table:table-cell office:value-type="string" calcext:value-type="string">
            <text:p>Нов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<text:a xlink:href="http://marketwatch.com/" xlink:type="simple">marketwatch.com</text:a></text:p>
          </table:table-cell>
          <table:table-cell office:value-type="string" calcext:value-type="string">
            <text:p>Бизнес новости</text:p>
          </table:table-cell>
          <table:table-cell office:value-type="float" office:value="4.7" calcext:value-type="float">
            <text:p>4.7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849" calcext:value-type="float">
            <text:p>849</text:p>
          </table:table-cell>
          <table:table-cell office:value-type="string" calcext:value-type="string">
            <text:p><text:a xlink:href="http://xuite.net/" xlink:type="simple">xuite.net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4.7" calcext:value-type="float">
            <text:p>4.7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float" office:value="850" calcext:value-type="float">
            <text:p>850</text:p>
          </table:table-cell>
          <table:table-cell office:value-type="string" calcext:value-type="string">
            <text:p><text:a xlink:href="http://techcrunch.com/" xlink:type="simple">techcrunch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<text:a xlink:href="http://inowdownload.com/" xlink:type="simple">inowdownload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<text:a xlink:href="http://kooora.com/" xlink:type="simple">kooora.com</text:a></text:p>
          </table:table-cell>
          <table:table-cell office:value-type="string" calcext:value-type="string">
            <text:p>Спортивные новости</text:p>
          </table:table-cell>
          <table:table-cell office:value-type="float" office:value="4.6" calcext:value-type="float">
            <text:p>4.6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853" calcext:value-type="float">
            <text:p>853</text:p>
          </table:table-cell>
          <table:table-cell office:value-type="string" calcext:value-type="string">
            <text:p><text:a xlink:href="http://zdnet.com/" xlink:type="simple">zdnet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<text:a xlink:href="http://causes.com/" xlink:type="simple">causes.com</text:a></text:p>
          </table:table-cell>
          <table:table-cell office:value-type="string" calcext:value-type="string">
            <text:p>Медицинские справочники (литература)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855" calcext:value-type="float">
            <text:p>855</text:p>
          </table:table-cell>
          <table:table-cell office:value-type="string" calcext:value-type="string">
            <text:p><text:a xlink:href="http://imagebam.com/" xlink:type="simple">imagebam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4.6" calcext:value-type="float">
            <text:p>4.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<text:a xlink:href="http://thesaurus.com/" xlink:type="simple">thesaurus.com</text:a></text:p>
          </table:table-cell>
          <table:table-cell office:value-type="string" calcext:value-type="string">
            <text:p>Справочники и энциклопедии</text:p>
          </table:table-cell>
          <table:table-cell office:value-type="float" office:value="4.6" calcext:value-type="float">
            <text:p>4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<text:a xlink:href="http://boc.cn/" xlink:type="simple">boc.cn</text:a></text:p>
          </table:table-cell>
          <table:table-cell office:value-type="string" calcext:value-type="string">
            <text:p>Финансовые услуги</text:p>
          </table:table-cell>
          <table:table-cell office:value-type="float" office:value="4.6" calcext:value-type="float">
            <text:p>4.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<text:a xlink:href="http://kapook.com/" xlink:type="simple">kapook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.6" calcext:value-type="float">
            <text:p>4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<text:a xlink:href="http://argos.co.uk/" xlink:type="simple">argos.co.uk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4.6" calcext:value-type="float">
            <text:p>4.6</text:p>
          </table:table-cell>
          <table:table-cell office:value-type="float" office:value="310" calcext:value-type="float">
            <text:p>310</text:p>
          </table:table-cell>
        </table:table-row>
        <table:table-row table:style-name="ro4">
          <table:table-cell office:value-type="float" office:value="860" calcext:value-type="float">
            <text:p>860</text:p>
          </table:table-cell>
          <table:table-cell office:value-type="string" calcext:value-type="string">
            <text:p><text:a xlink:href="http://kp.ru/" xlink:type="simple">kp.ru</text:a></text:p>
          </table:table-cell>
          <table:table-cell office:value-type="string" calcext:value-type="string">
            <text:p>Газеты</text:p>
          </table:table-cell>
          <table:table-cell office:value-type="float" office:value="4.6" calcext:value-type="float">
            <text:p>4.6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861" calcext:value-type="float">
            <text:p>861</text:p>
          </table:table-cell>
          <table:table-cell office:value-type="string" calcext:value-type="string">
            <text:p><text:a xlink:href="http://uniblue.com/" xlink:type="simple">uniblue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4.6" calcext:value-type="float">
            <text:p>4.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862" calcext:value-type="float">
            <text:p>862</text:p>
          </table:table-cell>
          <table:table-cell office:value-type="string" calcext:value-type="string">
            <text:p><text:a xlink:href="http://boosj.com/" xlink:type="simple">boosj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863" calcext:value-type="float">
            <text:p>863</text:p>
          </table:table-cell>
          <table:table-cell office:value-type="string" calcext:value-type="string">
            <text:p><text:a xlink:href="http://meebo.com/" xlink:type="simple">meebo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4.6" calcext:value-type="float">
            <text:p>4.6</text:p>
          </table:table-cell>
          <table:table-cell office:value-type="float" office:value="55" calcext:value-type="float">
            <text:p>55</text:p>
          </table:table-cell>
        </table:table-row>
        <table:table-row table:style-name="ro4">
          <table:table-cell office:value-type="float" office:value="864" calcext:value-type="float">
            <text:p>864</text:p>
          </table:table-cell>
          <table:table-cell table:style-name="ce3"/>
          <table:table-cell office:value-type="string" calcext:value-type="string">
            <text:p>Новости</text:p>
          </table:table-cell>
          <table:table-cell office:value-type="float" office:value="4.6" calcext:value-type="float">
            <text:p>4.6</text:p>
          </table:table-cell>
          <table:table-cell office:value-type="float" office:value="49" calcext:value-type="float">
            <text:p>49</text:p>
          </table:table-cell>
        </table:table-row>
        <table:table-row table:style-name="ro4">
          <table:table-cell office:value-type="float" office:value="865" calcext:value-type="float">
            <text:p>865</text:p>
          </table:table-cell>
          <table:table-cell office:value-type="string" calcext:value-type="string">
            <text:p><text:a xlink:href="http://qianlong.com/" xlink:type="simple">qianlong.com</text:a></text:p>
          </table:table-cell>
          <table:table-cell office:value-type="string" calcext:value-type="string">
            <text:p>Новости</text:p>
          </table:table-cell>
          <table:table-cell office:value-type="float" office:value="4.6" calcext:value-type="float">
            <text:p>4.6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<text:a xlink:href="http://top100.cn/" xlink:type="simple">top100.cn</text:a></text:p>
          </table:table-cell>
          <table:table-cell office:value-type="string" calcext:value-type="string">
            <text:p>Музыка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<text:a xlink:href="http://ancestry.com/" xlink:type="simple">ancestry.com</text:a></text:p>
          </table:table-cell>
          <table:table-cell office:value-type="string" calcext:value-type="string">
            <text:p>Генеалогия и архивы</text:p>
          </table:table-cell>
          <table:table-cell office:value-type="float" office:value="4.6" calcext:value-type="float">
            <text:p>4.6</text:p>
          </table:table-cell>
          <table:table-cell office:value-type="float" office:value="720" calcext:value-type="float">
            <text:p>720</text:p>
          </table:table-cell>
        </table:table-row>
        <table:table-row table:style-name="ro3">
          <table:table-cell office:value-type="float" office:value="868" calcext:value-type="float">
            <text:p>868</text:p>
          </table:table-cell>
          <table:table-cell office:value-type="string" calcext:value-type="string">
            <text:p><text:a xlink:href="http://pricegrabber.com/" xlink:type="simple">pricegrabber.com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<text:a xlink:href="http://pkr.com/" xlink:type="simple">pkr.com</text:a></text:p>
          </table:table-cell>
          <table:table-cell office:value-type="string" calcext:value-type="string">
            <text:p>Онлайн казино</text:p>
          </table:table-cell>
          <table:table-cell office:value-type="float" office:value="4.6" calcext:value-type="float">
            <text:p>4.6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870" calcext:value-type="float">
            <text:p>870</text:p>
          </table:table-cell>
          <table:table-cell office:value-type="string" calcext:value-type="string">
            <text:p><text:a xlink:href="http://php.net/" xlink:type="simple">php.net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4.6" calcext:value-type="float">
            <text:p>4.6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871" calcext:value-type="float">
            <text:p>871</text:p>
          </table:table-cell>
          <table:table-cell office:value-type="string" calcext:value-type="string">
            <text:p><text:a xlink:href="http://ea.com/" xlink:type="simple">ea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4.6" calcext:value-type="float">
            <text:p>4.6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872" calcext:value-type="float">
            <text:p>872</text:p>
          </table:table-cell>
          <table:table-cell office:value-type="string" calcext:value-type="string">
            <text:p><text:a xlink:href="http://rutube.ru/" xlink:type="simple">rutube.ru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4.6" calcext:value-type="float">
            <text:p>4.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a xlink:href="http://qingdaonews.com/" xlink:type="simple">qingdaonews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float" office:value="874" calcext:value-type="float">
            <text:p>874</text:p>
          </table:table-cell>
          <table:table-cell office:value-type="string" calcext:value-type="string">
            <text:p><text:a xlink:href="http://sbs.co.kr/" xlink:type="simple">sbs.co.kr</text:a></text:p>
          </table:table-cell>
          <table:table-cell office:value-type="string" calcext:value-type="string">
            <text:p>Флэш-игры</text:p>
          </table:table-cell>
          <table:table-cell office:value-type="float" office:value="4.6" calcext:value-type="float">
            <text:p>4.6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string" calcext:value-type="string">
            <text:p><text:a xlink:href="http://shvoong.com/" xlink:type="simple">shvoong.com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<text:a xlink:href="http://ilike.com/" xlink:type="simple">ilike.com</text:a></text:p>
          </table:table-cell>
          <table:table-cell office:value-type="string" calcext:value-type="string">
            <text:p>Музыка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877" calcext:value-type="float">
            <text:p>877</text:p>
          </table:table-cell>
          <table:table-cell office:value-type="string" calcext:value-type="string">
            <text:p><text:a xlink:href="http://kaspersky.com/" xlink:type="simple">kaspersky.com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4.6" calcext:value-type="float">
            <text:p>4.6</text:p>
          </table:table-cell>
          <table:table-cell office:value-type="float" office:value="38" calcext:value-type="float">
            <text:p>38</text:p>
          </table:table-cell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string" calcext:value-type="string">
            <text:p><text:a xlink:href="http://bigfishgames.com/" xlink:type="simple">bigfishgames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4.6" calcext:value-type="float">
            <text:p>4.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<text:a xlink:href="http://xing.com/" xlink:type="simple">xing.com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4.6" calcext:value-type="float">
            <text:p>4.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<text:a xlink:href="http://taotao.com/" xlink:type="simple">taotao.com</text:a></text:p>
          </table:table-cell>
          <table:table-cell office:value-type="string" calcext:value-type="string">
            <text:p>Интернет-магазины</text:p>
          </table:table-cell>
          <table:table-cell office:value-type="float" office:value="4.6" calcext:value-type="float">
            <text:p>4.6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881" calcext:value-type="float">
            <text:p>881</text:p>
          </table:table-cell>
          <table:table-cell office:value-type="string" calcext:value-type="string">
            <text:p><text:a xlink:href="http://sing365.com/" xlink:type="simple">sing365.com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882" calcext:value-type="float">
            <text:p>882</text:p>
          </table:table-cell>
          <table:table-cell office:value-type="string" calcext:value-type="string">
            <text:p><text:a xlink:href="http://51mole.com/" xlink:type="simple">51mole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4.6" calcext:value-type="float">
            <text:p>4.6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883" calcext:value-type="float">
            <text:p>883</text:p>
          </table:table-cell>
          <table:table-cell office:value-type="string" calcext:value-type="string">
            <text:p><text:a xlink:href="http://tweetphoto.com/" xlink:type="simple">tweetphoto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4.6" calcext:value-type="float">
            <text:p>4.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<text:a xlink:href="http://bloomberg.com/" xlink:type="simple">bloomberg.com</text:a></text:p>
          </table:table-cell>
          <table:table-cell office:value-type="string" calcext:value-type="string">
            <text:p>Бизнес новости</text:p>
          </table:table-cell>
          <table:table-cell office:value-type="float" office:value="4.6" calcext:value-type="float">
            <text:p>4.6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office:value-type="float" office:value="885" calcext:value-type="float">
            <text:p>885</text:p>
          </table:table-cell>
          <table:table-cell office:value-type="string" calcext:value-type="string">
            <text:p><text:a xlink:href="http://newhua.com/" xlink:type="simple">newhua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4.6" calcext:value-type="float">
            <text:p>4.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886" calcext:value-type="float">
            <text:p>886</text:p>
          </table:table-cell>
          <table:table-cell office:value-type="string" calcext:value-type="string">
            <text:p><text:a xlink:href="http://2000y.net/" xlink:type="simple">2000y.net</text:a></text:p>
          </table:table-cell>
          <table:table-cell office:value-type="string" calcext:value-type="string">
            <text:p>Хранилище музыкальных файлов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<text:a xlink:href="http://asiae.co.kr/" xlink:type="simple">asiae.co.kr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4.6" calcext:value-type="float">
            <text:p>4.6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float" office:value="888" calcext:value-type="float">
            <text:p>888</text:p>
          </table:table-cell>
          <table:table-cell office:value-type="string" calcext:value-type="string">
            <text:p><text:a xlink:href="http://aolnews.com/" xlink:type="simple">aolnews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4.6" calcext:value-type="float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<text:a xlink:href="http://bdr130.net/" xlink:type="simple">bdr130.net</text:a></text:p>
          </table:table-cell>
          <table:table-cell office:value-type="string" calcext:value-type="string">
            <text:p>Религиозный ресурс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890" calcext:value-type="float">
            <text:p>890</text:p>
          </table:table-cell>
          <table:table-cell office:value-type="string" calcext:value-type="string">
            <text:p><text:a xlink:href="http://picktorrent.com/" xlink:type="simple">picktorrent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4.6" calcext:value-type="float">
            <text:p>4.6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891" calcext:value-type="float">
            <text:p>891</text:p>
          </table:table-cell>
          <table:table-cell office:value-type="string" calcext:value-type="string">
            <text:p><text:a xlink:href="http://pixmania.com/" xlink:type="simple">pixmania.com</text:a></text:p>
          </table:table-cell>
          <table:table-cell office:value-type="string" calcext:value-type="string">
            <text:p>Статистика (сравнение цен)</text:p>
          </table:table-cell>
          <table:table-cell office:value-type="float" office:value="4.6" calcext:value-type="float">
            <text:p>4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<text:a xlink:href="http://wired.com/" xlink:type="simple">wired.com</text:a></text:p>
          </table:table-cell>
          <table:table-cell office:value-type="string" calcext:value-type="string">
            <text:p>Новости технологий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<text:a xlink:href="http://juchang.com/" xlink:type="simple">juchang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4.6" calcext:value-type="float">
            <text:p>4.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a xlink:href="http://vatgia.com/" xlink:type="simple">vatgia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4.6" calcext:value-type="float">
            <text:p>4.6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895" calcext:value-type="float">
            <text:p>895</text:p>
          </table:table-cell>
          <table:table-cell office:value-type="string" calcext:value-type="string">
            <text:p><text:a xlink:href="http://divx.com/" xlink:type="simple">divx.com</text:a></text:p>
          </table:table-cell>
          <table:table-cell office:value-type="string" calcext:value-type="string">
            <text:p>Аудио и мультимедиа</text:p>
          </table:table-cell>
          <table:table-cell office:value-type="float" office:value="4.6" calcext:value-type="float">
            <text:p>4.6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896" calcext:value-type="float">
            <text:p>896</text:p>
          </table:table-cell>
          <table:table-cell office:value-type="string" calcext:value-type="string">
            <text:p><text:a xlink:href="http://ana.co.jp/" xlink:type="simple">ana.co.jp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4.6" calcext:value-type="float">
            <text:p>4.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<text:a xlink:href="http://fandango.com/" xlink:type="simple">fandango.com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4.6" calcext:value-type="float">
            <text:p>4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a xlink:href="http://seoul.co.kr/" xlink:type="simple">seoul.co.kr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899" calcext:value-type="float">
            <text:p>899</text:p>
          </table:table-cell>
          <table:table-cell office:value-type="string" calcext:value-type="string">
            <text:p><text:a xlink:href="http://appspot.com/" xlink:type="simple">appspot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<text:a xlink:href="http://fetion.com.cn/" xlink:type="simple">fetion.com.cn</text:a></text:p>
          </table:table-cell>
          <table:table-cell office:value-type="string" calcext:value-type="string">
            <text:p>Форумы, чаты и мгновенные сообщения</text:p>
          </table:table-cell>
          <table:table-cell office:value-type="float" office:value="4.6" calcext:value-type="float">
            <text:p>4.6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901" calcext:value-type="float">
            <text:p>901</text:p>
          </table:table-cell>
          <table:table-cell office:value-type="string" calcext:value-type="string">
            <text:p><text:a xlink:href="http://bandoo.com/" xlink:type="simple">bandoo.com</text:a></text:p>
          </table:table-cell>
          <table:table-cell office:value-type="string" calcext:value-type="string">
            <text:p>Коммуникационный портал</text:p>
          </table:table-cell>
          <table:table-cell office:value-type="float" office:value="4.6" calcext:value-type="float">
            <text:p>4.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<text:a xlink:href="http://city-data.com/" xlink:type="simple">city-data.com</text:a></text:p>
          </table:table-cell>
          <table:table-cell office:value-type="string" calcext:value-type="string">
            <text:p>Социальная статистика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string" calcext:value-type="string">
            <text:p><text:a xlink:href="http://wisegeek.com/" xlink:type="simple">wisegeek.com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4.6" calcext:value-type="float">
            <text:p>4.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<text:a xlink:href="http://ocnk.net/" xlink:type="simple">ocnk.net</text:a></text:p>
          </table:table-cell>
          <table:table-cell office:value-type="string" calcext:value-type="string">
            <text:p>Интернет-сервисы</text:p>
          </table:table-cell>
          <table:table-cell office:value-type="float" office:value="4.6" calcext:value-type="float">
            <text:p>4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<text:a xlink:href="http://hunantv.com/" xlink:type="simple">hunantv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4.6" calcext:value-type="float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<text:a xlink:href="http://kijiji.ca/" xlink:type="simple">kijiji.ca</text:a></text:p>
          </table:table-cell>
          <table:table-cell office:value-type="string" calcext:value-type="string">
            <text:p>Онлайн объявления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 100.0</text:p>
          </table:table-cell>
        </table:table-row>
        <table:table-row table:style-name="ro3">
          <table:table-cell office:value-type="float" office:value="907" calcext:value-type="float">
            <text:p>907</text:p>
          </table:table-cell>
          <table:table-cell office:value-type="string" calcext:value-type="string">
            <text:p><text:a xlink:href="http://cnki.net/" xlink:type="simple">cnki.net</text:a></text:p>
          </table:table-cell>
          <table:table-cell office:value-type="string" calcext:value-type="string">
            <text:p>Образовательные ресурсы</text:p>
          </table:table-cell>
          <table:table-cell office:value-type="float" office:value="4.6" calcext:value-type="float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<text:a xlink:href="http://panasonic.jp/" xlink:type="simple">panasonic.jp</text:a></text:p>
          </table:table-cell>
          <table:table-cell office:value-type="string" calcext:value-type="string">
            <text:p>Бытовая электроника</text:p>
          </table:table-cell>
          <table:table-cell office:value-type="float" office:value="4.6" calcext:value-type="float">
            <text:p>4.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<text:a xlink:href="http://allocine.fr/" xlink:type="simple">allocine.fr</text:a></text:p>
          </table:table-cell>
          <table:table-cell office:value-type="string" calcext:value-type="string">
            <text:p>Кино (фильмы)</text:p>
          </table:table-cell>
          <table:table-cell office:value-type="float" office:value="4.6" calcext:value-type="float">
            <text:p>4.6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http://chinahr.com/" xlink:type="simple">chinahr.com</text:a></text:p>
          </table:table-cell>
          <table:table-cell office:value-type="string" calcext:value-type="string">
            <text:p>Job-сайты</text:p>
          </table:table-cell>
          <table:table-cell office:value-type="float" office:value="4.6" calcext:value-type="float">
            <text:p>4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http://emagister.com/" xlink:type="simple">emagister.com</text:a></text:p>
          </table:table-cell>
          <table:table-cell office:value-type="string" calcext:value-type="string">
            <text:p>Дистанционное обучение</text:p>
          </table:table-cell>
          <table:table-cell office:value-type="float" office:value="4.6" calcext:value-type="float">
            <text:p>4.6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http://manta.com/" xlink:type="simple">manta.com</text:a></text:p>
          </table:table-cell>
          <table:table-cell office:value-type="string" calcext:value-type="string">
            <text:p>Бизнес-сервисы и консалтинг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http://rayli.com.cn/" xlink:type="simple">rayli.com.cn</text:a></text:p>
          </table:table-cell>
          <table:table-cell office:value-type="string" calcext:value-type="string">
            <text:p>Красота и личная гигиена</text:p>
          </table:table-cell>
          <table:table-cell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<text:a xlink:href="http://asahi-net.or.jp/" xlink:type="simple">asahi-net.or.jp</text:a></text:p>
          </table:table-cell>
          <table:table-cell office:value-type="string" calcext:value-type="string">
            <text:p>Интернет-провайдер</text:p>
          </table:table-cell>
          <table:table-cell office:value-type="float" office:value="4.3" calcext:value-type="float">
            <text:p>4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<text:a xlink:href="http://dreamstime.com/" xlink:type="simple">dreamstime.com</text:a></text:p>
          </table:table-cell>
          <table:table-cell office:value-type="string" calcext:value-type="string">
            <text:p>Хранилище фото файлов</text:p>
          </table:table-cell>
          <table:table-cell office:value-type="float" office:value="4.3" calcext:value-type="float">
            <text:p>4.3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916" calcext:value-type="float">
            <text:p>916</text:p>
          </table:table-cell>
          <table:table-cell office:value-type="string" calcext:value-type="string">
            <text:p><text:a xlink:href="http://lastminute.com/" xlink:type="simple">lastminute.com</text:a></text:p>
          </table:table-cell>
          <table:table-cell office:value-type="string" calcext:value-type="string">
            <text:p>Отели</text:p>
          </table:table-cell>
          <table:table-cell office:value-type="float" office:value="4.3" calcext:value-type="float">
            <text:p>4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<text:a xlink:href="http://nick.com/" xlink:type="simple">nick.com</text:a></text:p>
          </table:table-cell>
          <table:table-cell office:value-type="string" calcext:value-type="string">
            <text:p>Мультфильмы</text:p>
          </table:table-cell>
          <table:table-cell office:value-type="float" office:value="4.3" calcext:value-type="float">
            <text:p>4.3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float" office:value="918" calcext:value-type="float">
            <text:p>918</text:p>
          </table:table-cell>
          <table:table-cell office:value-type="string" calcext:value-type="string">
            <text:p><text:a xlink:href="http://deezer.com/" xlink:type="simple">deezer.com</text:a></text:p>
          </table:table-cell>
          <table:table-cell office:value-type="string" calcext:value-type="string">
            <text:p>Музыка</text:p>
          </table:table-cell>
          <table:table-cell office:value-type="float" office:value="4.3" calcext:value-type="float">
            <text:p>4.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<text:a xlink:href="http://bohelady.com/" xlink:type="simple">bohelady.com</text:a></text:p>
          </table:table-cell>
          <table:table-cell office:value-type="string" calcext:value-type="string">
            <text:p>Семейный ресурс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<text:a xlink:href="http://esmas.com/" xlink:type="simple">esmas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.3" calcext:value-type="float">
            <text:p>4.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<text:a xlink:href="http://vente-privee.com/" xlink:type="simple">vente-privee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4.3" calcext:value-type="float">
            <text:p>4.3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<text:a xlink:href="http://lyricsmode.com/" xlink:type="simple">lyricsmode.com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float" office:value="923" calcext:value-type="float">
            <text:p>923</text:p>
          </table:table-cell>
          <table:table-cell office:value-type="string" calcext:value-type="string">
            <text:p><text:a xlink:href="http://findarticles.com/" xlink:type="simple">findarticles.com</text:a></text:p>
          </table:table-cell>
          <table:table-cell office:value-type="string" calcext:value-type="string">
            <text:p>Новости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float" office:value="924" calcext:value-type="float">
            <text:p>924</text:p>
          </table:table-cell>
          <table:table-cell office:value-type="string" calcext:value-type="string">
            <text:p><text:a xlink:href="http://47news.jp/" xlink:type="simple">47news.jp</text:a></text:p>
          </table:table-cell>
          <table:table-cell office:value-type="string" calcext:value-type="string">
            <text:p>Новости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<text:a xlink:href="http://staples.com/" xlink:type="simple">staples.com</text:a></text:p>
          </table:table-cell>
          <table:table-cell office:value-type="string" calcext:value-type="string">
            <text:p>Товары для офиса</text:p>
          </table:table-cell>
          <table:table-cell office:value-type="float" office:value="4.3" calcext:value-type="float">
            <text:p>4.3</text:p>
          </table:table-cell>
          <table:table-cell office:value-type="float" office:value="97" calcext:value-type="float">
            <text:p>97</text:p>
          </table:table-cell>
        </table:table-row>
        <table:table-row table:style-name="ro4">
          <table:table-cell office:value-type="float" office:value="926" calcext:value-type="float">
            <text:p>926</text:p>
          </table:table-cell>
          <table:table-cell office:value-type="string" calcext:value-type="string">
            <text:p><text:a xlink:href="http://songs.pk/" xlink:type="simple">songs.pk</text:a></text:p>
          </table:table-cell>
          <table:table-cell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  <table:table-cell office:value-type="float" office:value="61" calcext:value-type="float">
            <text:p>61</text:p>
          </table:table-cell>
        </table:table-row>
        <table:table-row table:style-name="ro4">
          <table:table-cell office:value-type="float" office:value="927" calcext:value-type="float">
            <text:p>927</text:p>
          </table:table-cell>
          <table:table-cell office:value-type="string" calcext:value-type="string">
            <text:p><text:a xlink:href="http://bomb-mp3.com/" xlink:type="simple">bomb-mp3.com</text:a></text:p>
          </table:table-cell>
          <table:table-cell office:value-type="string" calcext:value-type="string">
            <text:p>Музыка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<text:a xlink:href="http://cqvip.com/" xlink:type="simple">cqvip.com</text:a></text:p>
          </table:table-cell>
          <table:table-cell office:value-type="string" calcext:value-type="string">
            <text:p>Научные ресурсы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string" calcext:value-type="string">
            <text:p><text:a xlink:href="http://autoscout24.de/" xlink:type="simple">autoscout24.de</text:a></text:p>
          </table:table-cell>
          <table:table-cell office:value-type="string" calcext:value-type="string">
            <text:p>Купля-продажа автомобилей</text:p>
          </table:table-cell>
          <table:table-cell office:value-type="float" office:value="4.2" calcext:value-type="float">
            <text:p>4.2</text:p>
          </table:table-cell>
          <table:table-cell office:value-type="float" office:value="550" calcext:value-type="float">
            <text:p>550</text:p>
          </table:table-cell>
        </table:table-row>
        <table:table-row table:style-name="ro6">
          <table:table-cell office:value-type="float" office:value="930" calcext:value-type="float">
            <text:p>930</text:p>
          </table:table-cell>
          <table:table-cell office:value-type="string" calcext:value-type="string">
            <text:p><text:a xlink:href="http://victoriassecret.com/" xlink:type="simple">victoriassecret.com</text:a></text:p>
          </table:table-cell>
          <table:table-cell office:value-type="string" calcext:value-type="string">
            <text:p>Интернет-магазин по продажи женской одежды и нижнего белья</text:p>
          </table:table-cell>
          <table:table-cell office:value-type="float" office:value="4.2" calcext:value-type="float">
            <text:p>4.2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string" calcext:value-type="string">
            <text:p><text:a xlink:href="http://acrobat.com/" xlink:type="simple">acrobat.com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4.2" calcext:value-type="float">
            <text:p>4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<text:a xlink:href="http://national-lottery.co.uk/" xlink:type="simple">national-lottery.co.uk</text:a></text:p>
          </table:table-cell>
          <table:table-cell office:value-type="string" calcext:value-type="string">
            <text:p>Лото и лотерея</text:p>
          </table:table-cell>
          <table:table-cell office:value-type="float" office:value="4.2" calcext:value-type="float">
            <text:p>4.2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<text:a xlink:href="http://mayoclinic.com/" xlink:type="simple">mayoclinic.com</text:a></text:p>
          </table:table-cell>
          <table:table-cell office:value-type="string" calcext:value-type="string">
            <text:p>Медицинские справочники (литература)</text:p>
          </table:table-cell>
          <table:table-cell office:value-type="float" office:value="4.2" calcext:value-type="float">
            <text:p>4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<text:a xlink:href="http://zillow.com/" xlink:type="simple">zillow.com</text:a></text:p>
          </table:table-cell>
          <table:table-cell office:value-type="string" calcext:value-type="string">
            <text:p>Недвижимость</text:p>
          </table:table-cell>
          <table:table-cell office:value-type="float" office:value="4.2" calcext:value-type="float">
            <text:p>4.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<text:a xlink:href="http://onemanga.com/" xlink:type="simple">onemanga.com</text:a></text:p>
          </table:table-cell>
          <table:table-cell office:value-type="string" calcext:value-type="string">
            <text:p>Аниме и манга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 100.0</text:p>
          </table:table-cell>
        </table:table-row>
        <table:table-row table:style-name="ro4">
          <table:table-cell office:value-type="float" office:value="936" calcext:value-type="float">
            <text:p>936</text:p>
          </table:table-cell>
          <table:table-cell office:value-type="string" calcext:value-type="string">
            <text:p><text:a xlink:href="http://playsushi.com/" xlink:type="simple">playsushi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4.2" calcext:value-type="float">
            <text:p>4.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<text:a xlink:href="http://answerbag.com/" xlink:type="simple">answerbag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<text:a xlink:href="http://ukr.net/" xlink:type="simple">ukr.net</text:a></text:p>
          </table:table-cell>
          <table:table-cell office:value-type="string" calcext:value-type="string">
            <text:p>Интернет-магазины</text:p>
          </table:table-cell>
          <table:table-cell office:value-type="float" office:value="4.2" calcext:value-type="float">
            <text:p>4.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<text:a xlink:href="http://citicards.com/" xlink:type="simple">citicards.com</text:a></text:p>
          </table:table-cell>
          <table:table-cell office:value-type="string" calcext:value-type="string">
            <text:p>Кредитные карты</text:p>
          </table:table-cell>
          <table:table-cell office:value-type="float" office:value="4.2" calcext:value-type="float">
            <text:p>4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<text:a xlink:href="http://kaixin.com/" xlink:type="simple">kaixin.com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4.2" calcext:value-type="float">
            <text:p>4.2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<text:a xlink:href="http://ju51.com/" xlink:type="simple">ju51.com</text:a></text:p>
          </table:table-cell>
          <table:table-cell office:value-type="string" calcext:value-type="string">
            <text:p>Обустройство дома и декор интерьера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<text:a xlink:href="http://kbs.co.kr/" xlink:type="simple">kbs.co.kr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4.2" calcext:value-type="float">
            <text:p>4.2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943" calcext:value-type="float">
            <text:p>943</text:p>
          </table:table-cell>
          <table:table-cell office:value-type="string" calcext:value-type="string">
            <text:p><text:a xlink:href="http://toysrus.com/" xlink:type="simple">toysrus.com</text:a></text:p>
          </table:table-cell>
          <table:table-cell office:value-type="string" calcext:value-type="string">
            <text:p>Игрушки</text:p>
          </table:table-cell>
          <table:table-cell office:value-type="float" office:value="4.2" calcext:value-type="float">
            <text:p>4.2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944" calcext:value-type="float">
            <text:p>944</text:p>
          </table:table-cell>
          <table:table-cell office:value-type="string" calcext:value-type="string">
            <text:p><text:a xlink:href="http://freshwap.net/" xlink:type="simple">freshwap.net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945" calcext:value-type="float">
            <text:p>945</text:p>
          </table:table-cell>
          <table:table-cell office:value-type="string" calcext:value-type="string">
            <text:p><text:a xlink:href="http://vertor.com/" xlink:type="simple">vertor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mahalo.com/" xlink:type="simple">mahalo.com</text:a></text:p>
          </table:table-cell>
          <table:table-cell office:value-type="string" calcext:value-type="string">
            <text:p>Поисковые сервера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float" office:value="947" calcext:value-type="float">
            <text:p>947</text:p>
          </table:table-cell>
          <table:table-cell office:value-type="string" calcext:value-type="string">
            <text:p><text:a xlink:href="http://hurriyet.com.tr/" xlink:type="simple">hurriyet.com.tr</text:a></text:p>
          </table:table-cell>
          <table:table-cell office:value-type="string" calcext:value-type="string">
            <text:p>Газеты</text:p>
          </table:table-cell>
          <table:table-cell office:value-type="float" office:value="4.2" calcext:value-type="float">
            <text:p>4.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<text:a xlink:href="http://mercadolibre.com.ar/" xlink:type="simple">mercadolibre.com.ar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4.2" calcext:value-type="float">
            <text:p>4.2</text:p>
          </table:table-cell>
          <table:table-cell office:value-type="float" office:value="370" calcext:value-type="float">
            <text:p>370</text:p>
          </table:table-cell>
        </table:table-row>
        <table:table-row table:style-name="ro3">
          <table:table-cell office:value-type="float" office:value="949" calcext:value-type="float">
            <text:p>949</text:p>
          </table:table-cell>
          <table:table-cell office:value-type="string" calcext:value-type="string">
            <text:p><text:a xlink:href="http://bearshare.com/" xlink:type="simple">bearshare.com</text:a></text:p>
          </table:table-cell>
          <table:table-cell office:value-type="string" calcext:value-type="string">
            <text:p>Хранилище файлов и хостинг</text:p>
          </table:table-cell>
          <table:table-cell office:value-type="float" office:value="4.2" calcext:value-type="float">
            <text:p>4.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<text:a xlink:href="http://zdface.com/" xlink:type="simple">zdface.com</text:a></text:p>
          </table:table-cell>
          <table:table-cell office:value-type="string" calcext:value-type="string">
            <text:p>Интернет-магазин по продажи одежды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<text:a xlink:href="http://shangdu.com/" xlink:type="simple">shangdu.com</text:a></text:p>
          </table:table-cell>
          <table:table-cell office:value-type="string" calcext:value-type="string">
            <text:p>Новостной сайт</text:p>
          </table:table-cell>
          <table:table-cell office:value-type="float" office:value="4.2" calcext:value-type="float">
            <text:p>4.2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float" office:value="952" calcext:value-type="float">
            <text:p>952</text:p>
          </table:table-cell>
          <table:table-cell office:value-type="string" calcext:value-type="string">
            <text:p><text:a xlink:href="http://barbie.com/" xlink:type="simple">barbie.com</text:a></text:p>
          </table:table-cell>
          <table:table-cell office:value-type="string" calcext:value-type="string">
            <text:p>Игрушки</text:p>
          </table:table-cell>
          <table:table-cell office:value-type="float" office:value="4.2" calcext:value-type="float">
            <text:p>4.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a xlink:href="http://interpark.com/" xlink:type="simple">interpark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4.2" calcext:value-type="float">
            <text:p>4.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<text:a xlink:href="http://mizuhobank.co.jp/" xlink:type="simple">mizuhobank.co.jp</text:a></text:p>
          </table:table-cell>
          <table:table-cell office:value-type="string" calcext:value-type="string">
            <text:p>Лото и лотерея</text:p>
          </table:table-cell>
          <table:table-cell office:value-type="float" office:value="4.2" calcext:value-type="float">
            <text:p>4.2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string" calcext:value-type="string">
            <text:p><text:a xlink:href="http://hotwire.com/" xlink:type="simple">hotwire.com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4.2" calcext:value-type="float">
            <text:p>4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://kompas.com/" xlink:type="simple">kompas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<text:a xlink:href="http://1link.ru/" xlink:type="simple">1link.ru</text:a></text:p>
          </table:table-cell>
          <table:table-cell office:value-type="string" calcext:value-type="string">
            <text:p>Платежные системы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958" calcext:value-type="float">
            <text:p>958</text:p>
          </table:table-cell>
          <table:table-cell office:value-type="string" calcext:value-type="string">
            <text:p><text:a xlink:href="http://rising.com.cn/" xlink:type="simple">rising.com.cn</text:a></text:p>
          </table:table-cell>
          <table:table-cell office:value-type="string" calcext:value-type="string">
            <text:p>Антивирусные программы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<text:a xlink:href="http://blurtit.com/" xlink:type="simple">blurtit.com</text:a></text:p>
          </table:table-cell>
          <table:table-cell office:value-type="string" calcext:value-type="string">
            <text:p>Информационный ресурс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newgrounds.com/" xlink:type="simple">newgrounds.com</text:a></text:p>
          </table:table-cell>
          <table:table-cell office:value-type="string" calcext:value-type="string">
            <text:p>Флэш-игры</text:p>
          </table:table-cell>
          <table:table-cell office:value-type="float" office:value="4.2" calcext:value-type="float">
            <text:p>4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<text:a xlink:href="http://mundoanuncio.com/" xlink:type="simple">mundoanuncio.com</text:a></text:p>
          </table:table-cell>
          <table:table-cell office:value-type="string" calcext:value-type="string">
            <text:p>Онлайн объявления</text:p>
          </table:table-cell>
          <table:table-cell office:value-type="float" office:value="4.2" calcext:value-type="float">
            <text:p>4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<text:a xlink:href="http://marktplaats.nl/" xlink:type="simple">marktplaats.nl</text:a></text:p>
          </table:table-cell>
          <table:table-cell office:value-type="string" calcext:value-type="string">
            <text:p>Онлайн объявления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 300.0</text:p>
          </table:table-cell>
        </table:table-row>
        <table:table-row table:style-name="ro4">
          <table:table-cell office:value-type="float" office:value="963" calcext:value-type="float">
            <text:p>963</text:p>
          </table:table-cell>
          <table:table-cell office:value-type="string" calcext:value-type="string">
            <text:p><text:a xlink:href="http://ringtonematcher.com/" xlink:type="simple">ringtonematcher.com</text:a>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964" calcext:value-type="float">
            <text:p>964</text:p>
          </table:table-cell>
          <table:table-cell office:value-type="string" calcext:value-type="string">
            <text:p><text:a xlink:href="http://goal.com/" xlink:type="simple">goal.com</text:a></text:p>
          </table:table-cell>
          <table:table-cell office:value-type="string" calcext:value-type="string">
            <text:p>Информационный ресурс о футболе</text:p>
          </table:table-cell>
          <table:table-cell office:value-type="float" office:value="4.2" calcext:value-type="float">
            <text:p>4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<text:a xlink:href="http://xs8.cn/" xlink:type="simple">xs8.cn</text:a></text:p>
          </table:table-cell>
          <table:table-cell office:value-type="string" calcext:value-type="string">
            <text:p>Электронные книги</text:p>
          </table:table-cell>
          <table:table-cell office:value-type="float" office:value="4.2" calcext:value-type="float">
            <text:p>4.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<text:a xlink:href="http://mthai.com/" xlink:type="simple">mthai.com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.2" calcext:value-type="float">
            <text:p>4.2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967" calcext:value-type="float">
            <text:p>967</text:p>
          </table:table-cell>
          <table:table-cell office:value-type="string" calcext:value-type="string">
            <text:p><text:a xlink:href="http://clarin.com/" xlink:type="simple">clarin.com</text:a></text:p>
          </table:table-cell>
          <table:table-cell office:value-type="string" calcext:value-type="string">
            <text:p>Газеты</text:p>
          </table:table-cell>
          <table:table-cell office:value-type="float" office:value="4.2" calcext:value-type="float">
            <text:p>4.2</text:p>
          </table:table-cell>
          <table:table-cell office:value-type="float" office:value="190" calcext:value-type="float">
            <text:p>190</text:p>
          </table:table-cell>
        </table:table-row>
        <table:table-row table:style-name="ro4">
          <table:table-cell office:value-type="float" office:value="968" calcext:value-type="float">
            <text:p>968</text:p>
          </table:table-cell>
          <table:table-cell office:value-type="string" calcext:value-type="string">
            <text:p><text:a xlink:href="http://openoffice.org/" xlink:type="simple">openoffice.org</text:a>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  <table:table-cell office:value-type="float" office:value="37" calcext:value-type="float">
            <text:p>37</text:p>
          </table:table-cell>
        </table:table-row>
        <table:table-row table:style-name="ro4">
          <table:table-cell office:value-type="float" office:value="969" calcext:value-type="float">
            <text:p>969</text:p>
          </table:table-cell>
          <table:table-cell office:value-type="string" calcext:value-type="string">
            <text:p><text:a xlink:href="http://ciao.de/" xlink:type="simple">ciao.de</text:a>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970" calcext:value-type="float">
            <text:p>970</text:p>
          </table:table-cell>
          <table:table-cell office:value-type="string" calcext:value-type="string">
            <text:p><text:a xlink:href="http://jal.co.jp/" xlink:type="simple">jal.co.jp</text:a></text:p>
          </table:table-cell>
          <table:table-cell office:value-type="string" calcext:value-type="string">
            <text:p>Онлайн бронирование отелей</text:p>
          </table:table-cell>
          <table:table-cell office:value-type="float" office:value="4.2" calcext:value-type="float">
            <text:p>4.2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float" office:value="971" calcext:value-type="float">
            <text:p>971</text:p>
          </table:table-cell>
          <table:table-cell office:value-type="string" calcext:value-type="string">
            <text:p><text:a xlink:href="http://lyrics007.com/" xlink:type="simple">lyrics007.com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972" calcext:value-type="float">
            <text:p>972</text:p>
          </table:table-cell>
          <table:table-cell office:value-type="string" calcext:value-type="string">
            <text:p><text:a xlink:href="http://ovguide.com/" xlink:type="simple">ovguide.com</text:a></text:p>
          </table:table-cell>
          <table:table-cell office:value-type="string" calcext:value-type="string">
            <text:p>Хранилище видео файлов</text:p>
          </table:table-cell>
          <table:table-cell office:value-type="float" office:value="4.2" calcext:value-type="float">
            <text:p>4.2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ultimate-guitar.com/" xlink:type="simple">ultimate-guitar.com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4.2" calcext:value-type="float">
            <text:p>4.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<text:a xlink:href="http://mobile01.com/" xlink:type="simple">mobile01.com</text:a></text:p>
          </table:table-cell>
          <table:table-cell office:value-type="string" calcext:value-type="string">
            <text:p>Мобильные телефоны</text:p>
          </table:table-cell>
          <table:table-cell office:value-type="float" office:value="4.2" calcext:value-type="float">
            <text:p>4.2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office:value-type="float" office:value="975" calcext:value-type="float">
            <text:p>975</text:p>
          </table:table-cell>
          <table:table-cell office:value-type="string" calcext:value-type="string">
            <text:p><text:a xlink:href="http://vdisk.cn/" xlink:type="simple">vdisk.cn</text:a></text:p>
          </table:table-cell>
          <table:table-cell office:value-type="string" calcext:value-type="string">
            <text:p>Программное обеспечение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<text:a xlink:href="http://buy.com/" xlink:type="simple">buy.com</text:a></text:p>
          </table:table-cell>
          <table:table-cell office:value-type="string" calcext:value-type="string">
            <text:p>Онлайн магазины</text:p>
          </table:table-cell>
          <table:table-cell office:value-type="float" office:value="4.2" calcext:value-type="float">
            <text:p>4.2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977" calcext:value-type="float">
            <text:p>977</text:p>
          </table:table-cell>
          <table:table-cell office:value-type="string" calcext:value-type="string">
            <text:p><text:a xlink:href="http://computerbild.de/" xlink:type="simple">computerbild.de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4.2" calcext:value-type="float">
            <text:p>4.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<text:a xlink:href="http://usgs.gov/" xlink:type="simple">usgs.gov</text:a></text:p>
          </table:table-cell>
          <table:table-cell office:value-type="string" calcext:value-type="string">
            <text:p>Геология и архивы</text:p>
          </table:table-cell>
          <table:table-cell office:value-type="float" office:value="4.2" calcext:value-type="float">
            <text:p>4.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<text:a xlink:href="http://te3p.com/" xlink:type="simple">te3p.com</text:a></text:p>
          </table:table-cell>
          <table:table-cell office:value-type="string" calcext:value-type="string">
            <text:p>Интернет-каталоги</text:p>
          </table:table-cell>
          <table:table-cell office:value-type="float" office:value="4.2" calcext:value-type="float">
            <text:p>4.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<text:a xlink:href="http://cooks.com/" xlink:type="simple">cooks.com</text:a></text:p>
          </table:table-cell>
          <table:table-cell office:value-type="string" calcext:value-type="string">
            <text:p>Кулинарные рецепты</text:p>
          </table:table-cell>
          <table:table-cell office:value-type="float" office:value="4.2" calcext:value-type="float">
            <text:p>4.2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float" office:value="981" calcext:value-type="float">
            <text:p>981</text:p>
          </table:table-cell>
          <table:table-cell office:value-type="string" calcext:value-type="string">
            <text:p><text:a xlink:href="http://mcssl.com/" xlink:type="simple">mcssl.com</text:a></text:p>
          </table:table-cell>
          <table:table-cell office:value-type="string" calcext:value-type="string">
            <text:p>Компьютеры и электроника</text:p>
          </table:table-cell>
          <table:table-cell office:value-type="float" office:value="4.2" calcext:value-type="float">
            <text:p>4.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<text:a xlink:href="http://reverso.net/" xlink:type="simple">reverso.net</text:a></text:p>
          </table:table-cell>
          <table:table-cell office:value-type="string" calcext:value-type="string">
            <text:p>Онлайн переводчики</text:p>
          </table:table-cell>
          <table:table-cell office:value-type="float" office:value="4.2" calcext:value-type="float">
            <text:p>4.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<text:a xlink:href="http://merchantcircle.com/" xlink:type="simple">merchantcircle.com</text:a></text:p>
          </table:table-cell>
          <table:table-cell office:value-type="string" calcext:value-type="string">
            <text:p>Маркетинговые услуги</text:p>
          </table:table-cell>
          <table:table-cell office:value-type="float" office:value="4.2" calcext:value-type="float">
            <text:p>4.2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984" calcext:value-type="float">
            <text:p>984</text:p>
          </table:table-cell>
          <table:table-cell office:value-type="string" calcext:value-type="string">
            <text:p><text:a xlink:href="http://tiancity.com/" xlink:type="simple">tiancity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<text:a xlink:href="http://dropbox.com/" xlink:type="simple">dropbox.com</text:a></text:p>
          </table:table-cell>
          <table:table-cell office:value-type="string" calcext:value-type="string">
            <text:p>Мифы и фольклор</text:p>
          </table:table-cell>
          <table:table-cell office:value-type="float" office:value="4.2" calcext:value-type="float">
            <text:p>4.2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float" office:value="986" calcext:value-type="float">
            <text:p>986</text:p>
          </table:table-cell>
          <table:table-cell office:value-type="string" calcext:value-type="string">
            <text:p><text:a xlink:href="http://yfrog.com/" xlink:type="simple">yfrog.com</text:a></text:p>
          </table:table-cell>
          <table:table-cell office:value-type="string" calcext:value-type="string">
            <text:p>Хранилище фото и видео файлов</text:p>
          </table:table-cell>
          <table:table-cell office:value-type="float" office:value="4.2" calcext:value-type="float">
            <text:p>4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<text:a xlink:href="http://tiscali.it/" xlink:type="simple">tiscali.it</text:a></text:p>
          </table:table-cell>
          <table:table-cell office:value-type="string" calcext:value-type="string">
            <text:p>Интернет-порталы</text:p>
          </table:table-cell>
          <table:table-cell office:value-type="float" office:value="4.2" calcext:value-type="float">
            <text:p>4.2</text:p>
          </table:table-cell>
          <table:table-cell office:value-type="float" office:value="210" calcext:value-type="float">
            <text:p>210</text:p>
          </table:table-cell>
        </table:table-row>
        <table:table-row table:style-name="ro4">
          <table:table-cell office:value-type="float" office:value="988" calcext:value-type="float">
            <text:p>988</text:p>
          </table:table-cell>
          <table:table-cell office:value-type="string" calcext:value-type="string">
            <text:p><text:a xlink:href="http://xbox.com/" xlink:type="simple">xbox.com</text:a></text:p>
          </table:table-cell>
          <table:table-cell office:value-type="string" calcext:value-type="string">
            <text:p>Видео игры</text:p>
          </table:table-cell>
          <table:table-cell office:value-type="float" office:value="4.1" calcext:value-type="float">
            <text:p>4.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<text:a xlink:href="http://easy-share.com/" xlink:type="simple">easy-share.com</text:a></text:p>
          </table:table-cell>
          <table:table-cell office:value-type="string" calcext:value-type="string">
            <text:p>Онлайн переводчики</text:p>
          </table:table-cell>
          <table:table-cell office:value-type="float" office:value="4.1" calcext:value-type="float">
            <text:p>4.1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990" calcext:value-type="float">
            <text:p>990</text:p>
          </table:table-cell>
          <table:table-cell office:value-type="string" calcext:value-type="string">
            <text:p><text:a xlink:href="http://autotrader.com/" xlink:type="simple">autotrader.com</text:a></text:p>
          </table:table-cell>
          <table:table-cell office:value-type="string" calcext:value-type="string">
            <text:p>Купля-продажа автомобилей</text:p>
          </table:table-cell>
          <table:table-cell office:value-type="float" office:value="4.1" calcext:value-type="float">
            <text:p>4.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<text:a xlink:href="http://gotomeeting.com/" xlink:type="simple">gotomeeting.com</text:a></text:p>
          </table:table-cell>
          <table:table-cell office:value-type="string" calcext:value-type="string">
            <text:p>Телеконференции</text:p>
          </table:table-cell>
          <table:table-cell office:value-type="float" office:value="4.1" calcext:value-type="float">
            <text:p>4.1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float" office:value="992" calcext:value-type="float">
            <text:p>992</text:p>
          </table:table-cell>
          <table:table-cell office:value-type="string" calcext:value-type="string">
            <text:p><text:a xlink:href="http://download-gate.com/" xlink:type="simple">download-gate.com</text:a></text:p>
          </table:table-cell>
          <table:table-cell office:value-type="string" calcext:value-type="string">
            <text:p>Музыкальные файлы и тексты</text:p>
          </table:table-cell>
          <table:table-cell office:value-type="float" office:value="4.1" calcext:value-type="float">
            <text:p>4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a xlink:href="http://nfl.com/" xlink:type="simple">nfl.com</text:a></text:p>
          </table:table-cell>
          <table:table-cell office:value-type="string" calcext:value-type="string">
            <text:p>Спортивные новости</text:p>
          </table:table-cell>
          <table:table-cell office:value-type="float" office:value="4.1" calcext:value-type="float">
            <text:p>4.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<text:a xlink:href="http://experts-exchange.com/" xlink:type="simple">experts-exchange.com</text:a></text:p>
          </table:table-cell>
          <table:table-cell office:value-type="string" calcext:value-type="string">
            <text:p>Техническая поддержка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995" calcext:value-type="float">
            <text:p>995</text:p>
          </table:table-cell>
          <table:table-cell office:value-type="string" calcext:value-type="string">
            <text:p><text:a xlink:href="http://cool.ne.jp/" xlink:type="simple">cool.ne.jp</text:a></text:p>
          </table:table-cell>
          <table:table-cell office:value-type="string" calcext:value-type="string">
            <text:p>Web-хостинг (регистратор доменов)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<text:a xlink:href="http://fx120.net/" xlink:type="simple">fx120.net</text:a></text:p>
          </table:table-cell>
          <table:table-cell office:value-type="string" calcext:value-type="string">
            <text:p>Здоровье</text:p>
          </table:table-cell>
          <table:table-cell office:value-type="float" office:value="4.1" calcext:value-type="float">
            <text:p>4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<text:a xlink:href="http://ntv.co.jp/" xlink:type="simple">ntv.co.jp</text:a></text:p>
          </table:table-cell>
          <table:table-cell office:value-type="string" calcext:value-type="string">
            <text:p>Телевизионные сети</text:p>
          </table:table-cell>
          <table:table-cell office:value-type="float" office:value="4.1" calcext:value-type="float">
            <text:p>4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<text:a xlink:href="http://meinvz.net/" xlink:type="simple">meinvz.net</text:a></text:p>
          </table:table-cell>
          <table:table-cell office:value-type="string" calcext:value-type="string">
            <text:p>Социальные сети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 700.0</text:p>
          </table:table-cell>
        </table:table-row>
        <table:table-row table:style-name="ro4">
          <table:table-cell office:value-type="float" office:value="999" calcext:value-type="float">
            <text:p>999</text:p>
          </table:table-cell>
          <table:table-cell office:value-type="string" calcext:value-type="string">
            <text:p><text:a xlink:href="http://king.com/" xlink:type="simple">king.com</text:a></text:p>
          </table:table-cell>
          <table:table-cell office:value-type="string" calcext:value-type="string">
            <text:p>Онлайн игры</text:p>
          </table:table-cell>
          <table:table-cell office:value-type="float" office:value="4.1" calcext:value-type="float">
            <text:p>4.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virginmedia.com/" xlink:type="simple">virginmedia.com</text:a></text:p>
          </table:table-cell>
          <table:table-cell office:value-type="string" calcext:value-type="string">
            <text:p>Развлекательный ресурс</text:p>
          </table:table-cell>
          <table:table-cell office:value-type="float" office:value="4.1" calcext:value-type="float">
            <text:p>4.1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4:08:18.943748754</meta:creation-date>
    <dc:date>2021-02-08T14:08:55.631715865</dc:date>
    <meta:editing-duration>PT40S</meta:editing-duration>
    <meta:editing-cycles>1</meta:editing-cycles>
    <meta:document-statistic meta:table-count="1" meta:cell-count="4998" meta:object-count="0"/>
    <meta:generator>LibreOffice/7.0.3.1$Linux_X86_64 LibreOffice_project/00$Build-1</meta:generator>
  </office:meta>
</office:document-meta>
</file>